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FreeSans1" svg:font-family="Free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4.101cm"/>
    </style:style>
    <style:style style:name="Tableau1.B" style:family="table-column">
      <style:table-column-properties style:column-width="12.91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Preformatted_20_Text">
      <style:paragraph-properties fo:margin-top="0cm" fo:margin-bottom="0.499cm" loext:contextual-spacing="false"/>
    </style:style>
    <style:style style:name="P2" style:family="paragraph" style:parent-style-name="Text_20_body">
      <style:text-properties officeooo:rsid="0017d306" officeooo:paragraph-rsid="0017d306"/>
    </style:style>
    <style:style style:name="P3" style:family="paragraph" style:parent-style-name="Text_20_body">
      <style:text-properties officeooo:rsid="001d99bf" officeooo:paragraph-rsid="001d99bf"/>
    </style:style>
    <style:style style:name="P4" style:family="paragraph" style:parent-style-name="Text_20_body">
      <style:text-properties officeooo:rsid="0020cf28" officeooo:paragraph-rsid="0020cf28"/>
    </style:style>
    <style:style style:name="P5" style:family="paragraph" style:parent-style-name="Text_20_body">
      <style:text-properties officeooo:rsid="001ad6f8" officeooo:paragraph-rsid="001ad6f8"/>
    </style:style>
    <style:style style:name="P6" style:family="paragraph" style:parent-style-name="Text_20_body">
      <style:text-properties officeooo:rsid="0034cc6a"/>
    </style:style>
    <style:style style:name="P7" style:family="paragraph" style:parent-style-name="Text_20_body">
      <style:text-properties officeooo:rsid="0034cc6a" officeooo:paragraph-rsid="0034cc6a"/>
    </style:style>
    <style:style style:name="P8" style:family="paragraph" style:parent-style-name="Text_20_body">
      <style:text-properties officeooo:paragraph-rsid="0034cc6a"/>
    </style:style>
    <style:style style:name="P9" style:family="paragraph" style:parent-style-name="Text_20_body">
      <style:text-properties officeooo:paragraph-rsid="003533f3"/>
    </style:style>
    <style:style style:name="P10" style:family="paragraph" style:parent-style-name="Text_20_body">
      <style:text-properties officeooo:rsid="003533f3" officeooo:paragraph-rsid="003533f3"/>
    </style:style>
    <style:style style:name="P11" style:family="paragraph" style:parent-style-name="Text_20_body">
      <style:text-properties officeooo:rsid="0035bd55" officeooo:paragraph-rsid="0035bd55"/>
    </style:style>
    <style:style style:name="P12" style:family="paragraph" style:parent-style-name="Text_20_body">
      <style:text-properties officeooo:rsid="0037ed38" officeooo:paragraph-rsid="0037ed38"/>
    </style:style>
    <style:style style:name="P13" style:family="paragraph" style:parent-style-name="Text_20_body">
      <style:text-properties officeooo:rsid="00382621" officeooo:paragraph-rsid="00382621"/>
    </style:style>
    <style:style style:name="P14" style:family="paragraph" style:parent-style-name="Text_20_body">
      <style:text-properties officeooo:rsid="00395f39" officeooo:paragraph-rsid="00395f39"/>
    </style:style>
    <style:style style:name="P15" style:family="paragraph" style:parent-style-name="Text_20_body">
      <style:text-properties officeooo:rsid="003ad8c1" officeooo:paragraph-rsid="003ad8c1"/>
    </style:style>
    <style:style style:name="P16" style:family="paragraph" style:parent-style-name="Text_20_body">
      <style:text-properties officeooo:rsid="003b6146" officeooo:paragraph-rsid="003b6146"/>
    </style:style>
    <style:style style:name="P17" style:family="paragraph" style:parent-style-name="Text_20_body">
      <style:text-properties officeooo:rsid="003c89e3" officeooo:paragraph-rsid="003c89e3"/>
    </style:style>
    <style:style style:name="P18" style:family="paragraph" style:parent-style-name="Text_20_body">
      <style:text-properties officeooo:rsid="003da059" officeooo:paragraph-rsid="003da059"/>
    </style:style>
    <style:style style:name="P19" style:family="paragraph" style:parent-style-name="Text_20_body">
      <style:text-properties officeooo:rsid="004061d3" officeooo:paragraph-rsid="004061d3"/>
    </style:style>
    <style:style style:name="P20" style:family="paragraph" style:parent-style-name="Text_20_body">
      <style:text-properties officeooo:rsid="0041a9c5" officeooo:paragraph-rsid="0041a9c5"/>
    </style:style>
    <style:style style:name="P21" style:family="paragraph" style:parent-style-name="Text_20_body">
      <style:text-properties officeooo:rsid="00427465" officeooo:paragraph-rsid="00427465"/>
    </style:style>
    <style:style style:name="P22" style:family="paragraph" style:parent-style-name="Text_20_body">
      <style:text-properties officeooo:paragraph-rsid="0046d10c"/>
    </style:style>
    <style:style style:name="P23" style:family="paragraph" style:parent-style-name="Text_20_body">
      <style:text-properties officeooo:rsid="00472ab0" officeooo:paragraph-rsid="00472ab0"/>
    </style:style>
    <style:style style:name="P24" style:family="paragraph" style:parent-style-name="Text_20_body">
      <style:text-properties officeooo:rsid="004926d0" officeooo:paragraph-rsid="004926d0"/>
    </style:style>
    <style:style style:name="P25" style:family="paragraph" style:parent-style-name="Text_20_body">
      <style:text-properties officeooo:rsid="0049e489" officeooo:paragraph-rsid="0049e489"/>
    </style:style>
    <style:style style:name="P26" style:family="paragraph" style:parent-style-name="Text_20_body">
      <style:text-properties officeooo:rsid="004ae739" officeooo:paragraph-rsid="004ae739"/>
    </style:style>
    <style:style style:name="P27" style:family="paragraph" style:parent-style-name="Text_20_body">
      <style:text-properties officeooo:rsid="004d07d9" officeooo:paragraph-rsid="004d07d9"/>
    </style:style>
    <style:style style:name="P28" style:family="paragraph" style:parent-style-name="Text_20_body">
      <style:text-properties officeooo:rsid="004e0abd" officeooo:paragraph-rsid="004e0abd"/>
    </style:style>
    <style:style style:name="P29" style:family="paragraph" style:parent-style-name="Text_20_body">
      <style:text-properties officeooo:rsid="004e1427" officeooo:paragraph-rsid="004e1427"/>
    </style:style>
    <style:style style:name="P30" style:family="paragraph" style:parent-style-name="Text_20_body">
      <style:text-properties officeooo:rsid="004fe7ba" officeooo:paragraph-rsid="004fe7ba"/>
    </style:style>
    <style:style style:name="P31" style:family="paragraph" style:parent-style-name="Text_20_body">
      <style:text-properties officeooo:rsid="00451e8b" officeooo:paragraph-rsid="0046d10c"/>
    </style:style>
    <style:style style:name="P32" style:family="paragraph" style:parent-style-name="Text_20_body">
      <style:text-properties officeooo:rsid="0051abab" officeooo:paragraph-rsid="0051abab"/>
    </style:style>
    <style:style style:name="P33" style:family="paragraph" style:parent-style-name="Text_20_body">
      <style:text-properties officeooo:rsid="0052641a" officeooo:paragraph-rsid="0052641a"/>
    </style:style>
    <style:style style:name="P34" style:family="paragraph" style:parent-style-name="Text_20_body">
      <style:text-properties officeooo:rsid="0052641a" officeooo:paragraph-rsid="00570547"/>
    </style:style>
    <style:style style:name="P35" style:family="paragraph" style:parent-style-name="Text_20_body">
      <style:text-properties officeooo:rsid="00570547" officeooo:paragraph-rsid="00581676"/>
    </style:style>
    <style:style style:name="P36" style:family="paragraph" style:parent-style-name="Text_20_body">
      <style:text-properties officeooo:rsid="00570547" officeooo:paragraph-rsid="00570547"/>
    </style:style>
    <style:style style:name="P37" style:family="paragraph" style:parent-style-name="Text_20_body">
      <style:text-properties officeooo:rsid="0059357f" officeooo:paragraph-rsid="0059357f"/>
    </style:style>
    <style:style style:name="P38" style:family="paragraph" style:parent-style-name="Text_20_body">
      <style:text-properties officeooo:rsid="005ae8e9" officeooo:paragraph-rsid="005ae8e9"/>
    </style:style>
    <style:style style:name="P39" style:family="paragraph" style:parent-style-name="Text_20_body">
      <style:text-properties officeooo:rsid="00611c93" officeooo:paragraph-rsid="00611c93"/>
    </style:style>
    <style:style style:name="P40" style:family="paragraph" style:parent-style-name="Text_20_body">
      <style:text-properties officeooo:rsid="0065d7a9" officeooo:paragraph-rsid="00661158"/>
    </style:style>
    <style:style style:name="P41" style:family="paragraph" style:parent-style-name="Text_20_body">
      <style:text-properties officeooo:rsid="00669330" officeooo:paragraph-rsid="00669330"/>
    </style:style>
    <style:style style:name="P42" style:family="paragraph" style:parent-style-name="Text_20_body">
      <style:text-properties officeooo:rsid="00669330" officeooo:paragraph-rsid="00702191"/>
    </style:style>
    <style:style style:name="P43" style:family="paragraph" style:parent-style-name="Text_20_body">
      <style:text-properties officeooo:rsid="0069e7ee" officeooo:paragraph-rsid="0069e7ee"/>
    </style:style>
    <style:style style:name="P44" style:family="paragraph" style:parent-style-name="Text_20_body">
      <style:text-properties officeooo:paragraph-rsid="0069e7ee"/>
    </style:style>
    <style:style style:name="P45" style:family="paragraph" style:parent-style-name="Text_20_body">
      <style:text-properties officeooo:rsid="006c58dc" officeooo:paragraph-rsid="006c58dc"/>
    </style:style>
    <style:style style:name="P46" style:family="paragraph" style:parent-style-name="Text_20_body">
      <style:text-properties officeooo:rsid="006dff3f" officeooo:paragraph-rsid="006dff3f"/>
    </style:style>
    <style:style style:name="P47" style:family="paragraph" style:parent-style-name="Text_20_body">
      <style:text-properties officeooo:rsid="006f253d" officeooo:paragraph-rsid="006f253d"/>
    </style:style>
    <style:style style:name="P48" style:family="paragraph" style:parent-style-name="Text_20_body">
      <style:text-properties officeooo:rsid="00736505" officeooo:paragraph-rsid="00736505"/>
    </style:style>
    <style:style style:name="P49" style:family="paragraph" style:parent-style-name="Text_20_body">
      <style:text-properties officeooo:rsid="00765c17" officeooo:paragraph-rsid="00765c17"/>
    </style:style>
    <style:style style:name="P50" style:family="paragraph" style:parent-style-name="Text_20_body">
      <style:text-properties officeooo:rsid="0076d4ec" officeooo:paragraph-rsid="0076d4ec"/>
    </style:style>
    <style:style style:name="P51" style:family="paragraph" style:parent-style-name="Text_20_body">
      <style:text-properties officeooo:rsid="007aa3d3" officeooo:paragraph-rsid="007aa3d3"/>
    </style:style>
    <style:style style:name="P52" style:family="paragraph" style:parent-style-name="Text_20_body">
      <style:text-properties officeooo:rsid="007b3fb7" officeooo:paragraph-rsid="007b3fb7"/>
    </style:style>
    <style:style style:name="P53" style:family="paragraph" style:parent-style-name="Text_20_body">
      <style:text-properties officeooo:rsid="007b5488" officeooo:paragraph-rsid="007b5488"/>
    </style:style>
    <style:style style:name="P54" style:family="paragraph" style:parent-style-name="Text_20_body">
      <style:text-properties officeooo:rsid="007df608" officeooo:paragraph-rsid="007df608"/>
    </style:style>
    <style:style style:name="P55" style:family="paragraph" style:parent-style-name="Text_20_body">
      <style:text-properties officeooo:rsid="007f9dc4" officeooo:paragraph-rsid="007f9dc4"/>
    </style:style>
    <style:style style:name="P56" style:family="paragraph" style:parent-style-name="Text_20_body">
      <style:text-properties officeooo:rsid="007c10e1" officeooo:paragraph-rsid="007df608"/>
    </style:style>
    <style:style style:name="P57" style:family="paragraph" style:parent-style-name="Text_20_body">
      <style:text-properties officeooo:rsid="00827ffd" officeooo:paragraph-rsid="00858c9a"/>
    </style:style>
    <style:style style:name="P58" style:family="paragraph" style:parent-style-name="Text_20_body">
      <style:text-properties officeooo:rsid="00827ffd" officeooo:paragraph-rsid="0088f4ff"/>
    </style:style>
    <style:style style:name="P59" style:family="paragraph" style:parent-style-name="Text_20_body">
      <style:text-properties officeooo:rsid="0088f4ff" officeooo:paragraph-rsid="008a9b62"/>
    </style:style>
    <style:style style:name="P60" style:family="paragraph" style:parent-style-name="Text_20_body">
      <style:text-properties officeooo:rsid="008bd9c9" officeooo:paragraph-rsid="008bd9c9"/>
    </style:style>
    <style:style style:name="P61" style:family="paragraph" style:parent-style-name="Text_20_body">
      <style:text-properties officeooo:rsid="008d4e80" officeooo:paragraph-rsid="008d4e80"/>
    </style:style>
    <style:style style:name="P62" style:family="paragraph" style:parent-style-name="Text_20_body">
      <style:text-properties officeooo:rsid="008e2337" officeooo:paragraph-rsid="008e2337"/>
    </style:style>
    <style:style style:name="P63" style:family="paragraph" style:parent-style-name="Text_20_body">
      <style:text-properties officeooo:rsid="008e2337" officeooo:paragraph-rsid="008f1730"/>
    </style:style>
    <style:style style:name="P64" style:family="paragraph" style:parent-style-name="Text_20_body">
      <style:text-properties officeooo:rsid="0090c9f9" officeooo:paragraph-rsid="0090c9f9"/>
    </style:style>
    <style:style style:name="P65" style:family="paragraph" style:parent-style-name="Text_20_body">
      <style:text-properties officeooo:rsid="0099becc" officeooo:paragraph-rsid="0099becc"/>
    </style:style>
    <style:style style:name="P66" style:family="paragraph" style:parent-style-name="Text_20_body">
      <style:text-properties officeooo:rsid="009ee79e" officeooo:paragraph-rsid="009ee79e"/>
    </style:style>
    <style:style style:name="P67" style:family="paragraph" style:parent-style-name="Text_20_body">
      <style:text-properties officeooo:rsid="00a2c705" officeooo:paragraph-rsid="00a2c705"/>
    </style:style>
    <style:style style:name="P68" style:family="paragraph" style:parent-style-name="Text_20_body">
      <style:text-properties officeooo:paragraph-rsid="00a55200"/>
    </style:style>
    <style:style style:name="P69" style:family="paragraph" style:parent-style-name="Text_20_body">
      <style:text-properties officeooo:rsid="00a8d7fb" officeooo:paragraph-rsid="00a8d7fb"/>
    </style:style>
    <style:style style:name="P70" style:family="paragraph" style:parent-style-name="Text_20_body">
      <style:text-properties officeooo:rsid="00aa4286" officeooo:paragraph-rsid="00aa4286"/>
    </style:style>
    <style:style style:name="P71" style:family="paragraph" style:parent-style-name="Text_20_body">
      <style:text-properties officeooo:rsid="00abd83f" officeooo:paragraph-rsid="00abd83f"/>
    </style:style>
    <style:style style:name="P72" style:family="paragraph" style:parent-style-name="Text_20_body">
      <style:text-properties officeooo:rsid="00ae46cd" officeooo:paragraph-rsid="00ae46cd"/>
    </style:style>
    <style:style style:name="P73" style:family="paragraph" style:parent-style-name="Text_20_body">
      <style:text-properties officeooo:paragraph-rsid="00aeb0a6"/>
    </style:style>
    <style:style style:name="P74" style:family="paragraph" style:parent-style-name="Text_20_body">
      <style:text-properties officeooo:rsid="00aeb0a6" officeooo:paragraph-rsid="00aeb0a6"/>
    </style:style>
    <style:style style:name="P75" style:family="paragraph" style:parent-style-name="Text_20_body">
      <style:text-properties officeooo:rsid="00aeb0a6" officeooo:paragraph-rsid="00afc75a"/>
    </style:style>
    <style:style style:name="P76" style:family="paragraph" style:parent-style-name="Text_20_body">
      <style:text-properties officeooo:rsid="00b1829d" officeooo:paragraph-rsid="00b1829d"/>
    </style:style>
    <style:style style:name="P77" style:family="paragraph" style:parent-style-name="Text_20_body">
      <style:text-properties officeooo:rsid="00b43dff" officeooo:paragraph-rsid="00b43dff"/>
    </style:style>
    <style:style style:name="P78" style:family="paragraph" style:parent-style-name="Preformatted_20_Text">
      <style:text-properties officeooo:rsid="001f37ee"/>
    </style:style>
    <style:style style:name="P79" style:family="paragraph" style:parent-style-name="Preformatted_20_Text">
      <style:text-properties officeooo:rsid="001f37ee" officeooo:paragraph-rsid="001f37ee"/>
    </style:style>
    <style:style style:name="P80" style:family="paragraph" style:parent-style-name="Preformatted_20_Text">
      <style:text-properties officeooo:rsid="003ad8c1" officeooo:paragraph-rsid="003ad8c1"/>
    </style:style>
    <style:style style:name="P81" style:family="paragraph" style:parent-style-name="Preformatted_20_Text">
      <style:text-properties officeooo:rsid="003ad8c1" officeooo:paragraph-rsid="003b1908"/>
    </style:style>
    <style:style style:name="P82" style:family="paragraph" style:parent-style-name="Preformatted_20_Text">
      <style:text-properties officeooo:paragraph-rsid="003ad8c1"/>
    </style:style>
    <style:style style:name="P83" style:family="paragraph" style:parent-style-name="Preformatted_20_Text">
      <style:text-properties officeooo:paragraph-rsid="003ef1fd"/>
    </style:style>
    <style:style style:name="P84" style:family="paragraph" style:parent-style-name="Preformatted_20_Text">
      <style:text-properties officeooo:rsid="0041a9c5" officeooo:paragraph-rsid="0041a9c5"/>
    </style:style>
    <style:style style:name="P85" style:family="paragraph" style:parent-style-name="Preformatted_20_Text">
      <style:text-properties officeooo:rsid="004c5472" officeooo:paragraph-rsid="004c5472"/>
    </style:style>
    <style:style style:name="P86" style:family="paragraph" style:parent-style-name="Preformatted_20_Text">
      <style:text-properties officeooo:paragraph-rsid="004d07d9"/>
    </style:style>
    <style:style style:name="P87" style:family="paragraph" style:parent-style-name="Preformatted_20_Text">
      <style:text-properties officeooo:rsid="004e1427" officeooo:paragraph-rsid="004e1427"/>
    </style:style>
    <style:style style:name="P88" style:family="paragraph" style:parent-style-name="Preformatted_20_Text">
      <style:text-properties fo:font-weight="bold" style:font-weight-asian="bold" style:font-weight-complex="bold"/>
    </style:style>
    <style:style style:name="P89" style:family="paragraph" style:parent-style-name="Preformatted_20_Text">
      <style:text-properties fo:font-weight="bold" officeooo:rsid="009d027d" officeooo:paragraph-rsid="009d027d" style:font-weight-asian="bold" style:font-weight-complex="bold"/>
    </style:style>
    <style:style style:name="P90" style:family="paragraph" style:parent-style-name="Preformatted_20_Text">
      <style:text-properties fo:font-weight="bold" officeooo:rsid="009ee79e" officeooo:paragraph-rsid="009ee79e" style:font-weight-asian="bold" style:font-weight-complex="bold"/>
    </style:style>
    <style:style style:name="P91" style:family="paragraph" style:parent-style-name="Preformatted_20_Text">
      <style:text-properties fo:font-weight="bold" officeooo:rsid="009ee79e" officeooo:paragraph-rsid="00a099ca" style:font-weight-asian="bold" style:font-weight-complex="bold"/>
    </style:style>
    <style:style style:name="P92" style:family="paragraph" style:parent-style-name="Preformatted_20_Text">
      <style:text-properties officeooo:rsid="0052641a" officeooo:paragraph-rsid="0052641a"/>
    </style:style>
    <style:style style:name="P93" style:family="paragraph" style:parent-style-name="Preformatted_20_Text">
      <style:text-properties officeooo:paragraph-rsid="00640a19"/>
    </style:style>
    <style:style style:name="P94" style:family="paragraph" style:parent-style-name="Preformatted_20_Text">
      <style:text-properties officeooo:rsid="00640a19" officeooo:paragraph-rsid="00640a19"/>
    </style:style>
    <style:style style:name="P95" style:family="paragraph" style:parent-style-name="Preformatted_20_Text">
      <style:text-properties officeooo:paragraph-rsid="006c58dc"/>
    </style:style>
    <style:style style:name="P96" style:family="paragraph" style:parent-style-name="Preformatted_20_Text">
      <style:text-properties officeooo:rsid="0078a427" officeooo:paragraph-rsid="0078a427"/>
    </style:style>
    <style:style style:name="P97" style:family="paragraph" style:parent-style-name="Preformatted_20_Text">
      <style:text-properties officeooo:paragraph-rsid="007df608"/>
    </style:style>
    <style:style style:name="P98" style:family="paragraph" style:parent-style-name="Preformatted_20_Text">
      <style:text-properties officeooo:rsid="0088f4ff" officeooo:paragraph-rsid="0088f4ff"/>
    </style:style>
    <style:style style:name="P99" style:family="paragraph" style:parent-style-name="Preformatted_20_Text">
      <style:text-properties officeooo:paragraph-rsid="008bd9c9"/>
    </style:style>
    <style:style style:name="P100" style:family="paragraph" style:parent-style-name="Preformatted_20_Text">
      <loext:graphic-properties draw:fill="solid" draw:fill-color="#e6e6ff" draw:opacity="100%"/>
      <style:paragraph-properties fo:background-color="#e6e6ff"/>
    </style:style>
    <style:style style:name="P101" style:family="paragraph" style:parent-style-name="Preformatted_20_Text">
      <loext:graphic-properties draw:fill="solid" draw:fill-color="#e6e6ff" draw:opacity="100%"/>
      <style:paragraph-properties fo:background-color="#e6e6ff"/>
      <style:text-properties officeooo:rsid="008e2337" officeooo:paragraph-rsid="008e2337"/>
    </style:style>
    <style:style style:name="P102" style:family="paragraph" style:parent-style-name="Preformatted_20_Text">
      <loext:graphic-properties draw:fill="solid" draw:fill-color="#e6e6ff" draw:opacity="100%"/>
      <style:paragraph-properties fo:background-color="#e6e6ff"/>
      <style:text-properties officeooo:rsid="008e2337" officeooo:paragraph-rsid="008f1730"/>
    </style:style>
    <style:style style:name="P103" style:family="paragraph" style:parent-style-name="Preformatted_20_Text">
      <loext:graphic-properties draw:fill="solid" draw:fill-color="#e6e6ff" draw:opacity="100%"/>
      <style:paragraph-properties fo:background-color="#e6e6ff"/>
      <style:text-properties officeooo:rsid="008e2337" officeooo:paragraph-rsid="008e2337" fo:background-color="#ffff00"/>
    </style:style>
    <style:style style:name="P104" style:family="paragraph" style:parent-style-name="Preformatted_20_Text">
      <loext:graphic-properties draw:fill="solid" draw:fill-color="#e6e6ff" draw:opacity="100%"/>
      <style:paragraph-properties fo:background-color="#e6e6ff"/>
      <style:text-properties officeooo:rsid="008e2337" officeooo:paragraph-rsid="008f1730" fo:background-color="#ffff00"/>
    </style:style>
    <style:style style:name="P105" style:family="paragraph" style:parent-style-name="Preformatted_20_Text">
      <loext:graphic-properties draw:fill="solid" draw:fill-color="#e6e6ff" draw:opacity="100%"/>
      <style:paragraph-properties fo:background-color="#e6e6ff"/>
      <style:text-properties fo:background-color="#ffff00"/>
    </style:style>
    <style:style style:name="P106" style:family="paragraph" style:parent-style-name="Preformatted_20_Text">
      <loext:graphic-properties draw:fill="solid" draw:fill-color="#e6e6ff" draw:opacity="100%"/>
      <style:paragraph-properties fo:background-color="#e6e6ff"/>
      <style:text-properties officeooo:paragraph-rsid="008f1730" fo:background-color="#ffff00"/>
    </style:style>
    <style:style style:name="P107" style:family="paragraph" style:parent-style-name="Preformatted_20_Text">
      <loext:graphic-properties draw:fill="solid" draw:fill-color="#e6e6ff" draw:opacity="100%"/>
      <style:paragraph-properties fo:background-color="#e6e6ff"/>
      <style:text-properties officeooo:rsid="008f1730" officeooo:paragraph-rsid="008f1730"/>
    </style:style>
    <style:style style:name="P108" style:family="paragraph" style:parent-style-name="Preformatted_20_Text">
      <loext:graphic-properties draw:fill="solid" draw:fill-color="#e6e6ff" draw:opacity="100%"/>
      <style:paragraph-properties fo:background-color="#e6e6ff"/>
      <style:text-properties officeooo:paragraph-rsid="008f1730"/>
    </style:style>
    <style:style style:name="P109" style:family="paragraph" style:parent-style-name="Preformatted_20_Text">
      <loext:graphic-properties draw:fill="solid" draw:fill-color="#e6e6ff" draw:opacity="100%"/>
      <style:paragraph-properties fo:background-color="#e6e6ff"/>
      <style:text-properties officeooo:rsid="0090c9f9" officeooo:paragraph-rsid="0090c9f9"/>
    </style:style>
    <style:style style:name="P110" style:family="paragraph" style:parent-style-name="Preformatted_20_Text">
      <style:text-properties officeooo:rsid="009b56e1"/>
    </style:style>
    <style:style style:name="P111" style:family="paragraph" style:parent-style-name="Preformatted_20_Text">
      <style:text-properties style:font-name="Liberation Mono"/>
    </style:style>
    <style:style style:name="P112" style:family="paragraph" style:parent-style-name="Preformatted_20_Text">
      <style:text-properties style:font-name="Liberation Mono" fo:font-weight="bold" officeooo:rsid="009b56e1" officeooo:paragraph-rsid="009b56e1" style:font-weight-asian="bold" style:font-weight-complex="bold"/>
    </style:style>
    <style:style style:name="P113" style:family="paragraph" style:parent-style-name="Preformatted_20_Text">
      <style:text-properties style:font-name="Liberation Mono" officeooo:rsid="009b56e1" officeooo:paragraph-rsid="009b56e1"/>
    </style:style>
    <style:style style:name="P114" style:family="paragraph" style:parent-style-name="Preformatted_20_Text">
      <style:text-properties officeooo:rsid="009d027d" officeooo:paragraph-rsid="009d027d"/>
    </style:style>
    <style:style style:name="P115" style:family="paragraph" style:parent-style-name="Preformatted_20_Text">
      <style:text-properties officeooo:rsid="009ee79e" officeooo:paragraph-rsid="009ee79e"/>
    </style:style>
    <style:style style:name="P116" style:family="paragraph" style:parent-style-name="Preformatted_20_Text">
      <style:text-properties officeooo:rsid="009ee79e" officeooo:paragraph-rsid="00a099ca"/>
    </style:style>
    <style:style style:name="P117" style:family="paragraph" style:parent-style-name="Preformatted_20_Text">
      <style:text-properties officeooo:rsid="00a099ca" officeooo:paragraph-rsid="00a099ca"/>
    </style:style>
    <style:style style:name="P118" style:family="paragraph" style:parent-style-name="Preformatted_20_Text">
      <style:text-properties officeooo:rsid="00aa5258" officeooo:paragraph-rsid="00aa5258"/>
    </style:style>
    <style:style style:name="P119" style:family="paragraph" style:parent-style-name="Heading_20_4">
      <style:text-properties officeooo:rsid="00736505" officeooo:paragraph-rsid="00736505"/>
    </style:style>
    <style:style style:name="P120" style:family="paragraph" style:parent-style-name="Heading_20_4">
      <style:text-properties officeooo:paragraph-rsid="00a099ca"/>
    </style:style>
    <style:style style:name="P121" style:family="paragraph" style:parent-style-name="Text_20_body" style:list-style-name="L1"/>
    <style:style style:name="P122" style:family="paragraph" style:parent-style-name="Text_20_body" style:list-style-name="L2"/>
    <style:style style:name="P123" style:family="paragraph" style:parent-style-name="Text_20_body" style:list-style-name="L3"/>
    <style:style style:name="P124" style:family="paragraph" style:parent-style-name="Text_20_body" style:list-style-name="L4"/>
    <style:style style:name="P125" style:family="paragraph" style:parent-style-name="Text_20_body" style:list-style-name="L5"/>
    <style:style style:name="P126" style:family="paragraph" style:parent-style-name="Text_20_body" style:list-style-name="L6">
      <style:text-properties officeooo:rsid="003b6146" officeooo:paragraph-rsid="003b6146"/>
    </style:style>
    <style:style style:name="P127" style:family="paragraph" style:parent-style-name="Text_20_body" style:list-style-name="L6">
      <style:text-properties officeooo:rsid="003b6146" officeooo:paragraph-rsid="003c89e3"/>
    </style:style>
    <style:style style:name="P128" style:family="paragraph" style:parent-style-name="Text_20_body" style:list-style-name="L7">
      <style:text-properties officeooo:rsid="00451e8b" officeooo:paragraph-rsid="0046d10c"/>
    </style:style>
    <style:style style:name="P129" style:family="paragraph" style:parent-style-name="Text_20_body" style:list-style-name="L8">
      <style:text-properties officeooo:rsid="00570547" officeooo:paragraph-rsid="00570547"/>
    </style:style>
    <style:style style:name="P130" style:family="paragraph" style:parent-style-name="Text_20_body" style:list-style-name="L9">
      <style:text-properties officeooo:rsid="00570547" officeooo:paragraph-rsid="00570547"/>
    </style:style>
    <style:style style:name="P131" style:family="paragraph" style:parent-style-name="Text_20_body" style:list-style-name="L9">
      <style:text-properties officeooo:rsid="00570547" officeooo:paragraph-rsid="00581676"/>
    </style:style>
    <style:style style:name="P132" style:family="paragraph" style:parent-style-name="Text_20_body" style:list-style-name="L9">
      <style:text-properties officeooo:rsid="00581676" officeooo:paragraph-rsid="00581676"/>
    </style:style>
    <style:style style:name="P133" style:family="paragraph" style:parent-style-name="Text_20_body" style:list-style-name="L10"/>
    <style:style style:name="P134" style:family="paragraph" style:parent-style-name="Text_20_body" style:list-style-name="L11">
      <style:text-properties officeooo:rsid="007f9dc4" officeooo:paragraph-rsid="007f9dc4"/>
    </style:style>
    <style:style style:name="P135" style:family="paragraph" style:parent-style-name="Text_20_body" style:list-style-name="L12">
      <style:text-properties officeooo:rsid="00b43dff" officeooo:paragraph-rsid="00b43dff"/>
    </style:style>
    <style:style style:name="P136" style:family="paragraph" style:parent-style-name="Text_20_body">
      <style:text-properties officeooo:rsid="00b55ce4" officeooo:paragraph-rsid="00b55ce4"/>
    </style:style>
    <style:style style:name="P137" style:family="paragraph" style:parent-style-name="Text_20_body">
      <style:text-properties officeooo:rsid="00b64cab" officeooo:paragraph-rsid="00b64cab"/>
    </style:style>
    <style:style style:name="P138" style:family="paragraph" style:parent-style-name="Text_20_body" style:list-style-name="L10">
      <style:paragraph-properties fo:margin-top="0cm" fo:margin-bottom="0cm" loext:contextual-spacing="false"/>
    </style:style>
    <style:style style:name="P139" style:family="paragraph" style:parent-style-name="Preformatted_20_Text" style:list-style-name="L11">
      <style:text-properties officeooo:paragraph-rsid="007f9dc4"/>
    </style:style>
    <style:style style:name="P140" style:family="paragraph" style:parent-style-name="Heading_20_2">
      <style:text-properties officeooo:rsid="008d4e80" officeooo:paragraph-rsid="008d4e80"/>
    </style:style>
    <style:style style:name="P141" style:family="paragraph" style:parent-style-name="Heading_20_2">
      <style:text-properties officeooo:paragraph-rsid="00aeb0a6"/>
    </style:style>
    <style:style style:name="P142" style:family="paragraph" style:parent-style-name="Heading_20_2">
      <style:text-properties officeooo:paragraph-rsid="00b1829d"/>
    </style:style>
    <style:style style:name="P143" style:family="paragraph" style:parent-style-name="Heading_20_2">
      <style:text-properties officeooo:paragraph-rsid="00b43dff"/>
    </style:style>
    <style:style style:name="P144" style:family="paragraph" style:parent-style-name="Heading_20_2">
      <style:text-properties officeooo:paragraph-rsid="00b55ce4"/>
    </style:style>
    <style:style style:name="P145" style:family="paragraph" style:parent-style-name="Heading_20_3">
      <style:text-properties officeooo:rsid="0017d306" officeooo:paragraph-rsid="0017d306"/>
    </style:style>
    <style:style style:name="P146" style:family="paragraph" style:parent-style-name="Heading_20_3">
      <style:text-properties officeooo:rsid="001ad6f8"/>
    </style:style>
    <style:style style:name="P147" style:family="paragraph" style:parent-style-name="Heading_20_3">
      <style:text-properties officeooo:paragraph-rsid="00382621"/>
    </style:style>
    <style:style style:name="P148" style:family="paragraph" style:parent-style-name="Heading_20_3">
      <style:text-properties officeooo:paragraph-rsid="00427465"/>
    </style:style>
    <style:style style:name="P149" style:family="paragraph" style:parent-style-name="Heading_20_3">
      <style:text-properties officeooo:rsid="00427465" officeooo:paragraph-rsid="00427465"/>
    </style:style>
    <style:style style:name="T1" style:family="text">
      <style:text-properties officeooo:rsid="0020cf28"/>
    </style:style>
    <style:style style:name="T2" style:family="text">
      <style:text-properties officeooo:rsid="0034cc6a"/>
    </style:style>
    <style:style style:name="T3" style:family="text">
      <style:text-properties officeooo:rsid="003533f3"/>
    </style:style>
    <style:style style:name="T4" style:family="text">
      <style:text-properties officeooo:rsid="0035bd55"/>
    </style:style>
    <style:style style:name="T5" style:family="text">
      <style:text-properties officeooo:rsid="00382621"/>
    </style:style>
    <style:style style:name="T6" style:family="text">
      <style:text-properties style:font-name="Liberation Mono" fo:font-size="10pt" style:font-size-asian="10pt" style:font-size-complex="10pt"/>
    </style:style>
    <style:style style:name="T7" style:family="text">
      <style:text-properties style:font-name="Liberation Mono" fo:font-size="10pt" officeooo:rsid="00661158" style:font-size-asian="10pt" style:font-size-complex="10pt"/>
    </style:style>
    <style:style style:name="T8" style:family="text">
      <style:text-properties style:font-name="Liberation Mono" fo:font-size="10pt" officeooo:rsid="00a3e6c1" style:font-size-asian="10pt" style:font-size-complex="10pt"/>
    </style:style>
    <style:style style:name="T9" style:family="text">
      <style:text-properties officeooo:rsid="003c89e3"/>
    </style:style>
    <style:style style:name="T10" style:family="text">
      <style:text-properties officeooo:rsid="003ef1fd"/>
    </style:style>
    <style:style style:name="T11" style:family="text">
      <style:text-properties officeooo:rsid="004061d3"/>
    </style:style>
    <style:style style:name="T12" style:family="text">
      <style:text-properties officeooo:rsid="0041a9c5"/>
    </style:style>
    <style:style style:name="T13" style:family="text">
      <style:text-properties officeooo:rsid="00451e8b"/>
    </style:style>
    <style:style style:name="T14" style:family="text">
      <style:text-properties fo:font-weight="bold" style:font-weight-asian="bold" style:font-weight-complex="bold"/>
    </style:style>
    <style:style style:name="T15" style:family="text">
      <style:text-properties officeooo:rsid="004aaf6f"/>
    </style:style>
    <style:style style:name="T16" style:family="text">
      <style:text-properties officeooo:rsid="004e1427"/>
    </style:style>
    <style:style style:name="T17" style:family="text">
      <style:text-properties officeooo:rsid="004ec016"/>
    </style:style>
    <style:style style:name="T18" style:family="text">
      <style:text-properties officeooo:rsid="004fe7ba"/>
    </style:style>
    <style:style style:name="T19" style:family="text">
      <style:text-properties officeooo:rsid="0053b011"/>
    </style:style>
    <style:style style:name="T20" style:family="text">
      <style:text-properties officeooo:rsid="0062157c"/>
    </style:style>
    <style:style style:name="T21" style:family="text">
      <style:text-properties officeooo:rsid="00661158"/>
    </style:style>
    <style:style style:name="T22" style:family="text">
      <style:text-properties officeooo:rsid="006c58dc"/>
    </style:style>
    <style:style style:name="T23" style:family="text">
      <style:text-properties officeooo:rsid="00702191"/>
    </style:style>
    <style:style style:name="T24" style:family="text">
      <style:text-properties officeooo:rsid="0078a427"/>
    </style:style>
    <style:style style:name="T25" style:family="text">
      <style:text-properties officeooo:rsid="007bee62"/>
    </style:style>
    <style:style style:name="T26" style:family="text">
      <style:text-properties officeooo:rsid="007df608"/>
    </style:style>
    <style:style style:name="T27" style:family="text">
      <style:text-properties officeooo:rsid="007f9dc4"/>
    </style:style>
    <style:style style:name="T28" style:family="text">
      <style:text-properties officeooo:rsid="0084c795"/>
    </style:style>
    <style:style style:name="T29" style:family="text">
      <style:text-properties officeooo:rsid="00898268"/>
    </style:style>
    <style:style style:name="T30" style:family="text">
      <style:text-properties officeooo:rsid="008a9b62"/>
    </style:style>
    <style:style style:name="T31" style:family="text">
      <style:text-properties officeooo:rsid="008c4a32"/>
    </style:style>
    <style:style style:name="T32" style:family="text">
      <style:text-properties fo:background-color="#ffff00" loext:char-shading-value="0"/>
    </style:style>
    <style:style style:name="T33" style:family="text">
      <style:text-properties officeooo:rsid="008f1730"/>
    </style:style>
    <style:style style:name="T34" style:family="text">
      <style:text-properties officeooo:rsid="00945a69"/>
    </style:style>
    <style:style style:name="T35" style:family="text">
      <style:text-properties officeooo:rsid="0095ee3f"/>
    </style:style>
    <style:style style:name="T36" style:family="text">
      <style:text-properties officeooo:rsid="0099becc"/>
    </style:style>
    <style:style style:name="T37" style:family="text">
      <style:text-properties officeooo:rsid="00a099ca"/>
    </style:style>
    <style:style style:name="T38" style:family="text">
      <style:text-properties officeooo:rsid="00a3e6c1"/>
    </style:style>
    <style:style style:name="T39" style:family="text">
      <style:text-properties officeooo:rsid="00a55200"/>
    </style:style>
    <style:style style:name="T40" style:family="text">
      <style:text-properties style:text-underline-style="solid" style:text-underline-width="auto" style:text-underline-color="font-color"/>
    </style:style>
    <style:style style:name="T41" style:family="text">
      <style:text-properties officeooo:rsid="00ad1558"/>
    </style:style>
    <style:style style:name="T42" style:family="text">
      <style:text-properties officeooo:rsid="00aeb0a6"/>
    </style:style>
    <style:style style:name="T43" style:family="text">
      <style:text-properties officeooo:rsid="00afc75a"/>
    </style:style>
    <style:style style:name="T44" style:family="text">
      <style:text-properties officeooo:rsid="00b1829d"/>
    </style:style>
    <style:style style:name="T45" style:family="text">
      <style:text-properties officeooo:rsid="00b2e288"/>
    </style:style>
    <style:style style:name="T46" style:family="text">
      <style:text-properties officeooo:rsid="00b43dff"/>
    </style:style>
    <style:style style:name="T47" style:family="text">
      <style:text-properties officeooo:rsid="00b55ce4"/>
    </style:style>
    <style:style style:name="fr1"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t3" text:anchor-type="page" text:anchor-page-number="1" svg:x="0cm" svg:y="-52.917cm" svg:width="1.247cm" svg:height="1.247cm" draw:z-index="0">
        <draw:floating-frame xlink:href="http://mediacdn.disqus.com/1334604299/build/system/def.html#xdm_e=http%3A%2F%2Fturbogears.org&amp;xdm_c=default5226&amp;xdm_p=1&amp;" xlink:type="simple" xlink:show="embed" xlink:actuate="onLoad" draw:frame-name="easyXDM_DISQUS_net_default5226_provider"/>
      </draw:frame>
      <text:h text:style-name="Heading_20_2" text:outline-level="2">Tgext.menu</text:h>
      <text:p text:style-name="Text_20_body">Unicode problem</text:p>
      <text:p text:style-name="Preformatted_20_Text">Change tgext/menu/functions.py, line 111 :</text:p>
      <text:p text:style-name="Preformatted_20_Text">return divmenu.render_unicode(menulist=menutree, name=menuname,</text:p>
      <text:p text:style-name="P1">vertical_menu=vertical)</text:p>
      <text:p text:style-name="Text_20_body">Vu chez Rotui, suite à transfert d'appel :</text:p>
      <text:p text:style-name="Preformatted_20_Text">16:25:12,957 WARNI [astportal2.lib.asterisk] Hangup: channel "AsyncGoto/DAHDI/i2/501040-46&lt;ZOMBIE&gt;" does not exit..</text:p>
      <text:p text:style-name="Preformatted_20_Text"/>
      <text:h text:style-name="Heading_20_2" text:outline-level="2">tgscheduler</text:h>
      <text:p text:style-name="Text_20_body">Utilisation de tgscheduler pour vérifier la connexion au manager, et reconnecter si nécessaire. Voir lib/app_globals.</text:p>
      <text:h text:style-name="Heading_20_2" text:outline-level="2">Phonebook</text:h>
      <text:p text:style-name="Text_20_body">Pour les nouveaux GXP (1450, 2100), le phonebook doit contenir le prénom et être encodé en UTF-8.</text:p>
      <text:h text:style-name="Heading_20_2" text:outline-level="2">Groupes d'appels</text:h>
      <text:p text:style-name="Text_20_body">CRUD + monitoring.</text:p>
      <text:p text:style-name="Text_20_body">Appel sortant par agent :</text:p>
      <text:p text:style-name="Preformatted_20_Text">Event: Newchannel <text:s text:c="68"/></text:p>
      <text:p text:style-name="Preformatted_20_Text">Privilege: call,all</text:p>
      <text:p text:style-name="Preformatted_20_Text">Channel: SIP/100-000001c8</text:p>
      <text:p text:style-name="Preformatted_20_Text">ChannelState: 0</text:p>
      <text:p text:style-name="Preformatted_20_Text">ChannelStateDesc: Down</text:p>
      <text:p text:style-name="Preformatted_20_Text">CallerIDNum: 100</text:p>
      <text:p text:style-name="Preformatted_20_Text">CallerIDName: J-D Girard</text:p>
      <text:p text:style-name="Preformatted_20_Text">AccountCode: </text:p>
      <text:p text:style-name="Preformatted_20_Text">Exten: 199</text:p>
      <text:p text:style-name="Preformatted_20_Text">Context: interne</text:p>
      <text:p text:style-name="Preformatted_20_Text">Uniqueid: 1310499724.643</text:p>
      <text:p text:style-name="Preformatted_20_Text"/>
      <text:p text:style-name="Preformatted_20_Text">Event: Newstate</text:p>
      <text:p text:style-name="Preformatted_20_Text">Privilege: call,all</text:p>
      <text:p text:style-name="Preformatted_20_Text">Channel: SIP/100-000001c8</text:p>
      <text:p text:style-name="Preformatted_20_Text">ChannelState: 4</text:p>
      <text:p text:style-name="Preformatted_20_Text">ChannelStateDesc: Ring</text:p>
      <text:p text:style-name="Preformatted_20_Text">CallerIDNum: 100</text:p>
      <text:p text:style-name="Preformatted_20_Text">CallerIDName: J-D Girard</text:p>
      <text:p text:style-name="Preformatted_20_Text">Uniqueid: 1310499724.643</text:p>
      <text:p text:style-name="Preformatted_20_Text"/>
      <text:p text:style-name="Preformatted_20_Text">Event: CEL</text:p>
      <text:p text:style-name="Preformatted_20_Text">Privilege: call,all</text:p>
      <text:p text:style-name="Preformatted_20_Text">EventName: CHAN_START</text:p>
      <text:p text:style-name="Preformatted_20_Text">AccountCode: </text:p>
      <text:p text:style-name="Preformatted_20_Text">CallerIDnum: 100</text:p>
      <text:p text:style-name="Preformatted_20_Text">CallerIDname: J-D Girard</text:p>
      <text:p text:style-name="Preformatted_20_Text">CallerIDani: </text:p>
      <text:p text:style-name="Preformatted_20_Text">CallerIDrdnis: </text:p>
      <text:p text:style-name="Preformatted_20_Text">CallerIDdnid: </text:p>
      <text:p text:style-name="Preformatted_20_Text">Exten: 199</text:p>
      <text:p text:style-name="Preformatted_20_Text">Context: interne</text:p>
      <text:p text:style-name="Preformatted_20_Text"><text:soft-page-break/>Channel: SIP/100-000001c8</text:p>
      <text:p text:style-name="Preformatted_20_Text">Application: </text:p>
      <text:p text:style-name="Preformatted_20_Text">AppData: </text:p>
      <text:p text:style-name="Preformatted_20_Text">EventTime: 2011-07-12 09:42:04</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Newexten</text:p>
      <text:p text:style-name="Preformatted_20_Text">Privilege: dialplan,all</text:p>
      <text:p text:style-name="Preformatted_20_Text">Channel: SIP/100-000001c8</text:p>
      <text:p text:style-name="Preformatted_20_Text">Context: interne</text:p>
      <text:p text:style-name="Preformatted_20_Text">Extension: 199</text:p>
      <text:p text:style-name="Preformatted_20_Text">Priority: 1</text:p>
      <text:p text:style-name="Preformatted_20_Text">Application: NoOp</text:p>
      <text:p text:style-name="Preformatted_20_Text">AppData: demo-echotest</text:p>
      <text:p text:style-name="Preformatted_20_Text">Uniqueid: 1310499724.643</text:p>
      <text:p text:style-name="Preformatted_20_Text"/>
      <text:p text:style-name="Preformatted_20_Text">Event: Newexten</text:p>
      <text:p text:style-name="Preformatted_20_Text">Privilege: dialplan,all</text:p>
      <text:p text:style-name="Preformatted_20_Text">Channel: SIP/100-000001c8</text:p>
      <text:p text:style-name="Preformatted_20_Text">Context: interne</text:p>
      <text:p text:style-name="Preformatted_20_Text">Extension: 199</text:p>
      <text:p text:style-name="Preformatted_20_Text">Priority: 2</text:p>
      <text:p text:style-name="Preformatted_20_Text">Application: Answer</text:p>
      <text:p text:style-name="Preformatted_20_Text">AppData: </text:p>
      <text:p text:style-name="Preformatted_20_Text">Uniqueid: 1310499724.643</text:p>
      <text:p text:style-name="Preformatted_20_Text"/>
      <text:p text:style-name="Preformatted_20_Text">Event: Newstate</text:p>
      <text:p text:style-name="Preformatted_20_Text">Privilege: call,all</text:p>
      <text:p text:style-name="Preformatted_20_Text">Channel: SIP/100-000001c8</text:p>
      <text:p text:style-name="Preformatted_20_Text">ChannelState: 6</text:p>
      <text:p text:style-name="Preformatted_20_Text">ChannelStateDesc: Up</text:p>
      <text:p text:style-name="Preformatted_20_Text">CallerIDNum: 100</text:p>
      <text:p text:style-name="Preformatted_20_Text">CallerIDName: J-D Girard</text:p>
      <text:p text:style-name="Preformatted_20_Text">Uniqueid: 1310499724.643</text:p>
      <text:p text:style-name="Preformatted_20_Text"/>
      <text:p text:style-name="Preformatted_20_Text">Event: ExtensionStatus</text:p>
      <text:p text:style-name="Preformatted_20_Text">Privilege: call,all</text:p>
      <text:p text:style-name="Preformatted_20_Text">Exten: 100</text:p>
      <text:p text:style-name="Preformatted_20_Text">Context: hints</text:p>
      <text:p text:style-name="Preformatted_20_Text">Hint: SIP/100</text:p>
      <text:p text:style-name="Preformatted_20_Text">Status: 1</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0</text:p>
      <text:p text:style-name="Preformatted_20_Text">LastCall: 0</text:p>
      <text:p text:style-name="Preformatted_20_Text">Status: 2</text:p>
      <text:p text:style-name="Preformatted_20_Text">Paused: 0</text:p>
      <text:p text:style-name="Preformatted_20_Text"/>
      <text:p text:style-name="Preformatted_20_Text">Event: QueueMemberStatus</text:p>
      <text:p text:style-name="Preformatted_20_Text">Privilege: agent,all</text:p>
      <text:p text:style-name="Preformatted_20_Text">Queue: Hotline_MIL</text:p>
      <text:p text:style-name="Preformatted_20_Text">Location: SIP/100</text:p>
      <text:p text:style-name="Preformatted_20_Text">MemberName: Girard Jean-Denis</text:p>
      <text:p text:style-name="Preformatted_20_Text">Membership: dynamic</text:p>
      <text:p text:style-name="Preformatted_20_Text"><text:soft-page-break/>Penalty: 0</text:p>
      <text:p text:style-name="Preformatted_20_Text">CallsTaken: 9</text:p>
      <text:p text:style-name="Preformatted_20_Text">LastCall: 1310186187</text:p>
      <text:p text:style-name="Preformatted_20_Text">Status: 2</text:p>
      <text:p text:style-name="Preformatted_20_Text">Paused: 0</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0</text:p>
      <text:p text:style-name="Preformatted_20_Text">LastCall: 0</text:p>
      <text:p text:style-name="Preformatted_20_Text">Status: 2</text:p>
      <text:p text:style-name="Preformatted_20_Text">Paused: 0</text:p>
      <text:p text:style-name="Preformatted_20_Text"/>
      <text:p text:style-name="Preformatted_20_Text">Event: QueueMemberStatus</text:p>
      <text:p text:style-name="Preformatted_20_Text">Privilege: agent,all</text:p>
      <text:p text:style-name="Preformatted_20_Text">Queue: Hotline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9</text:p>
      <text:p text:style-name="Preformatted_20_Text">LastCall: 1310186187</text:p>
      <text:p text:style-name="Preformatted_20_Text">Status: 2</text:p>
      <text:p text:style-name="Preformatted_20_Text">Paused: 0</text:p>
      <text:p text:style-name="Preformatted_20_Text"/>
      <text:p text:style-name="Preformatted_20_Text">Event: CEL</text:p>
      <text:p text:style-name="Preformatted_20_Text">Privilege: call,all</text:p>
      <text:p text:style-name="Preformatted_20_Text">EventName: ANSWER</text:p>
      <text:p text:style-name="Preformatted_20_Text">AccountCode: </text:p>
      <text:p text:style-name="Preformatted_20_Text">CallerIDnum: 100</text:p>
      <text:p text:style-name="Preformatted_20_Text">CallerIDname: J-D Girard</text:p>
      <text:p text:style-name="Preformatted_20_Text">CallerIDani: 100</text:p>
      <text:p text:style-name="Preformatted_20_Text">CallerIDrdnis: </text:p>
      <text:p text:style-name="Preformatted_20_Text">CallerIDdnid: 199</text:p>
      <text:p text:style-name="Preformatted_20_Text">Exten: 199</text:p>
      <text:p text:style-name="Preformatted_20_Text">Context: interne</text:p>
      <text:p text:style-name="Preformatted_20_Text">Channel: SIP/100-000001c8</text:p>
      <text:p text:style-name="Preformatted_20_Text">Application: Answer</text:p>
      <text:p text:style-name="Preformatted_20_Text">AppData: </text:p>
      <text:p text:style-name="Preformatted_20_Text">EventTime: 2011-07-12 09:42:04</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0</text:p>
      <text:p text:style-name="Preformatted_20_Text">LastCall: 0</text:p>
      <text:p text:style-name="Preformatted_20_Text">Status: 2</text:p>
      <text:p text:style-name="Preformatted_20_Text">Paused: 0</text:p>
      <text:p text:style-name="Preformatted_20_Text"/>
      <text:p text:style-name="Preformatted_20_Text">Event: QueueMemberStatus</text:p>
      <text:p text:style-name="Preformatted_20_Text"><text:soft-page-break/>Privilege: agent,all</text:p>
      <text:p text:style-name="Preformatted_20_Text">Queue: Hotline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9</text:p>
      <text:p text:style-name="Preformatted_20_Text">LastCall: 1310186187</text:p>
      <text:p text:style-name="Preformatted_20_Text">Status: 2</text:p>
      <text:p text:style-name="Preformatted_20_Text">Paused: 0</text:p>
      <text:p text:style-name="Preformatted_20_Text"/>
      <text:p text:style-name="Preformatted_20_Text">Event: Newexten</text:p>
      <text:p text:style-name="Preformatted_20_Text">Privilege: dialplan,all</text:p>
      <text:p text:style-name="Preformatted_20_Text">Channel: SIP/100-000001c8</text:p>
      <text:p text:style-name="Preformatted_20_Text">Context: interne</text:p>
      <text:p text:style-name="Preformatted_20_Text">Extension: 199</text:p>
      <text:p text:style-name="Preformatted_20_Text">Priority: 3</text:p>
      <text:p text:style-name="Preformatted_20_Text">Application: Wait</text:p>
      <text:p text:style-name="Preformatted_20_Text">AppData: 1</text:p>
      <text:p text:style-name="Preformatted_20_Text">Uniqueid: 1310499724.643</text:p>
      <text:p text:style-name="Preformatted_20_Text"/>
      <text:p text:style-name="Preformatted_20_Text">Event: Newexten</text:p>
      <text:p text:style-name="Preformatted_20_Text">Privilege: dialplan,all</text:p>
      <text:p text:style-name="Preformatted_20_Text">Channel: SIP/100-000001c8</text:p>
      <text:p text:style-name="Preformatted_20_Text">Context: interne</text:p>
      <text:p text:style-name="Preformatted_20_Text">Extension: 199</text:p>
      <text:p text:style-name="Preformatted_20_Text">Priority: 4</text:p>
      <text:p text:style-name="Preformatted_20_Text">Application: Playback</text:p>
      <text:p text:style-name="Preformatted_20_Text">AppData: demo-echotest</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RTPAUDIOQOS</text:p>
      <text:p text:style-name="Preformatted_20_Text">Value: ssrc=979310711;themssrc=1824743738;lp=0;rxjitter=0.000118;rxcount=147;txjitter=0.000000;txcount=95;rlp=0;rtt=0.000000</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RTPAUDIOQOSJITTER</text:p>
      <text:p text:style-name="Preformatted_20_Text">Value: minrxjitter=0.000000;maxrxjitter=0.000000;avgrxjitter=0.000000;stdevrxjitter=0.000000;reported_minjitter=0.000000;reported_maxjitter=0.000000;reported_avgjitter=0.000000;reported_stdevjitter=0.000000;</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RTPAUDIOQOSLOSS</text:p>
      <text:p text:style-name="Preformatted_20_Text">Value: minrxlost=0.000000;maxrxlost=0.000000;avgrxlost=0.000000;stdevrxlost=0.000000;reported_minlost=0.000000;reported_maxlost=0.000000;reported_avglost=0.000000;reported_stdevlost=0.000000;</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RTPAUDIOQOSRTT</text:p>
      <text:p text:style-name="Preformatted_20_Text"><text:soft-page-break/>Value: minrtt=0.000000;maxrtt=0.000000;avgrtt=0.000000;stdevrtt=0.000000;</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PLAYBACKSTATUS</text:p>
      <text:p text:style-name="Preformatted_20_Text">Value: SUCCESS</text:p>
      <text:p text:style-name="Preformatted_20_Text">Uniqueid: 1310499724.643</text:p>
      <text:p text:style-name="Preformatted_20_Text"/>
      <text:p text:style-name="Preformatted_20_Text">Event: Hangup</text:p>
      <text:p text:style-name="Preformatted_20_Text">Privilege: call,all</text:p>
      <text:p text:style-name="Preformatted_20_Text">Channel: SIP/100-000001c8</text:p>
      <text:p text:style-name="Preformatted_20_Text">Uniqueid: 1310499724.643</text:p>
      <text:p text:style-name="Preformatted_20_Text">CallerIDNum: 100</text:p>
      <text:p text:style-name="Preformatted_20_Text">CallerIDName: J-D Girard</text:p>
      <text:p text:style-name="Preformatted_20_Text">Cause: 0</text:p>
      <text:p text:style-name="Preformatted_20_Text">Cause-txt: Unknown</text:p>
      <text:p text:style-name="Preformatted_20_Text"/>
      <text:p text:style-name="Preformatted_20_Text">Event: CEL</text:p>
      <text:p text:style-name="Preformatted_20_Text">Privilege: call,all</text:p>
      <text:p text:style-name="Preformatted_20_Text">EventName: HANGUP</text:p>
      <text:p text:style-name="Preformatted_20_Text">AccountCode: </text:p>
      <text:p text:style-name="Preformatted_20_Text">CallerIDnum: 100</text:p>
      <text:p text:style-name="Preformatted_20_Text">CallerIDname: J-D Girard</text:p>
      <text:p text:style-name="Preformatted_20_Text">CallerIDani: 100</text:p>
      <text:p text:style-name="Preformatted_20_Text">CallerIDrdnis: </text:p>
      <text:p text:style-name="Preformatted_20_Text">CallerIDdnid: 199</text:p>
      <text:p text:style-name="Preformatted_20_Text">Exten: 199</text:p>
      <text:p text:style-name="Preformatted_20_Text">Context: interne</text:p>
      <text:p text:style-name="Preformatted_20_Text">Channel: SIP/100-000001c8</text:p>
      <text:p text:style-name="Preformatted_20_Text">Application: </text:p>
      <text:p text:style-name="Preformatted_20_Text">AppData: </text:p>
      <text:p text:style-name="Preformatted_20_Text">EventTime: 2011-07-12 09:42:07</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ExtensionStatus</text:p>
      <text:p text:style-name="Preformatted_20_Text">Privilege: call,all</text:p>
      <text:p text:style-name="Preformatted_20_Text">Exten: 100</text:p>
      <text:p text:style-name="Preformatted_20_Text">Context: hints</text:p>
      <text:p text:style-name="Preformatted_20_Text">Hint: SIP/100</text:p>
      <text:p text:style-name="Preformatted_20_Text">Status: 0</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0</text:p>
      <text:p text:style-name="Preformatted_20_Text">LastCall: 0</text:p>
      <text:p text:style-name="Preformatted_20_Text">Status: 1</text:p>
      <text:p text:style-name="Preformatted_20_Text">Paused: 0</text:p>
      <text:p text:style-name="Preformatted_20_Text"/>
      <text:p text:style-name="Preformatted_20_Text">Event: QueueMemberStatus</text:p>
      <text:p text:style-name="Preformatted_20_Text">Privilege: agent,all</text:p>
      <text:p text:style-name="Preformatted_20_Text">Queue: Hotline_MIL</text:p>
      <text:p text:style-name="Preformatted_20_Text">Location: SIP/100</text:p>
      <text:p text:style-name="Preformatted_20_Text">MemberName: Girard Jean-Denis</text:p>
      <text:p text:style-name="Preformatted_20_Text"><text:soft-page-break/>Membership: dynamic</text:p>
      <text:p text:style-name="Preformatted_20_Text">Penalty: 0</text:p>
      <text:p text:style-name="Preformatted_20_Text">CallsTaken: 9</text:p>
      <text:p text:style-name="Preformatted_20_Text">LastCall: 1310186187</text:p>
      <text:p text:style-name="Preformatted_20_Text">Status: 1</text:p>
      <text:p text:style-name="Preformatted_20_Text">Paused: 0</text:p>
      <text:p text:style-name="Preformatted_20_Text"/>
      <text:p text:style-name="Preformatted_20_Text">Event: CEL</text:p>
      <text:p text:style-name="Preformatted_20_Text">Privilege: call,all</text:p>
      <text:p text:style-name="Preformatted_20_Text">EventName: CHAN_END</text:p>
      <text:p text:style-name="Preformatted_20_Text">AccountCode: </text:p>
      <text:p text:style-name="Preformatted_20_Text">CallerIDnum: 100</text:p>
      <text:p text:style-name="Preformatted_20_Text">CallerIDname: J-D Girard</text:p>
      <text:p text:style-name="Preformatted_20_Text">CallerIDani: 100</text:p>
      <text:p text:style-name="Preformatted_20_Text">CallerIDrdnis: </text:p>
      <text:p text:style-name="Preformatted_20_Text">CallerIDdnid: 199</text:p>
      <text:p text:style-name="Preformatted_20_Text">Exten: 199</text:p>
      <text:p text:style-name="Preformatted_20_Text">Context: interne</text:p>
      <text:p text:style-name="Preformatted_20_Text">Channel: SIP/100-000001c8</text:p>
      <text:p text:style-name="Preformatted_20_Text">Application: </text:p>
      <text:p text:style-name="Preformatted_20_Text">AppData: </text:p>
      <text:p text:style-name="Preformatted_20_Text">EventTime: 2011-07-12 09:42:07</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CEL</text:p>
      <text:p text:style-name="Preformatted_20_Text">Privilege: call,all</text:p>
      <text:p text:style-name="Preformatted_20_Text">EventName: LINKEDID_END</text:p>
      <text:p text:style-name="Preformatted_20_Text">AccountCode: </text:p>
      <text:p text:style-name="Preformatted_20_Text">CallerIDnum: 100</text:p>
      <text:p text:style-name="Preformatted_20_Text">CallerIDname: J-D Girard</text:p>
      <text:p text:style-name="Preformatted_20_Text">CallerIDani: 100</text:p>
      <text:p text:style-name="Preformatted_20_Text">CallerIDrdnis: </text:p>
      <text:p text:style-name="Preformatted_20_Text">CallerIDdnid: 199</text:p>
      <text:p text:style-name="Preformatted_20_Text">Exten: 199</text:p>
      <text:p text:style-name="Preformatted_20_Text">Context: interne</text:p>
      <text:p text:style-name="Preformatted_20_Text">Channel: SIP/100-000001c8</text:p>
      <text:p text:style-name="Preformatted_20_Text">Application: </text:p>
      <text:p text:style-name="Preformatted_20_Text">AppData: </text:p>
      <text:p text:style-name="Preformatted_20_Text">EventTime: 2011-07-12 09:42:07</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0</text:p>
      <text:p text:style-name="Preformatted_20_Text">LastCall: 0</text:p>
      <text:p text:style-name="Preformatted_20_Text">Status: 1</text:p>
      <text:p text:style-name="Preformatted_20_Text">Paused: 0</text:p>
      <text:p text:style-name="Preformatted_20_Text"/>
      <text:p text:style-name="Preformatted_20_Text">Event: QueueMemberStatus</text:p>
      <text:p text:style-name="Preformatted_20_Text">Privilege: agent,all</text:p>
      <text:p text:style-name="Preformatted_20_Text">Queue: Hotline_MIL</text:p>
      <text:p text:style-name="Preformatted_20_Text"><text:soft-page-break/>Location: SIP/100</text:p>
      <text:p text:style-name="Preformatted_20_Text">MemberName: Girard Jean-Denis</text:p>
      <text:p text:style-name="Preformatted_20_Text">Membership: dynamic</text:p>
      <text:p text:style-name="Preformatted_20_Text">Penalty: 0</text:p>
      <text:p text:style-name="Preformatted_20_Text">CallsTaken: 9</text:p>
      <text:p text:style-name="Preformatted_20_Text">LastCall: 1310186187</text:p>
      <text:p text:style-name="Preformatted_20_Text">Status: 1</text:p>
      <text:p text:style-name="Preformatted_20_Text">Paused: 0</text:p>
      <text:p text:style-name="Preformatted_20_Text"/>
      <text:p text:style-name="Preformatted_20_Text">action: logoff</text:p>
      <text:h text:style-name="Heading_20_2" text:outline-level="2">Tests automatiques avec SIPp et pjsua</text:h>
      <text:p text:style-name="Text_20_body">Par exemple, pour vérifier le bon fonctionnement de la surveillance du centre d'appels.</text:p>
      <text:p text:style-name="Text_20_body">Configurer pjsua pour s'enregistrer avec plusieurs comptes (ci-dessous 4), en mode réponse automatique, puis jouer éventuellement sur le nombre maximum d'appels pour garder un agent libre :</text:p>
      <text:p text:style-name="Preformatted_20_Text"># Logging options:</text:p>
      <text:p text:style-name="Preformatted_20_Text">--log-level 5</text:p>
      <text:p text:style-name="Preformatted_20_Text">--app-log-level 4</text:p>
      <text:p text:style-name="Preformatted_20_Text"/>
      <text:p text:style-name="Preformatted_20_Text"># Accounts:</text:p>
      <text:p text:style-name="Preformatted_20_Text">--id sip:PSIvtkJL@192.168.10.106:5060</text:p>
      <text:p text:style-name="Preformatted_20_Text">--registrar sip:192.168.10.106:5060</text:p>
      <text:p text:style-name="Preformatted_20_Text">--reg-timeout 300</text:p>
      <text:p text:style-name="Preformatted_20_Text">--realm *</text:p>
      <text:p text:style-name="Preformatted_20_Text">--username PSIvtkJL</text:p>
      <text:p text:style-name="Preformatted_20_Text">--password EJf2awWb</text:p>
      <text:p text:style-name="Preformatted_20_Text">--use-timer 1</text:p>
      <text:p text:style-name="Preformatted_20_Text"/>
      <text:p text:style-name="Preformatted_20_Text">--next-account</text:p>
      <text:p text:style-name="Preformatted_20_Text">--id sip:ci6S5MQU@192.168.10.106:5060</text:p>
      <text:p text:style-name="Preformatted_20_Text">--registrar sip:192.168.10.106:5060</text:p>
      <text:p text:style-name="Preformatted_20_Text">--reg-timeout 300</text:p>
      <text:p text:style-name="Preformatted_20_Text">--realm *</text:p>
      <text:p text:style-name="Preformatted_20_Text">--username ci6S5MQU</text:p>
      <text:p text:style-name="Preformatted_20_Text">--password hUxiqqow</text:p>
      <text:p text:style-name="Preformatted_20_Text">--use-timer 1</text:p>
      <text:p text:style-name="Preformatted_20_Text"/>
      <text:p text:style-name="Preformatted_20_Text">--next-account</text:p>
      <text:p text:style-name="Preformatted_20_Text">--id sip:aNXsYBDJ@192.168.10.106:5060</text:p>
      <text:p text:style-name="Preformatted_20_Text">--registrar sip:192.168.10.106:5060</text:p>
      <text:p text:style-name="Preformatted_20_Text">--reg-timeout 300</text:p>
      <text:p text:style-name="Preformatted_20_Text">--realm *</text:p>
      <text:p text:style-name="Preformatted_20_Text">--username aNXsYBDJ</text:p>
      <text:p text:style-name="Preformatted_20_Text">--password qdB6FQyc</text:p>
      <text:p text:style-name="Preformatted_20_Text">--use-timer 1</text:p>
      <text:p text:style-name="Preformatted_20_Text"/>
      <text:p text:style-name="Preformatted_20_Text">--next-account</text:p>
      <text:p text:style-name="Preformatted_20_Text">--id sip:GuO9bpdH@192.168.10.106:5060</text:p>
      <text:p text:style-name="Preformatted_20_Text">--registrar sip:192.168.10.106:5060</text:p>
      <text:p text:style-name="Preformatted_20_Text">--reg-timeout 300</text:p>
      <text:p text:style-name="Preformatted_20_Text">--realm *</text:p>
      <text:p text:style-name="Preformatted_20_Text">--username GuO9bpdH</text:p>
      <text:p text:style-name="Preformatted_20_Text">--password heSuDN2R</text:p>
      <text:p text:style-name="Preformatted_20_Text">--use-timer 1</text:p>
      <text:p text:style-name="Preformatted_20_Text"/>
      <text:p text:style-name="Preformatted_20_Text"># Network settings:</text:p>
      <text:p text:style-name="Preformatted_20_Text">--local-port 5678</text:p>
      <text:p text:style-name="Preformatted_20_Text"/>
      <text:p text:style-name="Preformatted_20_Text"># Media settings:</text:p>
      <text:p text:style-name="Preformatted_20_Text">--snd-auto-close 1</text:p>
      <text:p text:style-name="Preformatted_20_Text"><text:soft-page-break/>#using default --clock-rate 16000</text:p>
      <text:p text:style-name="Preformatted_20_Text">#using default --quality 8</text:p>
      <text:p text:style-name="Preformatted_20_Text">#using default --ec-tail 200</text:p>
      <text:p text:style-name="Preformatted_20_Text">#using default --ilbc-mode 30</text:p>
      <text:p text:style-name="Preformatted_20_Text">--rtp-port 4000</text:p>
      <text:p text:style-name="Preformatted_20_Text"/>
      <text:p text:style-name="Preformatted_20_Text"># User agent:</text:p>
      <text:p text:style-name="Preformatted_20_Text">--auto-answer 200</text:p>
      <text:p text:style-name="Preformatted_20_Text">--max-calls 3</text:p>
      <text:p text:style-name="Preformatted_20_Text"/>
      <text:p text:style-name="Preformatted_20_Text">#</text:p>
      <text:p text:style-name="Preformatted_20_Text"># Buddies:</text:p>
      <text:p text:style-name="Preformatted_20_Text">#</text:p>
      <text:p text:style-name="Preformatted_20_Text"/>
      <text:p text:style-name="Preformatted_20_Text"># SIP extensions:</text:p>
      <text:p text:style-name="Preformatted_20_Text">--use-timer 1</text:p>
      <text:p text:style-name="Text_20_body"/>
      <text:p text:style-name="Text_20_body">Ensuite lancer plusieurs appels simultanés avec SIPp (depuis le répertoire /usr/share/sipp), dans plusieurs consoles, pour appels plus aléatoires :</text:p>
      <text:p text:style-name="Preformatted_20_Text">sudo sipp -sn uac_pcap -d 66666 -s '1000' localhost -r 3 -rp 3333 -l 3</text:p>
      <text:p text:style-name="Preformatted_20_Text">sudo sipp -sn uac_pcap -d 11111 -s '1000' localhost -r 3 -rp 5555 -l 3</text:p>
      <text:p text:style-name="Preformatted_20_Text"><text:s/>. . .</text:p>
      <text:h text:style-name="Heading_20_2" text:outline-level="2">Exception « relais brisé »</text:h>
      <text:p text:style-name="Text_20_body">Ces exceptions semblent apparaître lorsqu'on quitte une page de surveillance (appels ou centre d'appels), après qu'on l'ait quitté. En effet, il y a une requête en cours, et lorsqu'elle se termine, le client a disparu. Ça ne pose a priori pas de problème.</text:p>
      <text:h text:style-name="Heading_20_2" text:outline-level="2">Popup Firefox </text:h>
      <text:p text:style-name="Text_20_body">Pour autoriser les ouvertures de popup sans « location bar » :</text:p>
      <text:p text:style-name="Preformatted_20_Text">dom.disable_window_open_feature.location;false</text:p>
      <text:h text:style-name="Heading_20_2" text:outline-level="2">Affichage fiche client</text:h>
      <text:p text:style-name="Text_20_body">La BDP souhaite pouvoir ouvrir une fiche :</text:p>
      <text:list xml:id="list6132527743689772124" text:style-name="L1">
        <text:list-item>
          <text:p text:style-name="P121">client à la prise d'appel par l'agent, à afficher N secondes avant la mise en relation,</text:p>
        </text:list-item>
        <text:list-item>
          <text:p text:style-name="P121">compte rendu lorsque l'appel est raccroché.</text:p>
        </text:list-item>
      </text:list>
      <text:p text:style-name="Text_20_body">Actuellement l'ouverture de fiche à l'appel utilise l'option URL de la commande Queue ; rien n'est prévu pour le raccroché.</text:p>
      <text:p text:style-name="Text_20_body">Une solution consisterait à détecter les événements dans la fenêtre de surveillance des files (ou des appels), et lorsque l'événement raccroché est détecté, ouvrir une fenêtre ; on pourrait aussi utiliser cette méthode pour l'appel entrant, ce qui permettrait d'être indépendant du softphone, voire utiliser un poste classique.</text:p>
      <text:p text:style-name="Text_20_body">Pour cela, l'idéal serait que les événements soient envoyés directement au navigateur : technologie HTML5 / Websockets. Tentative avec Moska, mais pas compris le fonctionnement, abandon.</text:p>
      <text:p text:style-name="Text_20_body">On peut continuer avec la technologie actuelle astportal21 : lib/asterisk.py reçoit et traite les événements, on peut donc déclencher une action dans l'interface templates/cc_monitor.py.</text:p>
      <text:p text:style-name="Text_20_body">Après différents essais, la solution consiste : </text:p>
      <text:list xml:id="list7376406882671280188" text:style-name="L2">
        <text:list-item>
          <text:p text:style-name="P122">à ajouter un Gosub dans les options de la commande Queue (idem avec Macro, mais Gosub est préféré),</text:p>
        </text:list-item>
        <text:list-item>
          <text:p text:style-name="P122"><text:soft-page-break/>déclencher un événement utilisateur (AgentWillConnect) dans le Gosub, qui transmette certaines variables de canal intéressantes (memebername, callerid, uniqueid, channel) ; pour cela on doit utiliser la fonction master_channel, puisque le canal en cours dans le Gosub est celui de l'agent,</text:p>
        </text:list-item>
        <text:list-item>
          <text:p text:style-name="P122">ensuite faire une pause de N secondes dans le Gosub,</text:p>
        </text:list-item>
        <text:list-item>
          <text:p text:style-name="P122">dans lib/asterisk.py détecter le UserEvent AgentWillConnect, et ajouter les informations au dictionnaire members</text:p>
        </text:list-item>
        <text:list-item>
          <text:p text:style-name="P122">dans templates/cc_monitor.html, lorsque l'état de l'agent passe à 2 (utilisé), on regarde si l'agent correspond à celui qui va être connecté ; le cas échéant, on ouvre une fenêtre avec les paramètres qui permettent de retrouver le client,</text:p>
        </text:list-item>
        <text:list-item>
          <text:p text:style-name="P122">dans templates/cc_monitor.html, lorsque l'état de l'agent passe à 1 (raccroché), on ouvre la fenêtre de compte rendu d'appel.</text:p>
        </text:list-item>
      </text:list>
      <text:p text:style-name="Text_20_body">Paramètres de la file d'attente :</text:p>
      <text:p text:style-name="Preformatted_20_Text">[Groupe1]</text:p>
      <text:p text:style-name="Preformatted_20_Text">strategy = rrmemory</text:p>
      <text:p text:style-name="Preformatted_20_Text">wrapuptime = 0</text:p>
      <text:p text:style-name="Preformatted_20_Text">announce-frequency = 15</text:p>
      <text:p text:style-name="Preformatted_20_Text">min-announce-frequency = 0</text:p>
      <text:p text:style-name="Preformatted_20_Text">announce-holdtime = no</text:p>
      <text:p text:style-name="Preformatted_20_Text">announce-position = no</text:p>
      <text:p text:style-name="Preformatted_20_Text">ringinuse = no</text:p>
      <text:p text:style-name="Preformatted_20_Text">; memberdelay = 4</text:p>
      <text:p text:style-name="Preformatted_20_Text">;eventwhencalled = vars ; yes|no|vars</text:p>
      <text:p text:style-name="Preformatted_20_Text">setinterfacevar = yes</text:p>
      <text:p text:style-name="Preformatted_20_Text">;setqueuevar = yes</text:p>
      <text:p text:style-name="Preformatted_20_Text">setqueueentryvar = yes<text:tab/></text:p>
      <text:p text:style-name="Preformatted_20_Text">;membermacro = agent_connect</text:p>
      <text:p text:style-name="Text_20_body"/>
      <text:p text:style-name="Text_20_body">Contexte d'entrée dans la file (incluant le Gosub) :</text:p>
      <text:p text:style-name="Preformatted_20_Text">exten =&gt; s,1,NoOp(${CALLERID()} ${UNIQUEID})</text:p>
      <text:p text:style-name="Preformatted_20_Text">exten =&gt; s,2,Set(ASTP_test=1234abc)</text:p>
      <text:p text:style-name="Preformatted_20_Text">exten =&gt; s,3,Playback(astportal/ann_g1)</text:p>
      <text:p text:style-name="Preformatted_20_Text">exten =&gt; s,4,Queue(Groupe1,,,,,,,agent_connect)</text:p>
      <text:p text:style-name="Text_20_body"/>
      <text:p text:style-name="Text_20_body">Contexte associé au Gosub de Queue :</text:p>
      <text:p text:style-name="Preformatted_20_Text">[agent_connect]</text:p>
      <text:p text:style-name="Preformatted_20_Text">exten =&gt; s,1,Noop(uid=${UNIQUEID})</text:p>
      <text:p text:style-name="Preformatted_20_Text"/>
      <text:p text:style-name="Preformatted_20_Text"><text:s text:c="2"/>same =&gt; n,Verbose(2,AgentWillConnect,Agent: ${MEMBERNAME},HoldTime: ${QEHOLDTIME},PeerChannel: ${MASTER_CHANNEL(CHANNEL)},PeerCallerid: ${MASTER_CHANNEL(CALLERID(all))},PeerUniqueid: ${MASTER_CHANNEL(UNIQUEID)},Custom1: ${MASTER_CHANNEL(ASTP_test)})</text:p>
      <text:p text:style-name="Preformatted_20_Text"/>
      <text:p text:style-name="Preformatted_20_Text"><text:s text:c="2"/>same =&gt; n,UserEvent(AgentWillConnect,Agent: ${MEMBERNAME},HoldTime: ${QEHOLDTIME},PeerChannel: ${MASTER_CHANNEL(CHANNEL)},PeerCallerid: ${MASTER_CHANNEL(CALLERID(all))},PeerUniqueid: ${MASTER_CHANNEL(UNIQUEID)},Custom1: ${MASTER_CHANNEL(ASTP_test)})</text:p>
      <text:p text:style-name="Preformatted_20_Text"/>
      <text:p text:style-name="Preformatted_20_Text"><text:s text:c="2"/>same =&gt; n,Wait(4)</text:p>
      <text:p text:style-name="Preformatted_20_Text"><text:s text:c="2"/>same =&gt; n,Return</text:p>
      <text:p text:style-name="Text_20_body"/>
      <text:p text:style-name="Text_20_body">Problèmes à voir : comment définir les paramètres depuis l'IHM (durée d'attente avant connexion de l'agent, et destination du Gosub, fiches à ouvrir par l'agent, ...) ? On ajoute ces paramètres à l'objet <text:soft-page-break/>queue, et on les passe en tant que variables du plan de numérotation dans les applications. On peut ainsi directement régler le délai à la mise en relation. Pour les URL à la mise en relation ou au raccroché, on génère un événement utilisateur, qui permet de stocker ces variables dans la structure member, et de les passer à la page cc_monitor via JSON.</text:p>
      <text:p text:style-name="Text_20_body">Noms des variables : CONNECTURL, HANGUPURL, CONNECTDELAY.</text:p>
      <text:p text:style-name="Text_20_body">En fait il est plus souple de définir les variables via les scénarios avant d'appeler la file.</text:p>
      <text:h text:style-name="Heading_20_3" text:outline-level="3">Authentification CAS</text:h>
      <text:p text:style-name="Text_20_body">À la demande de l'UPF, étude de la CAS-ification de l'application.</text:p>
      <text:p text:style-name="Text_20_body">Dans un premier temps suppression de l'authentification « standard » via SQLalchemy, et remplacée par la configuration normale de repoze.who :</text:p>
      <text:list xml:id="list7177417232973865903" text:style-name="L3">
        <text:list-item>
          <text:p text:style-name="P123">suppression des paramètres correspondants dans astportal2/config/app_cfg.py,</text:p>
        </text:list-item>
        <text:list-item>
          <text:p text:style-name="P123">création de who.ini,</text:p>
        </text:list-item>
        <text:list-item>
          <text:p text:style-name="P123">ajout du middleware repoze.who dans astportal2/config/middleware.py.</text:p>
        </text:list-item>
      </text:list>
      <text:p text:style-name="Text_20_body">À partir de là, l'application fonctionne comme avant, mais la configuration de repoze.who peut être librement modifiée.</text:p>
      <text:p text:style-name="Text_20_body">Installation du plugin repose.who.plugins.cas (easy_install repoze.who.plugins.cas), puis configuration dans who.ini de l'authentification via CAS.</text:p>
      <text:p text:style-name="Text_20_body">CAS fournit un userid ; pour faire le lien avec les utilisateurs / groupes / permissions du modèle d'authentification initial de Turbogears, il suffit de réutiliser les fournisseurs métadata standards de Turbogears, c'est à dire astportal2.lib.auth:md_plugin et <text:s/>astportal2.lib.auth:md_group_plugin.</text:p>
      <text:p text:style-name="Text_20_body">(référence <text:a xlink:type="simple" xlink:href="http://turbogears.org/2.1/docs/main/Auth/index.html" text:style-name="Internet_20_link" text:visited-style-name="Visited_20_Internet_20_Link">http://turbogears.org/2.1/docs/main/Auth/index.html</text:a>).</text:p>
      <text:p text:style-name="Text_20_body">Voir la branche CAS.</text:p>
      <text:h text:style-name="Heading_20_3" text:outline-level="3">jsPlumb.org</text:h>
      <text:p text:style-name="Text_20_body">Utiliser cette librairie pour dessiner les lignes dans les scenarios ?</text:p>
      <text:h text:style-name="Heading_20_3" text:outline-level="3">Branche sg-bdp</text:h>
      <text:p text:style-name="Text_20_body">Création d’une nouvelle branche spécifique centre d’appels SG-BDP.</text:p>
      <text:h text:style-name="Heading_20_3" text:outline-level="3">Scénario</text:h>
      <text:p text:style-name="Text_20_body">Fichiers CSS manquants pour JQueryUI ui_css.tar.bz2 à placer dans :</text:p>
      <text:p text:style-name="Preformatted_20_Text">/opt/tg22env/lib/python2.7/site-packages/tw.jquery-0.9.10-py2.7.egg/tw/jquery/static/css</text:p>
      <text:h text:style-name="Heading_20_3" text:outline-level="3">Taxation OPT</text:h>
      <text:p text:style-name="Preformatted_20_Text"/>
      <text:p text:style-name="Preformatted_20_Text">astportal3=# SELECT * FROM table_zonage WHERE prefixe ILIKE '0033%';</text:p>
      <text:p text:style-name="Preformatted_20_Text">-[ RECORD 1 ]--+---------------</text:p>
      <text:p text:style-name="Preformatted_20_Text">prefixe <text:s text:c="7"/>| 003379</text:p>
      <text:p text:style-name="Preformatted_20_Text">code_geo <text:s text:c="6"/>| FR</text:p>
      <text:p text:style-name="Preformatted_20_Text">zone_tarifaire | Internationale</text:p>
      <text:p text:style-name="Preformatted_20_Text">zaa <text:s text:c="11"/>| INTL_FR_mobile</text:p>
      <text:p text:style-name="Preformatted_20_Text">zam <text:s text:c="11"/>| ZAM4</text:p>
      <text:p text:style-name="Preformatted_20_Text">zna <text:s text:c="11"/>| INTL_FR_mobile</text:p>
      <text:p text:style-name="Preformatted_20_Text"><text:soft-page-break/>surtaxe_pcv <text:s text:c="3"/>| 1</text:p>
      <text:p text:style-name="Preformatted_20_Text">ile_ou_pays <text:s text:c="3"/>| FRANCE</text:p>
      <text:p text:style-name="Preformatted_20_Text">-[ RECORD 2 ]--+---------------</text:p>
      <text:p text:style-name="Preformatted_20_Text">prefixe <text:s text:c="7"/>| 00336</text:p>
      <text:p text:style-name="Preformatted_20_Text">code_geo <text:s text:c="6"/>| FR</text:p>
      <text:p text:style-name="Preformatted_20_Text">zone_tarifaire | Internationale</text:p>
      <text:p text:style-name="Preformatted_20_Text">zaa <text:s text:c="11"/>| INTL_FR_mobile</text:p>
      <text:p text:style-name="Preformatted_20_Text">zam <text:s text:c="11"/>| ZAM4</text:p>
      <text:p text:style-name="Preformatted_20_Text">zna <text:s text:c="11"/>| INTL_FR_mobile</text:p>
      <text:p text:style-name="Preformatted_20_Text">surtaxe_pcv <text:s text:c="3"/>| 1</text:p>
      <text:p text:style-name="Preformatted_20_Text">ile_ou_pays <text:s text:c="3"/>| FRANCE</text:p>
      <text:p text:style-name="Preformatted_20_Text">-[ RECORD 3 ]--+---------------</text:p>
      <text:p text:style-name="Preformatted_20_Text">prefixe <text:s text:c="7"/>| 0033</text:p>
      <text:p text:style-name="Preformatted_20_Text">code_geo <text:s text:c="6"/>| FR</text:p>
      <text:p text:style-name="Preformatted_20_Text">zone_tarifaire | Internationale</text:p>
      <text:p text:style-name="Preformatted_20_Text">zaa <text:s text:c="11"/>| INTL_FR</text:p>
      <text:p text:style-name="Preformatted_20_Text">zam <text:s text:c="11"/>| ZAM4</text:p>
      <text:p text:style-name="Preformatted_20_Text">zna <text:s text:c="11"/>| INTL_FR</text:p>
      <text:p text:style-name="Preformatted_20_Text">surtaxe_pcv <text:s text:c="3"/>| 1</text:p>
      <text:p text:style-name="Preformatted_20_Text">ile_ou_pays <text:s text:c="3"/>| FRANCE</text:p>
      <text:p text:style-name="Preformatted_20_Text"/>
      <text:p text:style-name="Preformatted_20_Text">astportal3=# SELECT * FROM optimum_time WHERE destination ILIKE 'INTL_FR%' AND offre= 'OPTIMUM_200';</text:p>
      <text:p text:style-name="Preformatted_20_Text">-[ RECORD 1 ]---------------</text:p>
      <text:p text:style-name="Preformatted_20_Text">offre <text:s text:c="6"/>| OPTIMUM_200</text:p>
      <text:p text:style-name="Preformatted_20_Text">destination | INTL_FR</text:p>
      <text:p text:style-name="Preformatted_20_Text">ctm <text:s text:c="8"/>| 60</text:p>
      <text:p text:style-name="Preformatted_20_Text">prix_ctm1 <text:s text:c="2"/>| 19.09</text:p>
      <text:p text:style-name="Preformatted_20_Text">prix_ctm2 <text:s text:c="2"/>| 23.64</text:p>
      <text:p text:style-name="Preformatted_20_Text">prix_hp1 <text:s text:c="3"/>| 0</text:p>
      <text:p text:style-name="Preformatted_20_Text">prix_hp2 <text:s text:c="3"/>| 0</text:p>
      <text:p text:style-name="Preformatted_20_Text">prix_hc1 <text:s text:c="3"/>| 0</text:p>
      <text:p text:style-name="Preformatted_20_Text">prix_hc2 <text:s text:c="3"/>| 0</text:p>
      <text:p text:style-name="Preformatted_20_Text">prix_df <text:s text:c="4"/>| 19.09</text:p>
      <text:p text:style-name="Preformatted_20_Text">prix_hf <text:s text:c="4"/>| 23.64</text:p>
      <text:p text:style-name="Preformatted_20_Text">-[ RECORD 2 ]---------------</text:p>
      <text:p text:style-name="Preformatted_20_Text">offre <text:s text:c="6"/>| OPTIMUM_200</text:p>
      <text:p text:style-name="Preformatted_20_Text">destination | INTL_FR_mobile</text:p>
      <text:p text:style-name="Preformatted_20_Text">ctm <text:s text:c="8"/>| 60</text:p>
      <text:p text:style-name="Preformatted_20_Text">prix_ctm1 <text:s text:c="2"/>| 33.33</text:p>
      <text:p text:style-name="Preformatted_20_Text">prix_ctm2 <text:s text:c="2"/>| 37.88</text:p>
      <text:p text:style-name="Preformatted_20_Text">prix_hp1 <text:s text:c="3"/>| 0</text:p>
      <text:p text:style-name="Preformatted_20_Text">prix_hp2 <text:s text:c="3"/>| 0</text:p>
      <text:p text:style-name="Preformatted_20_Text">prix_hc1 <text:s text:c="3"/>| 0</text:p>
      <text:p text:style-name="Preformatted_20_Text">prix_hc2 <text:s text:c="3"/>| 0</text:p>
      <text:p text:style-name="Preformatted_20_Text">prix_df <text:s text:c="4"/>| 33.33</text:p>
      <text:p text:style-name="Preformatted_20_Text">prix_hf <text:s text:c="4"/>| 37.88</text:p>
      <text:p text:style-name="Preformatted_20_Text"/>
      <text:p text:style-name="Preformatted_20_Text">astportal3=# SELECT * FROM table_prix WHERE zone_destination='ZAM4' ;</text:p>
      <text:p text:style-name="Preformatted_20_Text">-[ RECORD 1 ]----+--------</text:p>
      <text:p text:style-name="Preformatted_20_Text">zone_destination | ZAM4</text:p>
      <text:p text:style-name="Preformatted_20_Text">ctm <text:s text:c="13"/>| 180</text:p>
      <text:p text:style-name="Preformatted_20_Text">prix_ctm <text:s text:c="8"/>| 1024.98</text:p>
      <text:p text:style-name="Preformatted_20_Text">cta <text:s text:c="13"/>| 0</text:p>
      <text:p text:style-name="Preformatted_20_Text">prix_cta <text:s text:c="8"/>| 0</text:p>
      <text:p text:style-name="Preformatted_20_Text">prix_hc <text:s text:c="9"/>| 341.66</text:p>
      <text:p text:style-name="Preformatted_20_Text">prix_hp <text:s text:c="9"/>| 341.66</text:p>
      <text:p text:style-name="Preformatted_20_Text">step_hc <text:s text:c="9"/>| 60</text:p>
      <text:p text:style-name="Preformatted_20_Text">step_hp <text:s text:c="9"/>| 60</text:p>
      <text:p text:style-name="Preformatted_20_Text"/>
      <text:p text:style-name="Preformatted_20_Text">astportal3=# SELECT * FROM liste_pays WHERE code='FR' ;</text:p>
      <text:p text:style-name="Preformatted_20_Text">-[ RECORD 1 ]---</text:p>
      <text:p text:style-name="Preformatted_20_Text">code <text:s text:c="3"/>| FR</text:p>
      <text:p text:style-name="Preformatted_20_Text">libelle | FRANCE</text:p>
      <text:p text:style-name="Preformatted_20_Text"><text:soft-page-break/></text:p>
      <text:p text:style-name="Text_20_body">exemples de requêtes combinées :</text:p>
      <text:p text:style-name="Preformatted_20_Text">astportal3=# SELECT * FROM table_zonage, optimum_time, table_prix, liste_pays WHERE destination=zaa AND zam=zone_destination AND code=code_geo AND offre='OPTIMUM_200' AND prefixe='0033' ;</text:p>
      <text:p text:style-name="Preformatted_20_Text">-[ RECORD 1 ]----+---------------</text:p>
      <text:p text:style-name="Preformatted_20_Text">prefixe <text:s text:c="9"/>| 0033</text:p>
      <text:p text:style-name="Preformatted_20_Text">code_geo <text:s text:c="8"/>| FR</text:p>
      <text:p text:style-name="Preformatted_20_Text">zone_tarifaire <text:s text:c="2"/>| Internationale</text:p>
      <text:p text:style-name="Preformatted_20_Text">zaa <text:s text:c="13"/>| INTL_FR</text:p>
      <text:p text:style-name="Preformatted_20_Text">zam <text:s text:c="13"/>| ZAM4</text:p>
      <text:p text:style-name="Preformatted_20_Text">zna <text:s text:c="13"/>| INTL_FR</text:p>
      <text:p text:style-name="Preformatted_20_Text">surtaxe_pcv <text:s text:c="5"/>| 1</text:p>
      <text:p text:style-name="Preformatted_20_Text">ile_ou_pays <text:s text:c="5"/>| FRANCE</text:p>
      <text:p text:style-name="Preformatted_20_Text">offre <text:s text:c="11"/>| OPTIMUM_200</text:p>
      <text:p text:style-name="Preformatted_20_Text">destination <text:s text:c="5"/>| INTL_FR</text:p>
      <text:p text:style-name="Preformatted_20_Text">ctm <text:s text:c="13"/>| 60</text:p>
      <text:p text:style-name="Preformatted_20_Text">prix_ctm1 <text:s text:c="7"/>| 19.09</text:p>
      <text:p text:style-name="Preformatted_20_Text">prix_ctm2 <text:s text:c="7"/>| 23.64</text:p>
      <text:p text:style-name="Preformatted_20_Text">prix_hp1 <text:s text:c="8"/>| 0</text:p>
      <text:p text:style-name="Preformatted_20_Text">prix_hp2 <text:s text:c="8"/>| 0</text:p>
      <text:p text:style-name="Preformatted_20_Text">prix_hc1 <text:s text:c="8"/>| 0</text:p>
      <text:p text:style-name="Preformatted_20_Text">prix_hc2 <text:s text:c="8"/>| 0</text:p>
      <text:p text:style-name="Preformatted_20_Text">prix_df <text:s text:c="9"/>| 19.09</text:p>
      <text:p text:style-name="Preformatted_20_Text">prix_hf <text:s text:c="9"/>| 23.64</text:p>
      <text:p text:style-name="Preformatted_20_Text">zone_destination | ZAM4</text:p>
      <text:p text:style-name="Preformatted_20_Text">ctm <text:s text:c="13"/>| 180</text:p>
      <text:p text:style-name="Preformatted_20_Text">prix_ctm <text:s text:c="8"/>| 1024.98</text:p>
      <text:p text:style-name="Preformatted_20_Text">cta <text:s text:c="13"/>| 0</text:p>
      <text:p text:style-name="Preformatted_20_Text">prix_cta <text:s text:c="8"/>| 0</text:p>
      <text:p text:style-name="Preformatted_20_Text">prix_hc <text:s text:c="9"/>| 341.66</text:p>
      <text:p text:style-name="Preformatted_20_Text">prix_hp <text:s text:c="9"/>| 341.66</text:p>
      <text:p text:style-name="Preformatted_20_Text">step_hc <text:s text:c="9"/>| 60</text:p>
      <text:p text:style-name="Preformatted_20_Text">step_hp <text:s text:c="9"/>| 60</text:p>
      <text:p text:style-name="Preformatted_20_Text">code <text:s text:c="12"/>| FR</text:p>
      <text:p text:style-name="Preformatted_20_Text">libelle <text:s text:c="9"/>| FRANCE</text:p>
      <text:p text:style-name="Preformatted_20_Text"/>
      <text:p text:style-name="Preformatted_20_Text">astportal3=# SELECT * FROM table_zonage, optimum_time, table_prix, liste_pays WHERE destination=zaa AND zam=zone_destination AND code=code_geo AND offre='OPTIMUM_200' AND prefixe='003379' ;</text:p>
      <text:p text:style-name="Preformatted_20_Text">-[ RECORD 1 ]----+---------------</text:p>
      <text:p text:style-name="Preformatted_20_Text">prefixe <text:s text:c="9"/>| 003379</text:p>
      <text:p text:style-name="Preformatted_20_Text">code_geo <text:s text:c="8"/>| FR</text:p>
      <text:p text:style-name="Preformatted_20_Text">zone_tarifaire <text:s text:c="2"/>| Internationale</text:p>
      <text:p text:style-name="Preformatted_20_Text">zaa <text:s text:c="13"/>| INTL_FR_mobile</text:p>
      <text:p text:style-name="Preformatted_20_Text">zam <text:s text:c="13"/>| ZAM4</text:p>
      <text:p text:style-name="Preformatted_20_Text">zna <text:s text:c="13"/>| INTL_FR_mobile</text:p>
      <text:p text:style-name="Preformatted_20_Text">surtaxe_pcv <text:s text:c="5"/>| 1</text:p>
      <text:p text:style-name="Preformatted_20_Text">ile_ou_pays <text:s text:c="5"/>| FRANCE</text:p>
      <text:p text:style-name="Preformatted_20_Text">offre <text:s text:c="11"/>| OPTIMUM_200</text:p>
      <text:p text:style-name="Preformatted_20_Text">destination <text:s text:c="5"/>| INTL_FR_mobile</text:p>
      <text:p text:style-name="Preformatted_20_Text">ctm <text:s text:c="13"/>| 60</text:p>
      <text:p text:style-name="Preformatted_20_Text">prix_ctm1 <text:s text:c="7"/>| 33.33</text:p>
      <text:p text:style-name="Preformatted_20_Text">prix_ctm2 <text:s text:c="7"/>| 37.88</text:p>
      <text:p text:style-name="Preformatted_20_Text">prix_hp1 <text:s text:c="8"/>| 0</text:p>
      <text:p text:style-name="Preformatted_20_Text">prix_hp2 <text:s text:c="8"/>| 0</text:p>
      <text:p text:style-name="Preformatted_20_Text">prix_hc1 <text:s text:c="8"/>| 0</text:p>
      <text:p text:style-name="Preformatted_20_Text">prix_hc2 <text:s text:c="8"/>| 0</text:p>
      <text:p text:style-name="Preformatted_20_Text">prix_df <text:s text:c="9"/>| 33.33</text:p>
      <text:p text:style-name="Preformatted_20_Text">prix_hf <text:s text:c="9"/>| 37.88</text:p>
      <text:p text:style-name="Preformatted_20_Text">zone_destination | ZAM4</text:p>
      <text:p text:style-name="Preformatted_20_Text">ctm <text:s text:c="13"/>| 180</text:p>
      <text:p text:style-name="Preformatted_20_Text">prix_ctm <text:s text:c="8"/>| 1024.98</text:p>
      <text:p text:style-name="Preformatted_20_Text"><text:soft-page-break/>cta <text:s text:c="13"/>| 0</text:p>
      <text:p text:style-name="Preformatted_20_Text">prix_cta <text:s text:c="8"/>| 0</text:p>
      <text:p text:style-name="Preformatted_20_Text">prix_hc <text:s text:c="9"/>| 341.66</text:p>
      <text:p text:style-name="Preformatted_20_Text">prix_hp <text:s text:c="9"/>| 341.66</text:p>
      <text:p text:style-name="Preformatted_20_Text">step_hc <text:s text:c="9"/>| 60</text:p>
      <text:p text:style-name="Preformatted_20_Text">step_hp <text:s text:c="9"/>| 60</text:p>
      <text:p text:style-name="Preformatted_20_Text">code <text:s text:c="12"/>| FR</text:p>
      <text:p text:style-name="Preformatted_20_Text">libelle <text:s text:c="9"/>| FRANCE</text:p>
      <text:p text:style-name="Preformatted_20_Text"/>
      <text:h text:style-name="P145" text:outline-level="3">qtmonitor sous Win7</text:h>
      <text:p text:style-name="P2">Création VM Win7 sur tiare.</text:p>
      <text:p text:style-name="P2">Installation Python-2.7.3 + pyqt à partir des binaires.</text:p>
      <text:p text:style-name="P2">Installation de PyInstaller : il génère un dossier monitor/dist/monitor/ qui contient un exécutable (monitor.exe) et toutes les DLL pour que ça fonctionne. Il faut aussi lancer pyinstaller avec l’option -w, sinon la fenêtre dos apparaît.</text:p>
      <text:p text:style-name="P78">cd pyinstaller</text:p>
      <text:p text:style-name="P79">pyinstaller.py -w ..\pyqt\monitor.py</text:p>
      <text:p text:style-name="P79">copy ..\pyqt\monitor.cfg monitor\dist\monitor\</text:p>
      <text:p text:style-name="P79">cd dist\monitor</text:p>
      <text:p text:style-name="P79"/>
      <text:p text:style-name="P2">Il suffit alors d’ajouter monitor.cfg à ce dossier, le zipper, et l’installer sur un autre PC. On peut aussi utiliser nsis pour générer un installeur à partir du dossier zippé (taille plus petite) : ça permet de l’installer, mais il n’y a pas de dés-installeur (supprimer le dossier ?).</text:p>
      <text:h text:style-name="P146" text:outline-level="3">Enregistrement agents selon date / heure</text:h>
      <text:p text:style-name="P5">La demande de la CSB est de pouvoir enregistrer un agent déterminé selon la date et l’heure, avec des répétitions. Cela revient à gérer un calendrier des enregistrements. l’idée serait donc d’utiliser un vrai calendrier (radicale par exemple), et qu’Asterisk y accède via res_calendar).</text:p>
      <text:p text:style-name="P3">Installation de la bibliothèque caldav pour Python (easyinstall caldav), dans tgenv, et réalisation du script de test test_caldav.py. Fonctionne comme attendu, sauf la récupération par date : radicale renvoie toujours tous les événements.</text:p>
      <text:p text:style-name="P4">Problème de canaux qui restent bloqués dans la page de surveillance : on en a 8 après ~2 mois de fonctionnement</text:p>
      <text:h text:style-name="Heading_20_3" text:outline-level="3">Problème d'appels <text:span text:style-name="T1">fantômes dans la surveillance des appels</text:span></text:h>
      <text:p text:style-name="P4">Après ~deux mois de fonctionnement, liste des canaux (variable asterisk.channels tel que renvoyée par https://callcenter.sg-bdp.pf/monitor/update_channels?last=0) :</text:p>
      <text:p text:style-name="P4">{"channels": {</text:p>
      <text:p text:style-name="P4"><text:s text:c="3"/>"SIP/OXOTARAVAO-00013a7c": </text:p>
      <text:p text:style-name="P4"><text:s text:c="9"/>{"LastUpdate": 1384368115.015565, "Begin": 1384368002.031237, "Extension": "s", "AppData": "Routage,tT,,,,,,agent_connect", "ConnectedLineNum": "", "ChannelState": "6", "Outgoing": true, "CallerIDNum": "+689570269", "Priority": "43", "Application": "Queue", "State": "Up", "ConnectedLineName": "", "Link": "SIP/R97M12ox-00013a80", "Uniqueid": "1384368001.81076", "CallerIDName": "Routage 06737 -", "Context": "App_1_Entrant", "Event": "Newexten"}, </text:p>
      <text:p text:style-name="P4"><text:s text:c="3"/>"SIP/OXE-00013a78": {</text:p>
      <text:p text:style-name="P4"><text:s text:c="9"/>"LastUpdate": 1384368100.974716, "Begin": 1384367968.222876, "Extension": "6735", <text:soft-page-break/>"AppData": "SIP/10.152.28.10/06735,,tT", "ConnectedLineNum": "", "ChannelState": "6", "Outgoing": true, "CallerIDNum": "564681", "Priority": "4", "Application": "Dial", "State": "Up", "ConnectedLineName": "", "Uniqueid": "1384367967.81072", "CallerIDName": "564681", "Context": "gkd8wQ4j", "Event": "Newexten"}, </text:p>
      <text:p text:style-name="P4"><text:s text:c="3"/>"SIP/OXOTARAVAO-00013a75": {"LastUpdate": 1384368002.097343, "Begin": 1384367842.107579, "Extension": "23712", "AppData": "SIP/23712@OXOTARAVAO,,tT", "ConnectedLineNum": "", "ChannelState": "6", "Outgoing": true, "CallerIDNum": "+689570269", "Priority": "4", "Application": "Dial", "State": "Up", "ConnectedLineName": "", "Link": "SIP/OXOTARAVAO-00013a79", "Uniqueid": "1384367841.81069", "CallerIDName": "", "Context": "gkd8wQ4j", "Event": "Newexten"}, </text:p>
      <text:p text:style-name="P4"><text:s text:c="3"/>"SIP/OXOTARAVAO-00013a79": {"LastUpdate": 1384368002.097347, "Begin": 1384368002.094991, "ConnectedLineNum": "+689570269", "ChannelState": "6", "Outgoing": false, "CallerIDNum": "23712", "State": "Up", "ConnectedLineName": "Routage 06737 - AGENCE TARAVAO", "Link": "SIP/OXOTARAVAO-00013a75", "Uniqueid": "1384367976.81073", "CallerIDName": "Firuu Poenoa", "Event": "Newstate"}, </text:p>
      <text:p text:style-name="P4"><text:s text:c="3"/>"SIP/R97M12ox-00013a80": {"LastUpdate": 1384368115.015569, "Begin": 1384368114.994666, "Extension": "s", "AppData": "", "ConnectedLineNum": "+689570269", "ChannelState": "6", "Outgoing": false, "CallerIDNum": "34106", "Priority": "1", "Application": "NoOp", "State": "Up", "ConnectedLineName": "Routage 06737 - AGENCE TARAVAO", "Link": "SIP/OXOTARAVAO-00013a7c", "Uniqueid": "1384368090.81080", "CallerIDName": "Bohl Lucia", "Context": "app_queue_gosub_virtual_context", "Event": "Newexten"}, </text:p>
      <text:p text:style-name="P4"><text:s text:c="3"/>"SIP/10.152.28.10-00013a81": {"LastUpdate": 1384368101.308607, "Begin": 1384368100.975589, "ConnectedLineNum": "564681", "ChannelState": "5", "CallerIDNum": "6735", "State": "Ringing", "ConnectedLineName": "Routage 06730 - AGENCE POMARE", "Uniqueid": "1384368100.81081", "CallerIDName": "Firuu Poenoa", "Event": "Newstate"}, </text:p>
      <text:p text:style-name="P4"><text:s text:c="3"/>"AsyncGoto/SIP/10.152.28.10-00005dea": {"Begin": 1380743972.044127, "State": "Up", "CallerIDNum": "", "Uniqueid": "1380743972.24230", "CallerIDName": ""}, </text:p>
      <text:p text:style-name="P4"><text:s text:c="3"/>"AsyncGoto/SIP/10.152.28.10-00004ece": {"Begin": 1380570082.367146, "State": "Up", "CallerIDNum": "", "Uniqueid": "1380570082.20353", "CallerIDName": ""}, </text:p>
      <text:p text:style-name="P4"><text:s text:c="3"/>"AsyncGoto/SIP/10.152.28.10-00009c8c": {"Begin": 1381802156.634176, "State": "Up", "CallerIDNum": "", "Uniqueid": "1381802156.40406", "CallerIDName": ""}, </text:p>
      <text:p text:style-name="P4"><text:s text:c="3"/>"AsyncGoto/SIP/10.152.28.10-000136dd": {"Begin": 1384292169.663337, "State": "Up", "CallerIDNum": "", "Uniqueid": "1384292169.80143", "CallerIDName": ""}, </text:p>
      <text:p text:style-name="P4"><text:s text:c="3"/>"AsyncGoto/SIP/10.152.28.10-000124bc": {"Begin": 1383787949.145955, "State": "Up", "CallerIDNum": "", "Uniqueid": "1383787949.75483", "CallerIDName": ""}</text:p>
      <text:p text:style-name="P4"><text:s text:c="3"/>"AsyncGoto/SIP/OXOMOANANUI-00000416": {"Begin": 1379450818.598736, "State": "Up", "CallerIDNum": "", "Uniqueid": "1379450818.1061", "CallerIDName": ""}, </text:p>
      <text:p text:style-name="P4"><text:s text:c="3"/>"AsyncGoto/SIP/10.152.28.10-0000cc4a": {"Begin": 1382554125.751599, "State": "Up", "CallerIDNum": "", "Uniqueid": "1382554125.52752", "CallerIDName": ""}, </text:p>
      <text:p text:style-name="P4"><text:s text:c="3"/>"AsyncGoto/SIP/10.152.28.10-00009b5d": {"Begin": 1381793628.942723, "State": "Up", "CallerIDNum": "", "Uniqueid": "1381793628.40099", "CallerIDName": ""}, </text:p>
      <text:p text:style-name="P4"><text:s text:c="3"/>}, </text:p>
      <text:p text:style-name="P4"><text:s text:c="3"/>"last_update": 1384368115.01559}</text:p>
      <text:p text:style-name="P4"/>
      <text:p text:style-name="P4">Les différents canaux AsyncGoto/xxx correspondent aux 8 canaux bloqués dans l'interface.</text:p>
      <text:p text:style-name="P4"><text:soft-page-break/></text:p>
      <text:p text:style-name="P4">Log astportal pour OXOMOANANUI-00000416 :</text:p>
      <text:p text:style-name="P4">2013-09-17 10:46:58,602 WARNI [astportal2.lib.asterisk] Hangup: channel "AsyncGoto/SIP/OXOMOANANUI-00000416&lt;ZOMBIE&gt;" does not exist...</text:p>
      <text:p text:style-name="P4">2013-09-17 10:46:58,603 WARNI [astportal2.lib.asterisk] Hangup: "AsyncGoto/SIP/OXOMOANANUI-00000416&lt;ZOMBIE&gt;" -&gt; destroy SIP/OXOMOANANUI-00000416</text:p>
      <text:p text:style-name="P4">2013-09-17 10:47:08,105 INFO <text:s/>[paste.httpserver.ThreadPool] kill_hung_threads status: 50 threads (6 working, 44 idle, 0 starting) ave time 0.44sec, max time 1.92sec, killed 0 workers</text:p>
      <text:p text:style-name="P4">2013-09-17 10:47:11,047 WARNI [astportal2.lib.asterisk] Link: channel "SIP/OXOMOANANUI-00000416" doesn't exist ?</text:p>
      <text:p text:style-name="P4">2013-09-17 10:47:30,434 WARNI [astportal2.lib.asterisk] Hangup: channel "SIP/OXOMOANANUI-00000416" does not exist...</text:p>
      <text:p text:style-name="P4">2013-09-17 10:47:30,434 WARNI [astportal2.lib.asterisk] Hangup: "SIP/OXOMOANANUI-00000416" no channel to destroy</text:p>
      <text:p text:style-name="P4">2013-09-17 10:47:30,434 WARNI [astportal2.lib.asterisk] Hangup: channel "SIP/OXOMOANANUI-00000416" doesn't exist ?</text:p>
      <text:p text:style-name="P4"/>
      <text:p text:style-name="P4">Ces canaux AsyncGoto sont a priori créés par Asterisk lors des transferts ou des redirections via AMI (à vérifier).</text:p>
      <text:p text:style-name="P4">http://www.voip-info.org/wiki/view/Asterisk+manager+Example:+Redirect</text:p>
      <text:p text:style-name="P4">http://www.voip-info.org/wiki/view/Asterisk+manager+Example:+Transfer</text:p>
      <text:p text:style-name="P4"/>
      <text:p text:style-name="P4">L'événement correspondant à leur création est bien vu par AstPortal -&gt; nouvelle clé dans le dictionnaire channels.</text:p>
      <text:p text:style-name="P4">L'événement correspondant à leur destruction est bien vu par AstPortal, mais &lt;ZOMBIE&gt; ajouté à la fin du nom de canal ne permet pas de trouver la bonne clé dans le dictionnaire channels. Ensuite le code dans AstPortal recherche un canal qui est contenu dans le nom reçu ; dans ce cas, ça peut malheureusement conduire à la destruction du canal original (SIP/OXOMOANANUI-00000416), et le canal AsyncGoto/SIP/OXOMOANANUI-00000416 n'est jamais détruit. Ensuite le canal original n'est plus trouvé lors des autres évènements (Link et Hangup).</text:p>
      <text:p text:style-name="P4"/>
      <text:p text:style-name="P4">Solution 1 : ignorer les évènements pour les canaux dont le nom commence par AsyncGoto</text:p>
      <text:p text:style-name="P4">Solution 2 : lors de la destruction rechercher si la clé n'est pas trouvée et si le nom se termine par &lt;ZOMBIE&gt;, rechercher la clé en retirant &lt;ZOMBIE&gt; du nom.</text:p>
      <text:p text:style-name="P4"/>
      <text:p text:style-name="P4">diff --git a/astportal2/lib/asterisk.py b/astportal2/lib/asterisk.py</text:p>
      <text:p text:style-name="P4">index 8485948..f2cfca0 100644</text:p>
      <text:p text:style-name="P4">--- a/astportal2/lib/asterisk.py</text:p>
      <text:p text:style-name="P4">+++ b/astportal2/lib/asterisk.py</text:p>
      <text:p text:style-name="P4">@@ -640,14 +640,18 @@ Channel: SIP/100-0000001f</text:p>
      <text:p text:style-name="P4"><text:soft-page-break/><text:s text:c="7"/>c = dict['Channel']</text:p>
      <text:p text:style-name="P4"><text:s/></text:p>
      <text:p text:style-name="P4"><text:s text:c="7"/>if c not in self.channels:</text:p>
      <text:p text:style-name="P4">- <text:s text:c="8"/>log.warning('Hangup: channel "%s" does not exist...' % c)</text:p>
      <text:p text:style-name="P4">- <text:s text:c="8"/>for chan in self.channels.keys():</text:p>
      <text:p text:style-name="P4">- <text:s text:c="11"/>if chan in c:</text:p>
      <text:p text:style-name="P4">- <text:s text:c="14"/>log.warning('Hangup: "%s" -&gt; destroy %s' % (c,chan))</text:p>
      <text:p text:style-name="P4">- <text:s text:c="14"/>c = chan</text:p>
      <text:p text:style-name="P4">- <text:s text:c="14"/>break</text:p>
      <text:p text:style-name="P4">+ <text:s text:c="8"/>if c[-8:] == '&lt;ZOMBIE&gt;' and c[:-8] in self.channels:</text:p>
      <text:p text:style-name="P4">+ <text:s text:c="11"/># Redirected or transferred channel</text:p>
      <text:p text:style-name="P4">+ <text:s text:c="11"/>c = c[:-8]</text:p>
      <text:p text:style-name="P4"><text:s text:c="10"/>else:</text:p>
      <text:p text:style-name="P4">- <text:s text:c="11"/>log.warning('Hangup: "%s" no channel to destroy' % c)</text:p>
      <text:p text:style-name="P4">+ <text:s text:c="11"/>log.warning('Hangup: channel "%s" does not exist...' % c)</text:p>
      <text:p text:style-name="P4">+ <text:s text:c="11"/>for chan in self.channels.keys():</text:p>
      <text:p text:style-name="P4">+ <text:s text:c="14"/>if chan in c:</text:p>
      <text:p text:style-name="P4">+ <text:s text:c="17"/>log.warning('Hangup: "%s" -&gt; destroy %s' % (c,chan))</text:p>
      <text:p text:style-name="P4">+ <text:s text:c="17"/>c = chan</text:p>
      <text:p text:style-name="P4">+ <text:s text:c="17"/>break</text:p>
      <text:p text:style-name="P4">+ <text:s text:c="11"/>else:</text:p>
      <text:p text:style-name="P4">+ <text:s text:c="14"/>log.warning('Hangup: "%s" no channel to destroy' % c)</text:p>
      <text:p text:style-name="P4"/>
      <text:p text:style-name="P4"/>
      <text:p text:style-name="P4">On peut aussi ne pas afficher dans la page HTML les canaux dont le nom commence par "AsyncGoto/".</text:p>
      <text:p text:style-name="P4"/>
      <text:p text:style-name="P4">diff --git a/astportal2/templates/monitor.html b/astportal2/templates/monitor.html</text:p>
      <text:p text:style-name="P4">index 10d48a2..2c74f5d 100644</text:p>
      <text:p text:style-name="P4">--- a/astportal2/templates/monitor.html</text:p>
      <text:p text:style-name="P4">+++ b/astportal2/templates/monitor.html</text:p>
      <text:p text:style-name="P4">@@ -43,6 +43,8 @@ function display() {</text:p>
      <text:p text:style-name="P4"><text:s text:c="4"/>var table = '';</text:p>
      <text:p text:style-name="P4"><text:s text:c="8"/>var now = new Date(), tot_chan=0, tot_calls=0;</text:p>
      <text:p text:style-name="P4"><text:s text:c="4"/>for (p in channels) {</text:p>
      <text:p text:style-name="P4">+ <text:s text:c="5"/>if (p.substr(0, 10)=='AsyncGoto/')</text:p>
      <text:p text:style-name="P4">+ <text:s text:c="8"/>continue // Don't bother displaying channels during redirection</text:p>
      <text:p text:style-name="P4"><text:soft-page-break/><text:s text:c="7"/>var c = channels[p];</text:p>
      <text:p text:style-name="P4"><text:s text:c="7"/>tot_chan++;</text:p>
      <text:p text:style-name="P4"><text:s text:c="7"/>if (c['Link']!=undefined &amp;&amp; !c['Outgoing']) {</text:p>
      <text:p text:style-name="P4"/>
      <text:p text:style-name="P4"/>
      <text:h text:style-name="Heading_20_3" text:outline-level="3"><text:span text:style-name="T1">Évènements</text:span> lors d'un transfert d'appel</text:h>
      <text:p text:style-name="P14">Très difficiles à suivre lors des transferts via asterisk (assistés ou non), mais a priori le problème des appels fantômes est réglé.</text:p>
      <text:p text:style-name="P14"/>
      <text:h text:style-name="Heading_20_3" text:outline-level="3">API GXP (découverte par hasard avec Firebug...) :</text:h>
      <table:table table:name="Tableau1" table:style-name="Tableau1">
        <table:table-column table:style-name="Tableau1.A"/>
        <table:table-column table:style-name="Tableau1.B"/>
        <table:table-row>
          <table:table-cell table:style-name="Tableau1.A1" office:value-type="string">
            <text:p text:style-name="P7">Définir un paramètre</text:p>
          </table:table-cell>
          <table:table-cell table:style-name="Tableau1.B1" office:value-type="string">
            <text:p text:style-name="P8"><text:a xlink:type="simple" xlink:href="http://192.168.10.121/cgi-bin/api.values.post?P332=77&amp;sid=ddb528ecc7b" text:style-name="Internet_20_link" text:visited-style-name="Visited_20_Internet_20_Link"><text:span text:style-name="T2">http://192.168.10.121/cgi-bin/api.values.post?P332=77&amp;sid=ddb528ecc7b</text:span></text:a></text:p>
          </table:table-cell>
        </table:table-row>
        <table:table-row>
          <table:table-cell table:style-name="Tableau1.A2" office:value-type="string">
            <text:p text:style-name="P7">redémarrer</text:p>
          </table:table-cell>
          <table:table-cell table:style-name="Tableau1.B2" office:value-type="string">
            <text:p text:style-name="P7"><text:a xlink:type="simple" xlink:href="http://192.168.10.121/cgi-bin/api-sys_operation?request=REBOOT&amp;sid=ddb528ecc7b" text:style-name="Internet_20_link" text:visited-style-name="Visited_20_Internet_20_Link">http://192.168.10.121/cgi-bin/api-sys_operation?request=REBOOT&amp;sid=ddb528ecc7b</text:a></text:p>
          </table:table-cell>
        </table:table-row>
        <table:table-row>
          <table:table-cell table:style-name="Tableau1.A2" office:value-type="string">
            <text:p text:style-name="P6">Appliquer la nouvelle configuration</text:p>
          </table:table-cell>
          <table:table-cell table:style-name="Tableau1.B2" office:value-type="string">
            <text:p text:style-name="P9"><text:a xlink:type="simple" xlink:href="http://192.168.10.121/cgi-bin/api-phone_operation?cmd=extend&amp;arg=&amp;sid=ddb528ecc7b" text:style-name="Internet_20_link" text:visited-style-name="Visited_20_Internet_20_Link">http://192.168.10.121/cgi-bin/api-phone_operation?</text:a><text:a xlink:type="simple" xlink:href="http://192.168.10.121/cgi-bin/api-phone_operation?cmd=extend&amp;arg=&amp;sid=ddb528ecc7b" text:style-name="Internet_20_link" text:visited-style-name="Visited_20_Internet_20_Link"><text:span text:style-name="T3">cmd=extend&amp;arg=&amp;</text:span></text:a><text:a xlink:type="simple" xlink:href="http://192.168.10.121/cgi-bin/api-sys_operation?request=REBOOT&amp;sid=ddb528ecc7b" text:style-name="Internet_20_link" text:visited-style-name="Visited_20_Internet_20_Link"><text:span text:style-name="T3">sid=ddb528ecc7b</text:span></text:a></text:p>
          </table:table-cell>
        </table:table-row>
        <table:table-row>
          <table:table-cell table:style-name="Tableau1.A2" office:value-type="string">
            <text:p text:style-name="P7">Lire des informations <text:span text:style-name="T4">(pas besoin d'avoir une session ouverte)</text:span></text:p>
          </table:table-cell>
          <table:table-cell table:style-name="Tableau1.B2" office:value-type="string">
            <text:p text:style-name="P11"><text:a xlink:type="simple" xlink:href="http://192.168.10.121/cgi-bin/api.values.get?request=vendor_fullname:Pphone_model:P1397:P69:P70:P45:P68:Paux_version:Pdsp_version" text:style-name="Internet_20_link" text:visited-style-name="Visited_20_Internet_20_Link">http://192.168.10.121/cgi-bin/api.values.get?request=vendor_fullname:Pphone_model:P1397:P69:P70:P45:P68:Paux_version:Pdsp_version</text:a></text:p>
          </table:table-cell>
        </table:table-row>
        <table:table-row>
          <table:table-cell table:style-name="Tableau1.A2" office:value-type="string">
            <text:p text:style-name="P10">Vérifier que le téléphone a redémarré</text:p>
          </table:table-cell>
          <table:table-cell table:style-name="Tableau1.B2" office:value-type="string">
            <text:p text:style-name="P10"><text:a xlink:type="simple" xlink:href="http://192.168.10.121/cgi-bin/api-check_process_running?request=WEB" text:style-name="Internet_20_link" text:visited-style-name="Visited_20_Internet_20_Link">http://192.168.10.121/cgi-bin/api-check_process_running?request=WEB</text:a></text:p>
          </table:table-cell>
        </table:table-row>
        <table:table-row>
          <table:table-cell table:style-name="Tableau1.A2" office:value-type="string">
            <text:p text:style-name="P7"/>
          </table:table-cell>
          <table:table-cell table:style-name="Tableau1.B2" office:value-type="string">
            <text:p text:style-name="P10"/>
          </table:table-cell>
        </table:table-row>
      </table:table>
      <text:p text:style-name="P7"/>
      <text:p text:style-name="P11">Le fichier de configuration ne doit pas avoir de préfixe ou suffixe.</text:p>
      <text:h text:style-name="Heading_20_3" text:outline-level="3">20140212</text:h>
      <text:p text:style-name="P12">Archivage des ressources Toscawidget :</text:p>
      <text:p text:style-name="P83">/opt/tg22env/bin/python setup.py archive_tw_resources <text:span text:style-name="T10">\</text:span></text:p>
      <text:p text:style-name="P83"><text:tab/>-o /tmp/tw_resources -<text:span text:style-name="T10">d astportal2</text:span></text:p>
      <text:p text:style-name="Preformatted_20_Text">running archive_tw_resources</text:p>
      <text:p text:style-name="Preformatted_20_Text"/>
      <text:h text:style-name="P147" text:outline-level="3">20140<text:span text:style-name="T5">3</text:span>12</text:h>
      <text:p text:style-name="P13">Gestion des priorités entre files (cf. demande Digiway) :</text:p>
      <text:list xml:id="list2659900583282854752" text:style-name="L4">
        <text:list-item>
          <text:p text:style-name="P124">Cas 1 : 2 files : une file A et une file B<text:line-break/>Un appel A1 arrive en file A. Au bout de 30 secondes d'attente en file A, il est retiré (dissuadé) de la file A et placé dans la file B. <text:s/>En clair le traitement d'une dissuasion peut-il être une mise en file d'attente ?</text:p>
        </text:list-item>
      </text:list>
      <text:p text:style-name="P81">[App_1_Entrant]</text:p>
      <text:p text:style-name="P81">exten =&gt; s,1,NoOp()</text:p>
      <text:p text:style-name="P81"><text:soft-page-break/>exten =&gt; s,2,Set(CONNECTDELAY=0)</text:p>
      <text:p text:style-name="P81">exten =&gt; s,3,Set(MONITOR=0)</text:p>
      <text:p text:style-name="P81">exten =&gt; s,4,Queue(test,,,,10,,,agent_connect)</text:p>
      <text:p text:style-name="P81">exten =&gt; s,5,Set(CONNECTDELAY=0)</text:p>
      <text:p text:style-name="P81">exten =&gt; s,6,Set(MONITOR=0)</text:p>
      <text:p text:style-name="P81">exten =&gt; s,7,Queue(test_prio,,,,,,,agent_connect)</text:p>
      <text:p text:style-name="P81">exten =&gt; s,8,Return</text:p>
      <text:p text:style-name="P81"/>
      <text:p text:style-name="Preformatted_20_Text">;exten =&gt; s,n,Set(QUEUE_MIN_PENALTY=1)</text:p>
      <text:p text:style-name="Preformatted_20_Text">;exten =&gt; s,n,Set(QUEUE_MAX_PENALTY=1)</text:p>
      <text:p text:style-name="Preformatted_20_Text"/>
      <text:list xml:id="list4215683700272147060" text:style-name="L5">
        <text:list-item>
          <text:p text:style-name="P125">Cas 2 : 1 file A<text:line-break/>Un appel A1 (choix 1 du SVI) est mis en file d'attente à 10:30:00 avec une priorité 1 (basse)<text:line-break/>Un appel B1 (choix 2) est mis en file d'attente à 10:30:10 avec une priorité 1 (basse)<text:line-break/>A 10:30:40, les 2 appels sont toujours en attente.<text:line-break/>A 10:30:40, après 30 secondes d'attente la priorité de l'appel B1 est augmentée automatiquement (priorité = 2).<text:line-break/>Un agent se libère : l'appel B1 est distribué en priorité sur l'appel A1.</text:p>
        </text:list-item>
      </text:list>
      <text:p text:style-name="P80">[App_2_Entrant]</text:p>
      <text:p text:style-name="P80">exten =&gt; s,1,NoOp()</text:p>
      <text:p text:style-name="P80">exten =&gt; s,2,Set(CONNECTDELAY=0)</text:p>
      <text:p text:style-name="P80">exten =&gt; s,3,Set(MONITOR=0)</text:p>
      <text:p text:style-name="P80">exten =&gt; s,4,Queue(test,,,,,,,agent_connect)</text:p>
      <text:p text:style-name="P80">exten =&gt; s,5,Return</text:p>
      <text:p text:style-name="P80"/>
      <text:p text:style-name="P80">[App_3_Entrant]</text:p>
      <text:p text:style-name="P80">exten =&gt; s,1,NoOp()</text:p>
      <text:p text:style-name="P80">exten =&gt; s,2,Set(CONNECTDELAY=0)</text:p>
      <text:p text:style-name="P80">exten =&gt; s,3,Set(MONITOR=0)</text:p>
      <text:p text:style-name="P80">exten =&gt; s,4,Queue(test,,,,10,,,agent_connect)</text:p>
      <text:p text:style-name="P80">exten =&gt; s,5,Set(QUEUE_PRIO=1)</text:p>
      <text:p text:style-name="P80">exten =&gt; s,6,Set(CONNECTDELAY=0)</text:p>
      <text:p text:style-name="P80">exten =&gt; s,7,Set(MONITOR=0)</text:p>
      <text:p text:style-name="P80">exten =&gt; s,8,Queue(test,,,,,,,agent_connect)</text:p>
      <text:p text:style-name="P80">exten =&gt; s,9,Return</text:p>
      <text:p text:style-name="P82"/>
      <text:p text:style-name="P15">Il faudrait ajouter une variable <text:span text:style-name="T6">timeout</text:span> dans la définition de l'appel de Queue (cf. application / scenario).</text:p>
      <text:p text:style-name="P15"><text:span text:style-name="T6">queuerules.conf</text:span> n'est pas utilisé ! </text:p>
      <text:p text:style-name="P15"/>
      <text:p text:style-name="P12"/>
      <text:h text:style-name="Heading_20_3" text:outline-level="3">HT50<text:span text:style-name="T9">3</text:span></text:h>
      <text:p text:style-name="P16">Fax tone detection mode :</text:p>
      <text:list xml:id="list480605026058582092" text:style-name="L6">
        <text:list-item>
          <text:p text:style-name="P126">callee : asterisk vers HT50<text:span text:style-name="T9">3</text:span>,</text:p>
        </text:list-item>
        <text:list-item>
          <text:p text:style-name="P127">calle<text:span text:style-name="T9">r</text:span> : <text:span text:style-name="T9">HT503 vers </text:span>asterisk.</text:p>
        </text:list-item>
      </text:list>
      <text:p text:style-name="P17">Appel de iaxmodem vers HT503 utilise bien T.38.</text:p>
      <text:p text:style-name="P17">Mais pas de T.38 de HT503 vers asterisk : le reinvite T.38 envoyé par HT503 est rejeté par asterisk / iaxmodem (488), pourquoi ?</text:p>
      <text:p text:style-name="P18">Fax : mettre les fichiers PDF dans la base.</text:p>
      <text:h text:style-name="P148" text:outline-level="3"><text:soft-page-break/>Voicemail ODBC</text:h>
      <text:p text:style-name="Text_20_body"><text:span text:style-name="T11">voir </text:span><text:a xlink:type="simple" xlink:href="https://wiki.asterisk.org/wiki/display/AST/Storing+Voicemail+in+PostgreSQL+via+ODBC" text:style-name="Internet_20_link" text:visited-style-name="Visited_20_Internet_20_Link"><text:span text:style-name="T11">https://wiki.asterisk.org/wiki/display/AST/Storing+Voicemail+in+PostgreSQL+via+ODBC</text:span></text:a><text:span text:style-name="T11">.</text:span></text:p>
      <text:p text:style-name="P19">Construction de la table et du trigger pour nettoyage : utils/pg_odbc_voicemail.sql.</text:p>
      <text:p text:style-name="Text_20_body">/<text:span text:style-name="T12">etc/odbcinst.ini définit le ou les drives existants :</text:span></text:p>
      <text:p text:style-name="P84">[PostgreSQL]</text:p>
      <text:p text:style-name="P84">Description<text:tab/>= ODBC for PostgreSQL</text:p>
      <text:p text:style-name="P84">Driver<text:tab/><text:tab/>= /usr/lib/psqlodbcw.so</text:p>
      <text:p text:style-name="P84">Setup<text:tab/><text:tab/>= /usr/lib/libodbcpsqlS.so</text:p>
      <text:p text:style-name="P84">Driver64<text:tab/>= /usr/lib64/psqlodbcw.so</text:p>
      <text:p text:style-name="P84">Setup64<text:tab/><text:tab/>= /usr/lib64/libodbcpsqlS.so</text:p>
      <text:p text:style-name="P84">FileUsage<text:tab/>= 1<text:line-break/>[jdg@tiare ~]$ odbcinst -q -d</text:p>
      <text:p text:style-name="Preformatted_20_Text">[PostgreSQL]</text:p>
      <text:p text:style-name="P20"/>
      <text:p text:style-name="P20">/etc/odbc.ini définit une source de données :</text:p>
      <text:p text:style-name="Preformatted_20_Text">[astportal]</text:p>
      <text:p text:style-name="Preformatted_20_Text">Description <text:s text:c="10"/>= ODBC Testing</text:p>
      <text:p text:style-name="Preformatted_20_Text">Driver <text:s text:c="15"/>= PostgreSQL</text:p>
      <text:p text:style-name="Preformatted_20_Text">Trace <text:s text:c="16"/>= No</text:p>
      <text:p text:style-name="Preformatted_20_Text">TraceFile <text:s text:c="12"/>= sql.log</text:p>
      <text:p text:style-name="Preformatted_20_Text">Database <text:s text:c="13"/>= astportal2</text:p>
      <text:p text:style-name="Preformatted_20_Text">Servername <text:s text:c="11"/>= </text:p>
      <text:p text:style-name="Preformatted_20_Text">UserName <text:s text:c="13"/>= postgres</text:p>
      <text:p text:style-name="Preformatted_20_Text">Password <text:s text:c="13"/>= </text:p>
      <text:p text:style-name="Preformatted_20_Text">Port <text:s text:c="17"/>= 5432</text:p>
      <text:p text:style-name="Preformatted_20_Text">ReadOnly <text:s text:c="13"/>= No</text:p>
      <text:p text:style-name="Preformatted_20_Text">RowVersioning <text:s text:c="8"/>= No</text:p>
      <text:p text:style-name="Preformatted_20_Text">ShowSystemTables <text:s text:c="5"/>= No</text:p>
      <text:p text:style-name="Preformatted_20_Text">ShowOidColumn <text:s text:c="8"/>= No</text:p>
      <text:p text:style-name="Preformatted_20_Text">FakeOidIndex <text:s text:c="9"/>= No</text:p>
      <text:p text:style-name="Preformatted_20_Text">ConnSettings <text:s text:c="9"/>=</text:p>
      <text:p text:style-name="Preformatted_20_Text"/>
      <text:p text:style-name="Preformatted_20_Text">[jdg@tiare ~]$ odbcinst -q -s</text:p>
      <text:p text:style-name="Preformatted_20_Text">[astportal]</text:p>
      <text:p text:style-name="P84"/>
      <text:p text:style-name="P84">[jdg@tiare ~]$ isql -v astportal</text:p>
      <text:p text:style-name="P84">+---------------------------------------+</text:p>
      <text:p text:style-name="P84">| Connected! <text:s text:c="27"/>|</text:p>
      <text:p text:style-name="P84">| <text:s text:c="38"/>|</text:p>
      <text:p text:style-name="P84">| sql-statement <text:s text:c="24"/>|</text:p>
      <text:p text:style-name="P84">| help [tablename] <text:s text:c="21"/>|</text:p>
      <text:p text:style-name="P84">| quit <text:s text:c="33"/>|</text:p>
      <text:p text:style-name="P84">| <text:s text:c="38"/>|</text:p>
      <text:p text:style-name="P84">+---------------------------------------+</text:p>
      <text:p text:style-name="P84">SQL&gt; select version();</text:p>
      <text:p text:style-name="P84">+-------------------------------------------------------------+</text:p>
      <text:p text:style-name="P84">| version <text:s text:c="292"/>|</text:p>
      <text:p text:style-name="P84">+-------------------------------------------------------------+</text:p>
      <text:p text:style-name="P84">| PostgreSQL 9.3.5 on x86_64-redhat-linux-gnu, compiled by gcc (GCC) 4.8.3 20140624 (Red Hat 4.8.3-1), 64-bit <text:s text:c="192"/>|</text:p>
      <text:p text:style-name="P84">+-------------------------------------------------------------+</text:p>
      <text:p text:style-name="P84">SQLRowCount returns 1</text:p>
      <text:p text:style-name="P84">1 rows fetched</text:p>
      <text:p text:style-name="P84"/>
      <text:p text:style-name="P20">Ensuite on définit la source de données pour Asterisk , dans res_odbc.conf :</text:p>
      <text:p text:style-name="P84">;;; odbc setup file</text:p>
      <text:p text:style-name="P84"><text:soft-page-break/></text:p>
      <text:p text:style-name="P84">[ENV]</text:p>
      <text:p text:style-name="P84"/>
      <text:p text:style-name="P84">[astportal] ; PostgreSQL</text:p>
      <text:p text:style-name="P84">dsn =&gt; astportal ; cf. /etc/odbc.ini</text:p>
      <text:p text:style-name="P84">pre-connect =&gt; yes</text:p>
      <text:p text:style-name="P84"><text:s/>...</text:p>
      <text:p text:style-name="P84"/>
      <text:p text:style-name="P20">Finalement, on configure la messagerie vocale pour stockage dans la source de données ODBC :</text:p>
      <text:p text:style-name="Preformatted_20_Text">odbcstorage=astportal</text:p>
      <text:p text:style-name="Preformatted_20_Text">; The default table for ODBC voicemail storage is voicemessages.</text:p>
      <text:p text:style-name="Preformatted_20_Text">odbctable=voicemessages</text:p>
      <text:p text:style-name="Preformatted_20_Text"/>
      <text:p text:style-name="Text_20_body"/>
      <text:h text:style-name="P149" text:outline-level="3">Écran Grandstream</text:h>
      <text:p text:style-name="P21">Création d'un nouveau programme controllers/grandstream qui gère la personnalisation de l'écran et la génération de l'annuaire au format XML (à retirer de controllers/phonebook).</text:p>
      <text:p text:style-name="P21"/>
      <text:h text:style-name="Heading_20_3" text:outline-level="3"><text:span text:style-name="T13">20141101 </text:span>TurboGears2 (2.3.4)</text:h>
      <text:p text:style-name="P31">Portage de tg 2.2 vers 2.3, dans branche tg23.</text:p>
      <text:p text:style-name="P23">Problèmes avec tgext.menu et ToscaWidgets, modifications mineures de :</text:p>
      <text:list xml:id="list9075975852007152723" text:style-name="L7">
        <text:list-item>
          <text:p text:style-name="P128">tgext.menu-1.0rc3-py2.7.egg/tgext/menu/</text:p>
          <text:list>
            <text:list-item>
              <text:p text:style-name="P128">__init__.py</text:p>
            </text:list-item>
            <text:list-item>
              <text:p text:style-name="P128">caches.py</text:p>
            </text:list-item>
            <text:list-item>
              <text:p text:style-name="P128">functions.py</text:p>
            </text:list-item>
            <text:list-item>
              <text:p text:style-name="P128">util.py</text:p>
            </text:list-item>
          </text:list>
        </text:list-item>
        <text:list-item>
          <text:p text:style-name="P128">./ToscaWidgets-0.9.12-py2.7.egg/tw/core/</text:p>
          <text:list>
            <text:list-item>
              <text:p text:style-name="P128">resources.py</text:p>
            </text:list-item>
            <text:list-item>
              <text:p text:style-name="P128">view.py</text:p>
            </text:list-item>
          </text:list>
        </text:list-item>
      </text:list>
      <text:p text:style-name="P22"/>
      <text:p text:style-name="P25">Pour tgext.menu, clonage du dépôt sur github, puis en local ; validation modifications en local, puis renvoyées sur github, et pull request sur github :</text:p>
      <text:p text:style-name="Preformatted_20_Text">[jdg@tiare tgext.menu]$ git commit -a</text:p>
      <text:p text:style-name="Preformatted_20_Text">[master b4df6e7] TurboGears 2.3 compatibility</text:p>
      <text:p text:style-name="Preformatted_20_Text"><text:s/>4 files changed, 20 insertions(+), 8 deletions(-)</text:p>
      <text:p text:style-name="Preformatted_20_Text"/>
      <text:p text:style-name="Preformatted_20_Text">[jdg@tiare tgext.menu]$ <text:span text:style-name="T14">GIT_ASKPASS=1</text:span> git push -v</text:p>
      <text:p text:style-name="Preformatted_20_Text">Poussage vers https://github.com/sysnux/tgext.menu.git</text:p>
      <text:p text:style-name="Preformatted_20_Text">error: cannot run 1: No such file or directory</text:p>
      <text:p text:style-name="Preformatted_20_Text">Username for 'https://github.com': sysnux</text:p>
      <text:p text:style-name="Preformatted_20_Text">error: cannot run 1: No such file or directory</text:p>
      <text:p text:style-name="Preformatted_20_Text">Password for 'https://sysnux@github.com': </text:p>
      <text:p text:style-name="Preformatted_20_Text">Counting objects: 64, done.</text:p>
      <text:p text:style-name="Preformatted_20_Text">Delta compression using up to 4 threads.</text:p>
      <text:p text:style-name="Preformatted_20_Text">Compressing objects: 100% (8/8), done.</text:p>
      <text:p text:style-name="Preformatted_20_Text">Writing objects: 100% (8/8), 1016 bytes | 0 bytes/s, done.</text:p>
      <text:p text:style-name="Preformatted_20_Text">Total 8 (delta 5), reused 0 (delta 0)</text:p>
      <text:p text:style-name="Preformatted_20_Text"><text:soft-page-break/>POST git-receive-pack (1168 bytes)</text:p>
      <text:p text:style-name="Preformatted_20_Text">To https://github.com/sysnux/tgext.menu.git</text:p>
      <text:p text:style-name="Preformatted_20_Text"><text:s text:c="3"/>6fde050..b4df6e7 <text:s/>master -&gt; master</text:p>
      <text:p text:style-name="Preformatted_20_Text">updating local tracking ref 'refs/remotes/origin/master'</text:p>
      <text:p text:style-name="P24"/>
      <text:p text:style-name="P24">T<text:span text:style-name="T15">entative d'utilisation de chameleon.genshi pour accélérer le rendu des templates, mais ne fonctionne pas, erreur TG...</text:span></text:p>
      <text:p text:style-name="P26">Liste des packages indispensables :</text:p>
      <text:p text:style-name="Preformatted_20_Text">(tg234)[jdg@tiare astportal3]$ pip list</text:p>
      <text:p text:style-name="Preformatted_20_Text">argparse (1.2.1)</text:p>
      <text:p text:style-name="Preformatted_20_Text">Error when trying to get requirement for VCS system Command /usr/bin/git config remote.origin.url failed with error code 1 in /home/SysNux/Projets/astportal3, falling back to uneditable format <text:s text:c="77"/></text:p>
      <text:p text:style-name="Preformatted_20_Text">Could not determine repository location of /home/SysNux/Projets/astportal3 <text:s text:c="15"/></text:p>
      <text:p text:style-name="Preformatted_20_Text">astportal2 (20141031dev)</text:p>
      <text:p text:style-name="Preformatted_20_Text">backlash (0.0.6)</text:p>
      <text:p text:style-name="Preformatted_20_Text">Beaker (1.6.4)</text:p>
      <text:p text:style-name="Preformatted_20_Text">BeautifulSoup (3.2.1)</text:p>
      <text:p text:style-name="Preformatted_20_Text">cliff (1.8.0)</text:p>
      <text:p text:style-name="Preformatted_20_Text">cmd2 (0.6.7)</text:p>
      <text:p text:style-name="Preformatted_20_Text">crank (0.7.1)</text:p>
      <text:p text:style-name="Preformatted_20_Text">FormEncode (1.3.0a1)</text:p>
      <text:p text:style-name="Preformatted_20_Text">gearbox (0.0.6)</text:p>
      <text:p text:style-name="Preformatted_20_Text">Genshi (0.7)</text:p>
      <text:p text:style-name="Preformatted_20_Text">ipython (2.3.0)</text:p>
      <text:p text:style-name="Preformatted_20_Text">Mako (1.0.0)</text:p>
      <text:p text:style-name="Preformatted_20_Text">MarkupSafe (0.23)</text:p>
      <text:p text:style-name="Preformatted_20_Text">PasteDeploy (1.5.2)</text:p>
      <text:p text:style-name="Preformatted_20_Text">pbr (0.10.0)</text:p>
      <text:p text:style-name="Preformatted_20_Text">pip (1.5.6)</text:p>
      <text:p text:style-name="Preformatted_20_Text">prettytable (0.7.2)</text:p>
      <text:p text:style-name="Preformatted_20_Text">psycopg2 (2.5.4)</text:p>
      <text:p text:style-name="Preformatted_20_Text">pygraphviz (1.3rc2)</text:p>
      <text:p text:style-name="Preformatted_20_Text">pyparsing (2.0.3)</text:p>
      <text:p text:style-name="Preformatted_20_Text">python-dateutil (1.5)</text:p>
      <text:p text:style-name="Preformatted_20_Text">repoze.lru (0.6)</text:p>
      <text:p text:style-name="Preformatted_20_Text">repoze.who (2.2)</text:p>
      <text:p text:style-name="Preformatted_20_Text">setuptools (3.6)</text:p>
      <text:p text:style-name="Preformatted_20_Text">six (1.8.0)</text:p>
      <text:p text:style-name="Preformatted_20_Text">SQLAlchemy (0.9.8)</text:p>
      <text:p text:style-name="Preformatted_20_Text">stevedore (1.1.0)</text:p>
      <text:p text:style-name="Preformatted_20_Text">Tempita (0.5.2)</text:p>
      <text:p text:style-name="Preformatted_20_Text">tg.devtools (2.3.4)</text:p>
      <text:p text:style-name="Preformatted_20_Text">tgext.menu (1.0rc3)</text:p>
      <text:p text:style-name="Preformatted_20_Text">TGScheduler (1.6.3)</text:p>
      <text:p text:style-name="Preformatted_20_Text">ToscaWidgets (0.9.12)</text:p>
      <text:p text:style-name="Preformatted_20_Text">transaction (1.4.3)</text:p>
      <text:p text:style-name="Preformatted_20_Text">TurboGears2 (2.3.4)</text:p>
      <text:p text:style-name="Preformatted_20_Text">tw.forms (0.9.9)</text:p>
      <text:p text:style-name="Preformatted_20_Text">tw.jqgrid (0.3.2)</text:p>
      <text:p text:style-name="Preformatted_20_Text">tw.jquery (0.9.10)</text:p>
      <text:p text:style-name="Preformatted_20_Text">tw.uitheme (0.2.2)</text:p>
      <text:p text:style-name="Preformatted_20_Text">vobject (0.8.1c)</text:p>
      <text:p text:style-name="Preformatted_20_Text">WebHelpers (1.3)</text:p>
      <text:p text:style-name="Preformatted_20_Text">WebOb (1.4)</text:p>
      <text:p text:style-name="Preformatted_20_Text">WebTest (1.4.3)</text:p>
      <text:p text:style-name="Preformatted_20_Text">wsgiref (0.1.2)</text:p>
      <text:p text:style-name="Preformatted_20_Text">zope.interface (4.1.1)</text:p>
      <text:p text:style-name="Preformatted_20_Text">zope.sqlalchemy (0.7.5)</text:p>
      <text:p text:style-name="P26"/>
      <text:p text:style-name="P26"><text:soft-page-break/>Avec gearbox#wsgiref, on atteint environ 60 à 65 req/s :</text:p>
      <text:p text:style-name="P85">[jdg@tiare astportal2]$ ab -k -n 1000 -c 50 http://localhost:8081/db_schema </text:p>
      <text:p text:style-name="P85"><text:s/>...</text:p>
      <text:p text:style-name="P85"/>
      <text:p text:style-name="P85">Finished 1000 requests</text:p>
      <text:p text:style-name="P85"/>
      <text:p text:style-name="P85">Server Software: <text:s text:c="7"/>WSGIServer/0.1</text:p>
      <text:p text:style-name="P85">Server Hostname: <text:s text:c="7"/>localhost</text:p>
      <text:p text:style-name="P85">Server Port: <text:s text:c="11"/>8081</text:p>
      <text:p text:style-name="P85"/>
      <text:p text:style-name="P85">Document Path: <text:s text:c="9"/>/db_schema</text:p>
      <text:p text:style-name="P85">Document Length: <text:s text:c="7"/>9561 bytes</text:p>
      <text:p text:style-name="P85"/>
      <text:p text:style-name="P85">Concurrency Level: <text:s text:c="5"/>50</text:p>
      <text:p text:style-name="P85">Time taken for tests: <text:s text:c="2"/>13.050 seconds</text:p>
      <text:p text:style-name="P85">Complete requests: <text:s text:c="5"/>1000</text:p>
      <text:p text:style-name="P85">Failed requests: <text:s text:c="7"/>0</text:p>
      <text:p text:style-name="P85">Keep-Alive requests: <text:s text:c="3"/>0</text:p>
      <text:p text:style-name="P85">Total transferred: <text:s text:c="5"/>9759000 bytes</text:p>
      <text:p text:style-name="P85">HTML transferred: <text:s text:c="6"/>9561000 bytes</text:p>
      <text:p text:style-name="P85">Requests per second: <text:s text:c="3"/>76.63 [#/sec] (mean)</text:p>
      <text:p text:style-name="P85">Time per request: <text:s text:c="6"/>652.476 [ms] (mean)</text:p>
      <text:p text:style-name="P85">Time per request: <text:s text:c="6"/>13.050 [ms] (mean, across all concurrent requests)</text:p>
      <text:p text:style-name="P85">Transfer rate: <text:s text:c="9"/>730.32 [Kbytes/sec] received</text:p>
      <text:p text:style-name="P85"/>
      <text:p text:style-name="P85">Connection Times (ms)</text:p>
      <text:p text:style-name="P85"><text:s text:c="14"/>min <text:s/>mean[+/-sd] median <text:s text:c="2"/>max</text:p>
      <text:p text:style-name="P85">Connect: <text:s text:c="7"/>0 <text:s text:c="2"/>13 259.2 <text:s text:c="5"/>0 <text:s text:c="3"/>7017</text:p>
      <text:p text:style-name="P85">Processing: <text:s text:c="3"/>20 <text:s/>107 637.3 <text:s text:c="4"/>64 <text:s text:c="2"/>13047</text:p>
      <text:p text:style-name="P85">Waiting: <text:s text:c="6"/>19 <text:s/>107 637.3 <text:s text:c="4"/>64 <text:s text:c="2"/>13047</text:p>
      <text:p text:style-name="P85">Total: <text:s text:c="8"/>22 <text:s/>120 757.9 <text:s text:c="4"/>64 <text:s text:c="2"/>13049</text:p>
      <text:p text:style-name="P85"/>
      <text:p text:style-name="P85">Percentage of the requests served within a certain time (ms)</text:p>
      <text:p text:style-name="P85"><text:s text:c="2"/>50% <text:s text:c="4"/>64</text:p>
      <text:p text:style-name="P85"><text:s text:c="2"/>66% <text:s text:c="4"/>65</text:p>
      <text:p text:style-name="P85"><text:s text:c="2"/>75% <text:s text:c="4"/>65</text:p>
      <text:p text:style-name="P85"><text:s text:c="2"/>80% <text:s text:c="4"/>66</text:p>
      <text:p text:style-name="P85"><text:s text:c="2"/>90% <text:s text:c="4"/>69</text:p>
      <text:p text:style-name="P85"><text:s text:c="2"/>95% <text:s text:c="4"/>71</text:p>
      <text:p text:style-name="P85"><text:s text:c="2"/>98% <text:s text:c="4"/>83</text:p>
      <text:p text:style-name="P85"><text:s text:c="2"/>99% <text:s text:c="4"/>98</text:p>
      <text:p text:style-name="P85"><text:s/>100% <text:s/>13049 (longest request)</text:p>
      <text:p text:style-name="P26"/>
      <text:p text:style-name="P27">Avec Cherrypy, seulement la moitié :</text:p>
      <text:p text:style-name="Preformatted_20_Text">[jdg@tiare astportal2]$ ab -k -n 1000 -c 50 http://localhost:8081/db_schema</text:p>
      <text:p text:style-name="P86"><text:s/>...</text:p>
      <text:p text:style-name="P86">Finished 1000 requests</text:p>
      <text:p text:style-name="Preformatted_20_Text"/>
      <text:p text:style-name="Preformatted_20_Text"/>
      <text:p text:style-name="Preformatted_20_Text">Server Software: <text:s text:c="7"/>tiare.sysnux.pf</text:p>
      <text:p text:style-name="Preformatted_20_Text">Server Hostname: <text:s text:c="7"/>localhost</text:p>
      <text:p text:style-name="Preformatted_20_Text">Server Port: <text:s text:c="11"/>8081</text:p>
      <text:p text:style-name="Preformatted_20_Text"/>
      <text:p text:style-name="Preformatted_20_Text">Document Path: <text:s text:c="9"/>/db_schema</text:p>
      <text:p text:style-name="Preformatted_20_Text">Document Length: <text:s text:c="7"/>9561 bytes</text:p>
      <text:p text:style-name="Preformatted_20_Text"/>
      <text:p text:style-name="Preformatted_20_Text">Concurrency Level: <text:s text:c="5"/>50</text:p>
      <text:p text:style-name="Preformatted_20_Text">Time taken for tests: <text:s text:c="2"/>30.843 seconds</text:p>
      <text:p text:style-name="Preformatted_20_Text">Complete requests: <text:s text:c="5"/>1000</text:p>
      <text:p text:style-name="Preformatted_20_Text">Failed requests: <text:s text:c="7"/>20</text:p>
      <text:p text:style-name="Preformatted_20_Text"><text:s text:c="3"/>(Connect: 0, Receive: 0, Length: 20, Exceptions: 0)</text:p>
      <text:p text:style-name="Preformatted_20_Text"><text:soft-page-break/>Keep-Alive requests: <text:s text:c="3"/>980</text:p>
      <text:p text:style-name="Preformatted_20_Text">Total transferred: <text:s text:c="5"/>9575580 bytes</text:p>
      <text:p text:style-name="Preformatted_20_Text">HTML transferred: <text:s text:c="6"/>9369780 bytes</text:p>
      <text:p text:style-name="Preformatted_20_Text">Requests per second: <text:s text:c="3"/>32.42 [#/sec] (mean)</text:p>
      <text:p text:style-name="Preformatted_20_Text">Time per request: <text:s text:c="6"/>1542.152 [ms] (mean)</text:p>
      <text:p text:style-name="Preformatted_20_Text">Time per request: <text:s text:c="6"/>30.843 [ms] (mean, across all concurrent requests)</text:p>
      <text:p text:style-name="Preformatted_20_Text">Transfer rate: <text:s text:c="9"/>303.19 [Kbytes/sec] received</text:p>
      <text:p text:style-name="Preformatted_20_Text"/>
      <text:p text:style-name="Preformatted_20_Text">Connection Times (ms)</text:p>
      <text:p text:style-name="Preformatted_20_Text"><text:s text:c="14"/>min <text:s/>mean[+/-sd] median <text:s text:c="2"/>max</text:p>
      <text:p text:style-name="Preformatted_20_Text">Connect: <text:s text:c="7"/>0 <text:s text:c="3"/>1 <text:s/>31.6 <text:s text:c="5"/>0 <text:s text:c="3"/>1000</text:p>
      <text:p text:style-name="Preformatted_20_Text">Processing: <text:s text:c="3"/>12 <text:s/>821 3881.6 <text:s text:c="3"/>109 <text:s text:c="2"/>30840</text:p>
      <text:p text:style-name="Preformatted_20_Text">Waiting: <text:s text:c="6"/>12 <text:s/>815 4166.1 <text:s text:c="4"/>94 <text:s text:c="2"/>30840</text:p>
      <text:p text:style-name="Preformatted_20_Text">Total: <text:s text:c="8"/>12 <text:s/>822 3889.3 <text:s text:c="3"/>109 <text:s text:c="2"/>30842</text:p>
      <text:p text:style-name="Preformatted_20_Text"/>
      <text:p text:style-name="Preformatted_20_Text">Percentage of the requests served within a certain time (ms)</text:p>
      <text:p text:style-name="Preformatted_20_Text"><text:s text:c="2"/>50% <text:s text:c="3"/>109</text:p>
      <text:p text:style-name="Preformatted_20_Text"><text:s text:c="2"/>66% <text:s text:c="3"/>128</text:p>
      <text:p text:style-name="Preformatted_20_Text"><text:s text:c="2"/>75% <text:s text:c="3"/>141</text:p>
      <text:p text:style-name="Preformatted_20_Text"><text:s text:c="2"/>80% <text:s text:c="3"/>150</text:p>
      <text:p text:style-name="Preformatted_20_Text"><text:s text:c="2"/>90% <text:s text:c="3"/>178</text:p>
      <text:p text:style-name="Preformatted_20_Text"><text:s text:c="2"/>95% <text:s text:c="3"/>222</text:p>
      <text:p text:style-name="Preformatted_20_Text"><text:s text:c="2"/>98% <text:s/>20639</text:p>
      <text:p text:style-name="Preformatted_20_Text"><text:s text:c="2"/>99% <text:s/>30666</text:p>
      <text:p text:style-name="Preformatted_20_Text"><text:s/>100% <text:s/>30842 (longest request)</text:p>
      <text:p text:style-name="P27"/>
      <text:p text:style-name="P28">En fait c'est lié au nombre de threads de CherryPy ; en ajoutant numthread=100 (dans tiare.ini), on obtient <text:span text:style-name="T16">~90 req/s</text:span> :</text:p>
      <text:p text:style-name="P87">[jdg@tiare astportal2]$ ab -k -n 1000 -c 50 http://localhost:8081/db_schema</text:p>
      <text:p text:style-name="P87"><text:s/>...</text:p>
      <text:p text:style-name="P87">Finished 1000 requests</text:p>
      <text:p text:style-name="P87"/>
      <text:p text:style-name="P87"/>
      <text:p text:style-name="P87">Server Software: <text:s text:c="7"/>tiare.sysnux.pf</text:p>
      <text:p text:style-name="P87">Server Hostname: <text:s text:c="7"/>localhost</text:p>
      <text:p text:style-name="P87">Server Port: <text:s text:c="11"/>8081</text:p>
      <text:p text:style-name="P87"/>
      <text:p text:style-name="P87">Document Path: <text:s text:c="9"/>/db_schema</text:p>
      <text:p text:style-name="P87">Document Length: <text:s text:c="7"/>9561 bytes</text:p>
      <text:p text:style-name="P87"/>
      <text:p text:style-name="P87">Concurrency Level: <text:s text:c="5"/>50</text:p>
      <text:p text:style-name="P87">Time taken for tests: <text:s text:c="2"/>10.895 seconds</text:p>
      <text:p text:style-name="P87">Complete requests: <text:s text:c="5"/>1000</text:p>
      <text:p text:style-name="P87">Failed requests: <text:s text:c="7"/>0</text:p>
      <text:p text:style-name="P87">Keep-Alive requests: <text:s text:c="3"/>1000</text:p>
      <text:p text:style-name="P87">Total transferred: <text:s text:c="5"/>9771000 bytes</text:p>
      <text:p text:style-name="P87">HTML transferred: <text:s text:c="6"/>9561000 bytes</text:p>
      <text:p text:style-name="P87">Requests per second: <text:s text:c="3"/>91.79 [#/sec] (mean)</text:p>
      <text:p text:style-name="P87">Time per request: <text:s text:c="6"/>544.731 [ms] (mean)</text:p>
      <text:p text:style-name="P87">Time per request: <text:s text:c="6"/>10.895 [ms] (mean, across all concurrent requests)</text:p>
      <text:p text:style-name="P87">Transfer rate: <text:s text:c="9"/>875.84 [Kbytes/sec] received</text:p>
      <text:p text:style-name="P87"/>
      <text:p text:style-name="P87">Connection Times (ms)</text:p>
      <text:p text:style-name="P87"><text:s text:c="14"/>min <text:s/>mean[+/-sd] median <text:s text:c="2"/>max</text:p>
      <text:p text:style-name="P87">Connect: <text:s text:c="7"/>0 <text:s text:c="2"/>41 274.9 <text:s text:c="5"/>0 <text:s text:c="3"/>3004</text:p>
      <text:p text:style-name="P87">Processing: <text:s text:c="3"/>77 <text:s/>492 134.8 <text:s text:c="3"/>518 <text:s text:c="3"/>1436</text:p>
      <text:p text:style-name="P87">Waiting: <text:s text:c="6"/>63 <text:s/>479 134.2 <text:s text:c="3"/>505 <text:s text:c="3"/>1412</text:p>
      <text:p text:style-name="P87">Total: <text:s text:c="8"/>77 <text:s/>533 332.1 <text:s text:c="3"/>519 <text:s text:c="3"/>3651</text:p>
      <text:p text:style-name="P87"/>
      <text:p text:style-name="P87">Percentage of the requests served within a certain time (ms)</text:p>
      <text:p text:style-name="P87"><text:s text:c="2"/>50% <text:s text:c="3"/>519</text:p>
      <text:p text:style-name="P87"><text:s text:c="2"/>66% <text:s text:c="3"/>540</text:p>
      <text:p text:style-name="P87"><text:soft-page-break/><text:s text:c="2"/>75% <text:s text:c="3"/>554</text:p>
      <text:p text:style-name="P87"><text:s text:c="2"/>80% <text:s text:c="3"/>564</text:p>
      <text:p text:style-name="P87"><text:s text:c="2"/>90% <text:s text:c="3"/>597</text:p>
      <text:p text:style-name="P87"><text:s text:c="2"/>95% <text:s text:c="3"/>642</text:p>
      <text:p text:style-name="P87"><text:s text:c="2"/>98% <text:s text:c="2"/>1695</text:p>
      <text:p text:style-name="P87"><text:s text:c="2"/>99% <text:s text:c="2"/>2275</text:p>
      <text:p text:style-name="P87"><text:s/>100% <text:s text:c="2"/>3651 (longest request)</text:p>
      <text:p text:style-name="P28"/>
      <text:p text:style-name="P29"/>
      <text:p text:style-name="P29">Avec gevent, on obtient <text:span text:style-name="T18">d</text:span>es résultats <text:span text:style-name="T18">légèrement meilleurs</text:span>, <text:span text:style-name="T17">avec</text:span> moins de mémoire consommée, <text:span text:style-name="T17">mais pas de Keep-Alive</text:span> :</text:p>
      <text:p text:style-name="Preformatted_20_Text">[jdg@tiare astportal2]$ ab -k -n 1000 -c 50 http://localhost:8081/db_schema</text:p>
      <text:p text:style-name="Preformatted_20_Text"><text:s/>...</text:p>
      <text:p text:style-name="Preformatted_20_Text">Finished 1000 requests</text:p>
      <text:p text:style-name="Preformatted_20_Text"/>
      <text:p text:style-name="Preformatted_20_Text"/>
      <text:p text:style-name="Preformatted_20_Text">Server Software: <text:s text:c="7"/></text:p>
      <text:p text:style-name="Preformatted_20_Text">Server Hostname: <text:s text:c="7"/>localhost</text:p>
      <text:p text:style-name="Preformatted_20_Text">Server Port: <text:s text:c="11"/>8081</text:p>
      <text:p text:style-name="Preformatted_20_Text"/>
      <text:p text:style-name="Preformatted_20_Text">Document Path: <text:s text:c="9"/>/db_schema</text:p>
      <text:p text:style-name="Preformatted_20_Text">Document Length: <text:s text:c="7"/>9561 bytes</text:p>
      <text:p text:style-name="Preformatted_20_Text"/>
      <text:p text:style-name="Preformatted_20_Text">Concurrency Level: <text:s text:c="5"/>50</text:p>
      <text:p text:style-name="Preformatted_20_Text">Time taken for tests: <text:s text:c="2"/>10.395 seconds</text:p>
      <text:p text:style-name="Preformatted_20_Text">Complete requests: <text:s text:c="5"/>1000</text:p>
      <text:p text:style-name="Preformatted_20_Text">Failed requests: <text:s text:c="7"/>0</text:p>
      <text:p text:style-name="Preformatted_20_Text">Keep-Alive requests: <text:s text:c="3"/>0</text:p>
      <text:p text:style-name="Preformatted_20_Text">Total transferred: <text:s text:c="5"/>9741000 bytes</text:p>
      <text:p text:style-name="Preformatted_20_Text">HTML transferred: <text:s text:c="6"/>9561000 bytes</text:p>
      <text:p text:style-name="Preformatted_20_Text">Requests per second: <text:s text:c="3"/>96.20 [#/sec] (mean)</text:p>
      <text:p text:style-name="Preformatted_20_Text">Time per request: <text:s text:c="6"/>519.760 [ms] (mean)</text:p>
      <text:p text:style-name="Preformatted_20_Text">Time per request: <text:s text:c="6"/>10.395 [ms] (mean, across all concurrent requests)</text:p>
      <text:p text:style-name="Preformatted_20_Text">Transfer rate: <text:s text:c="9"/>915.10 [Kbytes/sec] received</text:p>
      <text:p text:style-name="Preformatted_20_Text"/>
      <text:p text:style-name="Preformatted_20_Text">Connection Times (ms)</text:p>
      <text:p text:style-name="Preformatted_20_Text"><text:s text:c="14"/>min <text:s/>mean[+/-sd] median <text:s text:c="2"/>max</text:p>
      <text:p text:style-name="Preformatted_20_Text">Connect: <text:s text:c="7"/>0 <text:s text:c="3"/>0 <text:s text:c="2"/>0.4 <text:s text:c="5"/>0 <text:s text:c="6"/>3</text:p>
      <text:p text:style-name="Preformatted_20_Text">Processing: <text:s text:c="3"/>22 <text:s/>507 <text:s/>57.5 <text:s text:c="3"/>513 <text:s text:c="4"/>571</text:p>
      <text:p text:style-name="Preformatted_20_Text">Waiting: <text:s text:c="6"/>21 <text:s/>507 <text:s/>57.5 <text:s text:c="3"/>513 <text:s text:c="4"/>570</text:p>
      <text:p text:style-name="Preformatted_20_Text">Total: <text:s text:c="8"/>24 <text:s/>507 <text:s/>57.1 <text:s text:c="3"/>513 <text:s text:c="4"/>574</text:p>
      <text:p text:style-name="Preformatted_20_Text"/>
      <text:p text:style-name="Preformatted_20_Text">Percentage of the requests served within a certain time (ms)</text:p>
      <text:p text:style-name="Preformatted_20_Text"><text:s text:c="2"/>50% <text:s text:c="3"/>513</text:p>
      <text:p text:style-name="Preformatted_20_Text"><text:s text:c="2"/>66% <text:s text:c="3"/>515</text:p>
      <text:p text:style-name="Preformatted_20_Text"><text:s text:c="2"/>75% <text:s text:c="3"/>520</text:p>
      <text:p text:style-name="Preformatted_20_Text"><text:s text:c="2"/>80% <text:s text:c="3"/>527</text:p>
      <text:p text:style-name="Preformatted_20_Text"><text:s text:c="2"/>90% <text:s text:c="3"/>536</text:p>
      <text:p text:style-name="Preformatted_20_Text"><text:s text:c="2"/>95% <text:s text:c="3"/>543</text:p>
      <text:p text:style-name="Preformatted_20_Text"><text:s text:c="2"/>98% <text:s text:c="3"/>547</text:p>
      <text:p text:style-name="Preformatted_20_Text"><text:s text:c="2"/>99% <text:s text:c="3"/>549</text:p>
      <text:p text:style-name="Preformatted_20_Text"><text:s/>100% <text:s text:c="3"/>574 (longest request)</text:p>
      <text:p text:style-name="P29"/>
      <text:p text:style-name="P30">Modification de gearbox/commands/serve.py pour pouvoir accepter les WebSockets via ws4py.</text:p>
      <text:p text:style-name="P32">Fichiers ToscaWidgets et GearBox modifiés sauvés dans astportal3/doc.</text:p>
      <text:h text:style-name="Heading_20_3" text:outline-level="3">20141105</text:h>
      <text:p text:style-name="P33">Au lien de modifier le fichier <text:span text:style-name="T18">gearbox/commands/serve.py, </text:span>il est plus propre de créer un nouveau <text:soft-page-break/>serveur.</text:p>
      <text:p text:style-name="P33">Dans setup.py, on ajoute un nouveau point d'entrée (à activer avec « python setup.py develop ») :</text:p>
      <text:p text:style-name="Preformatted_20_Text"><text:s text:c="4"/>entry_points={</text:p>
      <text:p text:style-name="Preformatted_20_Text"><text:s text:c="8"/>'paste.app_factory': [</text:p>
      <text:p text:style-name="Preformatted_20_Text"><text:s text:c="12"/>'main = astportal2.config.middleware:make_app'</text:p>
      <text:p text:style-name="Preformatted_20_Text"><text:s text:c="8"/>],</text:p>
      <text:p text:style-name="P88"><text:s text:c="8"/>'paste.server_runner': [</text:p>
      <text:p text:style-name="P88"><text:s text:c="12"/>'ws4py = astportal2.lib.server:serve'</text:p>
      <text:p text:style-name="Preformatted_20_Text"><text:s text:c="8"/>],</text:p>
      <text:p text:style-name="Preformatted_20_Text"><text:s text:c="8"/>'gearbox.plugins': [</text:p>
      <text:p text:style-name="Preformatted_20_Text"><text:s text:c="12"/>'turbogears-devtools = tg.devtools'</text:p>
      <text:p text:style-name="Preformatted_20_Text"><text:s text:c="8"/>]</text:p>
      <text:p text:style-name="Preformatted_20_Text"><text:s text:c="4"/>},</text:p>
      <text:p text:style-name="P33">Le résultat est visible dans astportal2.egg-info/entry_points.txt.</text:p>
      <text:p text:style-name="P33">Ce nouveau point d'entrée peut être utilisé dans le fichier de configuration (tiare.ini par exemple) :</text:p>
      <text:p text:style-name="P92">use = egg:<text:span text:style-name="T14">astportal2#ws4py</text:span></text:p>
      <text:p text:style-name="P92">websocket_resource = astportal2.controllers.websocket.BroadcastWebSocket</text:p>
      <text:p text:style-name="P33"/>
      <text:p text:style-name="P33">Il faut évidemment créer le fichier astportal2/lib/server.py qui contient la fonction serve, bâtie sur l'exemple de <text:span text:style-name="T18">gearbox/commands/serve.py </text:span>pour appeler Gevent + ws4py.</text:p>
      <text:p text:style-name="P33">Le paramètre websocket_resource correspond à une classe qui va gérer les échanges WebSocket. </text:p>
      <text:p text:style-name="P33"/>
      <text:p text:style-name="P34">Voir <text:span text:style-name="T19">aussi</text:span> tgext.socketio : attention, utiliser version ancienne <text:span text:style-name="T19">(&lt;1) </text:span>de la bibliothèque <text:span text:style-name="T19">socket.io.js : socket.io-0.9.16.min.js semble fonctionner.</text:span></text:p>
      <text:p text:style-name="P36">Avantages de tgext.socketio :</text:p>
      <text:list xml:id="list9074615361962196898" text:style-name="L8">
        <text:list-item>
          <text:p text:style-name="P129">compatibilité avec anciens navigateurs,</text:p>
        </text:list-item>
        <text:list-item>
          <text:p text:style-name="P129">meilleure intégration à TurboGears, avec notamment le support de la validation et de l'autorisation,</text:p>
        </text:list-item>
        <text:list-item>
          <text:p text:style-name="P129">support des espaces de noms,</text:p>
        </text:list-item>
        <text:list-item>
          <text:p text:style-name="P129">support de PubSub,</text:p>
        </text:list-item>
      </text:list>
      <text:p text:style-name="P36">Inconvénients de tgext.socketio :</text:p>
      <text:list xml:id="list987509731022209218" text:style-name="L9">
        <text:list-item>
          <text:p text:style-name="P130">nouvelle bibliothèque JS à charger / apprendre,</text:p>
        </text:list-item>
        <text:list-item>
          <text:p text:style-name="P131">gevent-socketio est en retard par rapport à la bibliothèque JS (versions &gt;=1 non supportées),</text:p>
        </text:list-item>
        <text:list-item>
          <text:p text:style-name="P132">projet en sommeil ?</text:p>
        </text:list-item>
      </text:list>
      <text:p text:style-name="P35"/>
      <text:p text:style-name="P37">Essayer de construire tgext.ws4py sur l'exemple de tgext.socketio ?</text:p>
      <text:p text:style-name="P37"/>
      <text:p text:style-name="P38">Pour logger dans un fichier, il faut modifier le fichier de configuration :</text:p>
      <text:p text:style-name="Preformatted_20_Text"># If you create additional handlers, add them as a key to [handlers]</text:p>
      <text:p text:style-name="Preformatted_20_Text">[handler_console]</text:p>
      <text:p text:style-name="Preformatted_20_Text"># class = StreamHandler</text:p>
      <text:p text:style-name="Preformatted_20_Text"># args = (sys.stderr,)</text:p>
      <text:p text:style-name="Preformatted_20_Text">class = FileHandler</text:p>
      <text:p text:style-name="Preformatted_20_Text">args = ('/var/log/asterisk/astportal.log', 'a')</text:p>
      <text:p text:style-name="Preformatted_20_Text">level = NOTSET</text:p>
      <text:p text:style-name="Preformatted_20_Text">formatter = generic</text:p>
      <text:p text:style-name="Text_20_body"><text:soft-page-break/></text:p>
      <text:p text:style-name="Text_20_body"/>
      <text:p text:style-name="Text_20_body"><text:bookmark text:name="summary-val"/>res_pjsip: No endpoint events raised via AMI when contacts cannot be reached/qualified</text:p>
      <text:p text:style-name="P41"><text:a xlink:type="simple" xlink:href="https://issues.asterisk.org/jira/browse/ASTERISK-24863" text:style-name="Internet_20_link" text:visited-style-name="Visited_20_Internet_20_Link">https://issues.asterisk.org/jira/browse/ASTERISK-24863</text:a> </text:p>
      <text:p text:style-name="P39"><text:span text:style-name="T20">Il serait peut-être p</text:span>lus efficace d'attaquer directement la base de données ASTDB :</text:p>
      <text:p text:style-name="P94">sqlite&gt; .schema</text:p>
      <text:p text:style-name="P94">CREATE TABLE astdb(key VARCHAR(256), value VARCHAR(256), PRIMARY KEY(key));</text:p>
      <text:p text:style-name="P93"/>
      <text:p text:style-name="P93">sqlite&gt; select value from astdb where key like '/registrar/contact/igHJ9CNh%';</text:p>
      <text:p text:style-name="Preformatted_20_Text">{"outbound_proxy":"","path":"","expiration_time":"1425837944","user_agent":"Grandstream GXP2160 1.0.4.17","qualify_frequency":"60","uri":"sip:igHJ9CNh@172.20.6.51:5060"}</text:p>
      <text:p text:style-name="P39"/>
      <text:p text:style-name="P40">voir <text:span text:style-name="T7">/opt/astportal3/astportal2/utils/test_astdb_contacts.py</text:span><text:span text:style-name="T21">.</text:span></text:p>
      <text:h text:style-name="Heading_20_3" text:outline-level="3">20150319</text:h>
      <text:p text:style-name="P41">Ajout champ fax à la table phone, pour indiquer un télécopieur.</text:p>
      <text:p text:style-name="P42">Ajout champ fax à la table <text:span text:style-name="T23">tg_user</text:span>, pour <text:span text:style-name="T23">accepter la réception de télécopies avec hylafax</text:span>.</text:p>
      <text:h text:style-name="Heading_20_4" text:outline-level="4"><text:bookmark text:name="Contexts,Extensions,andPriorities-Dialplansearchorder"/>Dialplan search order</text:h>
      <text:p text:style-name="P43"><text:a xlink:type="simple" xlink:href="https://wiki.asterisk.org/wiki/display/AST/Contexts%2C+Extensions%2C+and+Priorities" text:style-name="Internet_20_link" text:visited-style-name="Visited_20_Internet_20_Link">https://wiki.asterisk.org/wiki/display/AST/Contexts%2C+Extensions%2C+and+Priorities</text:a> </text:p>
      <text:p text:style-name="P44">The order of matching within a context is always exact extensions, <text:a xlink:type="simple" xlink:href="https://wiki.asterisk.org/wiki/display/AST/Pattern+Matching" text:style-name="Internet_20_link" text:visited-style-name="Visited_20_Internet_20_Link">pattern match</text:a> extensions,  <text:a xlink:type="simple" xlink:href="https://wiki.asterisk.org/wiki/display/AST/Include+Statements" text:style-name="Internet_20_link" text:visited-style-name="Visited_20_Internet_20_Link">include statements</text:a>, and <text:a xlink:type="simple" xlink:href="https://wiki.asterisk.org/wiki/display/AST/Switch+Statements" text:style-name="Internet_20_link" text:visited-style-name="Visited_20_Internet_20_Link">switch statements</text:a>.  Includes are always processed depth-first.  So for example, if you would like a switch "A" to match before context "B", simply put switch "A" in an included context "C", where "C" is included in your original context before "B".</text:p>
      <text:p text:style-name="Text_20_body">Search order:</text:p>
      <text:list xml:id="list4617845574797760615" text:style-name="L10">
        <text:list-item>
          <text:p text:style-name="P138">Explicit extensions</text:p>
        </text:list-item>
        <text:list-item>
          <text:p text:style-name="P138">Pattern match extensions</text:p>
        </text:list-item>
        <text:list-item>
          <text:p text:style-name="P138">Includes</text:p>
        </text:list-item>
        <text:list-item>
          <text:p text:style-name="P133">Switches</text:p>
        </text:list-item>
      </text:list>
      <text:h text:style-name="Heading_20_4" text:outline-level="4">Nouvelle gestion des fax</text:h>
      <text:p text:style-name="P45">Nouvelle option « Télécopieur » lors de la création d'un téléphone, à utiliser pour un télécopieur connecté à un ATA. Dans ce cas, T.38 est activité pour l'utilisateur PJSIP :</text:p>
      <text:p text:style-name="Preformatted_20_Text">[5bxKrcs7]</text:p>
      <text:p text:style-name="Preformatted_20_Text">type = wizard</text:p>
      <text:p text:style-name="Preformatted_20_Text">transport = udp</text:p>
      <text:p text:style-name="Preformatted_20_Text">accepts_auth = yes</text:p>
      <text:p text:style-name="Preformatted_20_Text">accepts_registrations = yes</text:p>
      <text:p text:style-name="Preformatted_20_Text">has_phoneprov = no</text:p>
      <text:p text:style-name="Preformatted_20_Text">inbound_auth/username = 5bxKrcs7</text:p>
      <text:p text:style-name="Preformatted_20_Text">inbound_auth/password = 863DeV2C</text:p>
      <text:p text:style-name="Preformatted_20_Text">endpoint/context = 5bxKrcs7</text:p>
      <text:p text:style-name="Preformatted_20_Text">endpoint/language = fr</text:p>
      <text:p text:style-name="Preformatted_20_Text">endpoint/allow = alaw</text:p>
      <text:p text:style-name="Preformatted_20_Text">endpoint/direct_media = no</text:p>
      <text:p text:style-name="Preformatted_20_Text">endpoint/aggregate_mwi = yes</text:p>
      <text:p text:style-name="Preformatted_20_Text">endpoint/device_state_busy_at = 1 </text:p>
      <text:p text:style-name="Preformatted_20_Text">endpoint/allow_subscribe = yes</text:p>
      <text:p text:style-name="Preformatted_20_Text"><text:soft-page-break/>endpoint/sub_min_expiry = 30</text:p>
      <text:p text:style-name="Preformatted_20_Text">aor/max_contacts = 1</text:p>
      <text:p text:style-name="Preformatted_20_Text">aor/qualify_frequency = 60</text:p>
      <text:p text:style-name="Preformatted_20_Text">endpoint/callerid = &lt;1040&gt;</text:p>
      <text:p text:style-name="P88">endpoint/t38_udptl=yes</text:p>
      <text:p text:style-name="P88">endpoint/t38_udptl_ec=fec</text:p>
      <text:p text:style-name="P88">endpoint/t38_udptl_maxdatagram=400</text:p>
      <text:p text:style-name="P45"/>
      <text:p text:style-name="P45">Ensuite les entrées sont créées dans astportal/extensions.conf pour appel direct :</text:p>
      <text:p text:style-name="P95">[<text:span text:style-name="T22">dni</text:span>s]</text:p>
      <text:p text:style-name="P95">exten =&gt; <text:span text:style-name="T22">0</text:span>103,1,Dial(PJSIP/5bxKrcs7)</text:p>
      <text:p text:style-name="P95"/>
      <text:p text:style-name="P95">[fax_machines]</text:p>
      <text:p text:style-name="Preformatted_20_Text">exten =&gt; 103,1,Dial(PJSIP/5bxKrcs7)</text:p>
      <text:p text:style-name="P45"/>
      <text:p text:style-name="P45">Ainsi les télécopieurs sont joints directement depuis l'extérieur ou en interne.</text:p>
      <text:p text:style-name="P46">Ensuite, les appels pour les numéros autres que des télécopieurs sont dirigés vers le contexte stdexten, qui activent les variables FAXOPT(gateway)=yes et FAXOPT(faxdetect)=yes. Lorqsue l'utilisateur répond, le fax est détecté, et l'appel est donc renvoyé vers l'extension fax (contexte faxin). Une nouvelle option dans l'interface permet d'actionner la réception des fax. Si elle n'est pas activée, une entrée est créée dans la base de données d'Asterisk. Cette clé est testée dans l'extension fax : DB_EXISTS(fax_reject/${FAXEXTEN}. Si elle existe, l'appel est coupé. Sinon, on envoie vers un des iaxmodem.</text:p>
      <text:p text:style-name="Preformatted_20_Text">[faxin]</text:p>
      <text:p text:style-name="Preformatted_20_Text">exten =&gt; fax,1,NoOp(FAXIN (${FAXEXTEN}) ${CALLERID(all)} -&gt; &lt;${CALLERID(dnid)}&gt; &lt;${CALLERID(rdnis)}&gt; &lt;${CALLERID(ani)}&gt; &lt;${CALLERID(ani2)}&gt;)</text:p>
      <text:p text:style-name="Preformatted_20_Text"><text:s text:c="3"/>same =&gt; n,GotoIf(${DB_EXISTS(fax_reject/${FAXEXTEN})}?:fax_ok)</text:p>
      <text:p text:style-name="Preformatted_20_Text"><text:s text:c="3"/>same =&gt; n,NoOp(Rejecting fax for exten ${FAXEXTEN})</text:p>
      <text:p text:style-name="Preformatted_20_Text"><text:s text:c="3"/>same =&gt; n,Hangup()</text:p>
      <text:p text:style-name="Preformatted_20_Text"><text:s text:c="3"/>same =&gt; n(fax_ok),Dial(IAX2/iaxmodem0/${FAXEXTEN})</text:p>
      <text:p text:style-name="Preformatted_20_Text"><text:s text:c="3"/>same =&gt; n,Dial(IAX2/iaxmodem1/${FAXEXTEN})</text:p>
      <text:p text:style-name="Preformatted_20_Text"><text:s/>...</text:p>
      <text:p text:style-name="P46"/>
      <text:p text:style-name="P47">Les iaxmodem positionnent la variable FAXOPT(gateway)=yes pour utiliser T.38 :</text:p>
      <text:p text:style-name="Preformatted_20_Text">[iaxmodem2]</text:p>
      <text:p text:style-name="Preformatted_20_Text">type=friend</text:p>
      <text:p text:style-name="Preformatted_20_Text">context=faxout</text:p>
      <text:p text:style-name="Preformatted_20_Text">host=dynamic</text:p>
      <text:p text:style-name="Preformatted_20_Text">secret=hyla</text:p>
      <text:p text:style-name="Preformatted_20_Text">callerid="Serveur fax 2"</text:p>
      <text:p text:style-name="Preformatted_20_Text">requirecalltoken=no</text:p>
      <text:p text:style-name="Preformatted_20_Text">disallow=all</text:p>
      <text:p text:style-name="Preformatted_20_Text">allow=slin</text:p>
      <text:p text:style-name="Preformatted_20_Text">qualify=yes</text:p>
      <text:p text:style-name="Preformatted_20_Text">requirecalltoken=no</text:p>
      <text:p text:style-name="Preformatted_20_Text">setvar=FAXOPT(gateway)=yes</text:p>
      <text:p text:style-name="P47"/>
      <text:p text:style-name="P47">On obtient ainsi une configuration souple, et l'utilisation de T.38 dans tous les cas.</text:p>
      <text:h text:style-name="Heading_20_4" text:outline-level="4">Configuration pjsip_wizard.conf</text:h>
      <text:p text:style-name="Preformatted_20_Text">; Default values for phone</text:p>
      <text:p text:style-name="Preformatted_20_Text">[phone](!)</text:p>
      <text:p text:style-name="Preformatted_20_Text">type = wizard</text:p>
      <text:p text:style-name="Preformatted_20_Text">transport = udp</text:p>
      <text:p text:style-name="Preformatted_20_Text">accepts_auth = yes</text:p>
      <text:p text:style-name="Preformatted_20_Text"><text:soft-page-break/>accepts_registrations = yes</text:p>
      <text:p text:style-name="Preformatted_20_Text">has_phoneprov = no</text:p>
      <text:p text:style-name="Preformatted_20_Text">endpoint/language = fr</text:p>
      <text:p text:style-name="Preformatted_20_Text">endpoint/allow = g722</text:p>
      <text:p text:style-name="Preformatted_20_Text">endpoint/allow = alaw</text:p>
      <text:p text:style-name="Preformatted_20_Text">endpoint/direct_media = no</text:p>
      <text:p text:style-name="Preformatted_20_Text">endpoint/aggregate_mwi = yes</text:p>
      <text:p text:style-name="Preformatted_20_Text">endpoint/device_state_busy_at = 1</text:p>
      <text:p text:style-name="Preformatted_20_Text">endpoint/allow_subscribe = yes</text:p>
      <text:p text:style-name="Preformatted_20_Text">endpoint/sub_min_expiry = 30</text:p>
      <text:p text:style-name="Preformatted_20_Text">aor/max_contacts = 1</text:p>
      <text:p text:style-name="Preformatted_20_Text">aor/qualify_frequency = 60</text:p>
      <text:p text:style-name="Preformatted_20_Text">;inbound_auth/username = igHJ9CNh</text:p>
      <text:p text:style-name="Preformatted_20_Text">;inbound_auth/password = RpRMevV2</text:p>
      <text:p text:style-name="Preformatted_20_Text">;endpoint/context = igHJ9CNh</text:p>
      <text:p text:style-name="Preformatted_20_Text">;endpoint/callerid = Girard Michael &lt;1040&gt;</text:p>
      <text:p text:style-name="Preformatted_20_Text">;aor/mailboxes = 101@astportal</text:p>
      <text:p text:style-name="Preformatted_20_Text">;endpoint/mwi_from_user = igHJ9CNh</text:p>
      <text:p text:style-name="Preformatted_20_Text"/>
      <text:p text:style-name="Preformatted_20_Text">; Default values for fax</text:p>
      <text:p text:style-name="Preformatted_20_Text">[fax](!)</text:p>
      <text:p text:style-name="Preformatted_20_Text">type = wizard <text:s text:c="16"/></text:p>
      <text:p text:style-name="Preformatted_20_Text">transport = udp</text:p>
      <text:p text:style-name="Preformatted_20_Text">accepts_auth = yes</text:p>
      <text:p text:style-name="Preformatted_20_Text">accepts_registrations = yes</text:p>
      <text:p text:style-name="Preformatted_20_Text">has_phoneprov = no </text:p>
      <text:p text:style-name="Preformatted_20_Text">endpoint/language = fr</text:p>
      <text:p text:style-name="Preformatted_20_Text">endpoint/allow = alaw</text:p>
      <text:p text:style-name="Preformatted_20_Text">endpoint/direct_media = no</text:p>
      <text:p text:style-name="Preformatted_20_Text">endpoint/aggregate_mwi = yes</text:p>
      <text:p text:style-name="Preformatted_20_Text">endpoint/device_state_busy_at = 1</text:p>
      <text:p text:style-name="Preformatted_20_Text">endpoint/allow_subscribe = yes</text:p>
      <text:p text:style-name="Preformatted_20_Text">endpoint/sub_min_expiry = 30</text:p>
      <text:p text:style-name="Preformatted_20_Text">aor/max_contacts = 1</text:p>
      <text:p text:style-name="Preformatted_20_Text">aor/qualify_frequency = 60</text:p>
      <text:p text:style-name="Preformatted_20_Text">endpoint/callerid = &lt;1040&gt;</text:p>
      <text:p text:style-name="Preformatted_20_Text">endpoint/t38_udptl = yes</text:p>
      <text:p text:style-name="Preformatted_20_Text">endpoint/t38_udptl_ec = fec</text:p>
      <text:p text:style-name="Preformatted_20_Text">endpoint/t38_udptl_maxdatagram = 400</text:p>
      <text:p text:style-name="Preformatted_20_Text">;inbound_auth/username = 5bxKrcs7</text:p>
      <text:p text:style-name="Preformatted_20_Text">;inbound_auth/password = 863DeV2C</text:p>
      <text:p text:style-name="Preformatted_20_Text">;endpoint/context = 5bxKrcs7</text:p>
      <text:p text:style-name="P48"/>
      <text:h text:style-name="P119" text:outline-level="4">Configuration cdr_pgsql.conf via socket Unix :</text:h>
      <text:p text:style-name="Preformatted_20_Text">[global]</text:p>
      <text:p text:style-name="Preformatted_20_Text">hostname=/tmp</text:p>
      <text:p text:style-name="Preformatted_20_Text">port=5432</text:p>
      <text:p text:style-name="Preformatted_20_Text">dbname=astportal2</text:p>
      <text:p text:style-name="Preformatted_20_Text">;password=password</text:p>
      <text:p text:style-name="Preformatted_20_Text">user=postgres</text:p>
      <text:p text:style-name="Preformatted_20_Text">;appname=asterisk <text:s text:c="3"/>; Postgres application_name support (optional). Whitespace not allowed.</text:p>
      <text:p text:style-name="Preformatted_20_Text">table=cdr <text:s text:c="5"/>;SQL table where CDRs will be inserted</text:p>
      <text:p text:style-name="Preformatted_20_Text">;encoding=LATIN9 <text:s/>; Encoding of logged characters in Asterisk</text:p>
      <text:p text:style-name="Preformatted_20_Text">;timezone=UTC <text:s text:c="4"/>; Uncomment if you want datetime fields in UTC/GMT</text:p>
      <text:p text:style-name="P48"/>
      <text:h text:style-name="Heading_20_4" text:outline-level="4">Hylafax copie fax envoyé</text:h>
      <text:p text:style-name="P49">Créer un fichier /var/spool/hylafax/etc/FaxNotify :</text:p>
      <text:p text:style-name="Preformatted_20_Text"><text:soft-page-break/>RETURNFILETYPE=pdf</text:p>
      <text:p text:style-name="P49"/>
      <text:p text:style-name="P49">Voir man notify.</text:p>
      <text:p text:style-name="P49"/>
      <text:h text:style-name="Heading_20_4" text:outline-level="4">Configuration nginx <text:span text:style-name="T24">WebSocket</text:span></text:h>
      <text:p text:style-name="Preformatted_20_Text"><text:s text:c="8"/>proxy_set_header <text:s text:c="7"/>Host <text:s text:c="11"/>$host;</text:p>
      <text:p text:style-name="Preformatted_20_Text"><text:s text:c="8"/>proxy_set_header <text:s text:c="7"/>X-Real-IP <text:s text:c="6"/>$remote_addr;</text:p>
      <text:p text:style-name="Preformatted_20_Text"><text:s text:c="8"/>proxy_set_header <text:s text:c="7"/>X-Forwarded-For $proxy_add_x_forwarded_for;</text:p>
      <text:p text:style-name="Preformatted_20_Text"><text:s text:c="8"/>proxy_set_header <text:s text:c="7"/>X-Forwarded-Proto <text:span text:style-name="T24">https</text:span>;</text:p>
      <text:p text:style-name="Preformatted_20_Text"/>
      <text:p text:style-name="P96"><text:s text:c="8"/>location /ws/ {</text:p>
      <text:p text:style-name="P96"><text:s text:c="16"/>proxy_pass http://127.0.0.1:8081/;</text:p>
      <text:p text:style-name="P96"><text:s text:c="16"/>proxy_http_version 1.1;</text:p>
      <text:p text:style-name="P96"><text:s text:c="16"/>proxy_set_header Upgrade $http_upgrade;</text:p>
      <text:p text:style-name="P96"><text:s text:c="16"/>proxy_set_header Connection "upgrade";</text:p>
      <text:p text:style-name="P96"><text:s text:c="8"/>}</text:p>
      <text:p text:style-name="P50"/>
      <text:h text:style-name="Heading_20_2" text:outline-level="2">SPA504G</text:h>
      <text:p text:style-name="P51">Approvisionnement des SPA504G suite à commande de l'OSB.</text:p>
      <text:p text:style-name="P51">Les téléphones peuvent être configurés via un fichier XML ou un fichier binaire .</text:p>
      <text:p text:style-name="P51">Téléchargement de l'outil SPC pour générer les fichier de configuration XML (https://software.cisco.com/download/release.html?mdfid=282724650&amp;flowid=46250&amp;softwareid=282562500&amp;release=7.5.7s&amp;relind=AVAILABLE&amp;rellifecycle=&amp;reltype=latest)</text:p>
      <text:p text:style-name="Preformatted_20_Text">[jdg@tiare SPA504G]$ ./spa50x-30x-sip-7-5-7s-spc-linux-i386</text:p>
      <text:p text:style-name="Preformatted_20_Text"><text:s text:c="2"/>Sipura Profile Compiler -- SPA501G-SIP/SPA502G-SIP/SPA504G-SIP/SPA508G-SIP/SPA509G-SIP/SPA50x-30x-SIP/SPA301-SIP/SPA303-SIP Revision 7.5.7s</text:p>
      <text:p text:style-name="Preformatted_20_Text"><text:s text:c="2"/>Copyright (c) 2009 Cisco Systems, Inc. <text:s/>All rights reserved.</text:p>
      <text:p text:style-name="Preformatted_20_Text"/>
      <text:p text:style-name="Preformatted_20_Text"><text:s text:c="2"/>usage 1: spc [opt_args] source_text_file target_binary_file</text:p>
      <text:p text:style-name="Preformatted_20_Text"><text:s text:c="2"/>usage 2: spc --sample-profile output_filename</text:p>
      <text:p text:style-name="Preformatted_20_Text"><text:s text:c="2"/>usage 3: spc --sample-xml [--va] output_filename</text:p>
      <text:p text:style-name="Preformatted_20_Text"><text:s text:c="2"/>usage 4: spc --sample-xml-compact [--va] output_filename</text:p>
      <text:p text:style-name="Preformatted_20_Text"><text:s text:c="2"/>usage 5: spc --xml-schema output_filename</text:p>
      <text:p text:style-name="Preformatted_20_Text"/>
      <text:p text:style-name="Preformatted_20_Text"><text:s text:c="4"/>--cmd-file file_name <text:s text:c="11"/>Reads additional arguments from file</text:p>
      <text:p text:style-name="Preformatted_20_Text"/>
      <text:p text:style-name="Preformatted_20_Text"><text:s text:c="4"/>--target hex_string <text:s text:c="12"/>12 hex-digits MAC Address of target</text:p>
      <text:p text:style-name="Preformatted_20_Text"/>
      <text:p text:style-name="Preformatted_20_Text"><text:s text:c="4"/>--scramble ascii_string <text:s text:c="8"/>Plain ASCII obfuscation string</text:p>
      <text:p text:style-name="Preformatted_20_Text"/>
      <text:p text:style-name="Preformatted_20_Text"><text:s text:c="4"/>--rc4 <text:s text:c="26"/>Alleged RC4 256 Stream Cipher</text:p>
      <text:p text:style-name="Preformatted_20_Text"><text:s text:c="4"/>--aes <text:s text:c="26"/>AES Block Cipher (CBC mode)</text:p>
      <text:p text:style-name="Preformatted_20_Text"/>
      <text:p text:style-name="Preformatted_20_Text"><text:s text:c="4"/>--ascii-key <text:s/>ascii_string <text:s text:c="6"/>Plain ASCII encryption password</text:p>
      <text:p text:style-name="Preformatted_20_Text"><text:s text:c="4"/>--hex-key <text:s/>hex_string <text:s text:c="10"/>Binary encryption key</text:p>
      <text:p text:style-name="Preformatted_20_Text"/>
      <text:p text:style-name="Preformatted_20_Text"><text:s text:c="4"/>--quiet <text:s text:c="24"/>Do not print status messages</text:p>
      <text:p text:style-name="Preformatted_20_Text"><text:s text:c="4"/>--log file_name <text:s text:c="16"/>Log status messages to file</text:p>
      <text:p text:style-name="Preformatted_20_Text"/>
      <text:p text:style-name="Preformatted_20_Text"><text:s text:c="2"/>spc profile syntax: <text:s/>parName [ '!' | '?' ] [ "parValue" ] ';'</text:p>
      <text:p text:style-name="P51"/>
      <text:p text:style-name="P52">La conf XML actuelle <text:span text:style-name="T26">du poste </text:span>est disponible à l'adresse : <text:a xlink:type="simple" xlink:href="http://192.168.10.168/admin/spacfg.xml" text:style-name="Internet_20_link" text:visited-style-name="Visited_20_Internet_20_Link">http://192.168.10.168/admin/spacfg.xml</text:a></text:p>
      <text:p text:style-name="P54"><text:soft-page-break/>D'après la documentation de configuration automatique, la configuration doit pouvoir être envoyée en HTTP, mais ça ne fonctionne pas :</text:p>
      <text:p text:style-name="P97">curl –d @my_config.xml</text:p>
      <text:p text:style-name="P97"><text:tab/><text:tab/>“http://192.168.15.1/admin/config.xml&amp;xuser=admin&amp;xpassword=admin”</text:p>
      <text:p text:style-name="Preformatted_20_Text">http://&lt;Phone_IP_Address&gt;/admin/resync?tftp://&lt;Server_IP_Address&gt;/&lt;new_config&gt;</text:p>
      <text:p text:style-name="Preformatted_20_Text"/>
      <text:p text:style-name="P97">[jdg@tiare SPA504G]$ curl -d @spacfg.xml</text:p>
      <text:p text:style-name="P97"><text:tab/><text:tab/>'http://192.168.10.168/admin/config.xml&amp;xuser=<text:span text:style-name="T26">admin</text:span>&amp;xpassword='</text:p>
      <text:p text:style-name="Preformatted_20_Text">curl: (52) Empty reply from server</text:p>
      <text:p text:style-name="P54"/>
      <text:p text:style-name="P55">La bonne solution semble passer par TFTP :</text:p>
      <text:list xml:id="list225188747009497511" text:style-name="L11">
        <text:list-item>
          <text:p text:style-name="P134">dans l'interface, recherche du téléphone -&gt; adresse MAC,</text:p>
        </text:list-item>
        <text:list-item>
          <text:p text:style-name="P134">saisie informations...,</text:p>
        </text:list-item>
        <text:list-item>
          <text:p text:style-name="P134">génération dans le répertoire du serveur TFTP du fichier XML contenant l'adresse MAC du téléphone, par exemple SEP1CDF0F4B0616.cnf.xml,</text:p>
        </text:list-item>
        <text:list-item>
          <text:p text:style-name="P134">envoi d'une requête HTTP pour redémarrer le téléphone :</text:p>
          <text:p text:style-name="P139">http://<text:span text:style-name="T27">192.168.10.168</text:span>/admin/resync?tftp://<text:span text:style-name="T27">192.168.10.1</text:span>/p<text:span text:style-name="T27">hones/config/ SEP1CDF0F4B0616.cnf.xml</text:span></text:p>
        </text:list-item>
      </text:list>
      <text:p text:style-name="P53"/>
      <text:p text:style-name="P53"><text:span text:style-name="T25">Documents sur le f</text:span>onctionnement <text:span text:style-name="T25">des </text:span>postes Cisco avec Asterisk :</text:p>
      <text:p text:style-name="P53"><text:a xlink:type="simple" xlink:href="https://supportforums.cisco.com/document/37386/interoperability-information-asteriskr-based-phone-systems" text:style-name="Internet_20_link" text:visited-style-name="Visited_20_Internet_20_Link">https://supportforums.cisco.com/document/37386/interoperability-information-asteriskr-based-phone-systems</text:a></text:p>
      <text:p text:style-name="P56"/>
      <text:p text:style-name="P57">Idée suggérée par OSB : <text:span text:style-name="T28">offrir la possibilité de mettre des sonneries</text:span> <text:span text:style-name="T28">personnalisées sur les téléphones. Grandstream fournit l'outil linux_music_ring_tone_gen.zip qui est visiblement une version packagée de sox ; d'après le readme inclus, le format semble être « PCMU (G.711A) format of up to 64KB each ». Les fichiers, nommés ringN.bin (N=1...3) doivent être placés dans le dossier firmware : cela implique qu'il faut créer un dossier firmware par téléphone et éventuellement créer des liens symboliques vers les vrais fichiers firmware dans le dossier père.</text:span></text:p>
      <text:p text:style-name="P59">En fait, sox conna<text:span text:style-name="T29">î</text:span>t le format Grandstream (gsrt), on peut directement convertir un fichier wav dans le bon format <text:span text:style-name="T30">(</text:span>-t gsrt <text:span text:style-name="T30">= Grandstream)</text:span> :</text:p>
      <text:p text:style-name="P98">Fichier original Grandstream</text:p>
      <text:p text:style-name="Preformatted_20_Text">[jdg@tiare ~]$ soxi tmp/ring1.bin </text:p>
      <text:p text:style-name="Preformatted_20_Text"/>
      <text:p text:style-name="Preformatted_20_Text">Input File <text:s text:c="4"/>: 'tmp/ring1.bin' (gsrt)</text:p>
      <text:p text:style-name="Preformatted_20_Text">Channels <text:s text:c="6"/>: 1</text:p>
      <text:p text:style-name="Preformatted_20_Text">Sample Rate <text:s text:c="3"/>: 8000</text:p>
      <text:p text:style-name="Preformatted_20_Text">Precision <text:s text:c="5"/>: 14-bit</text:p>
      <text:p text:style-name="Preformatted_20_Text">Duration <text:s text:c="6"/>: 00:00:08.07 = 64560 samples ~ 605.25 CDDA sectors</text:p>
      <text:p text:style-name="Preformatted_20_Text">File Size <text:s text:c="5"/>: 65.1k</text:p>
      <text:p text:style-name="Preformatted_20_Text">Bit Rate <text:s text:c="6"/>: 64.5k</text:p>
      <text:p text:style-name="Preformatted_20_Text">Sample Encoding: 8-bit u-law</text:p>
      <text:p text:style-name="Preformatted_20_Text"/>
      <text:p text:style-name="P98">[jdg@tiare ~]$ sox ring.wav -r 8000 -c 1 -t gsrt ring.bin</text:p>
      <text:p text:style-name="P98"/>
      <text:p text:style-name="P98">[jdg@tiare ~]$ soxi ring.bin </text:p>
      <text:p text:style-name="P98"/>
      <text:p text:style-name="P98">Input File <text:s text:c="4"/>: 'ring.bin' (gsrt)</text:p>
      <text:p text:style-name="P98">Channels <text:s text:c="6"/>: 1</text:p>
      <text:p text:style-name="P98">Sample Rate <text:s text:c="3"/>: 8000</text:p>
      <text:p text:style-name="P98">Precision <text:s text:c="5"/>: 14-bit</text:p>
      <text:p text:style-name="P98">Duration <text:s text:c="6"/>: 00:00:05.90 = 47168 samples ~ 442.2 CDDA sectors</text:p>
      <text:p text:style-name="P98"><text:soft-page-break/>File Size <text:s text:c="5"/>: 47.7k</text:p>
      <text:p text:style-name="P98">Bit Rate <text:s text:c="6"/>: 64.7k</text:p>
      <text:p text:style-name="P98">Sample Encoding: 8-bit u-law</text:p>
      <text:p text:style-name="P98"/>
      <text:p text:style-name="P58"/>
      <text:p text:style-name="P60">Création d'un logo pour GXP2000 : récupération logo OSB sur le site, puis <text:span text:style-name="T31">redimensionnement et </text:span>conversion en bitmap <text:s/>monochrome avec kolorpaint (pas réussi avec gimp^^).</text:p>
      <text:p text:style-name="Preformatted_20_Text">[jdg@tiare SPA504G]$ file ../osb_logo.bmp </text:p>
      <text:p text:style-name="Preformatted_20_Text">../osb_logo.bmp: PC bitmap, Windows 3.x format, 80 x 38 x 1</text:p>
      <text:p text:style-name="P99">[jdg@tiare SPA504G]$ base64 ../osb_logo.bmp &gt; ../osb_logo.base64</text:p>
      <text:p text:style-name="P99"/>
      <text:h text:style-name="P140" text:outline-level="2">Rappel automatique</text:h>
      <text:p text:style-name="P61">Air Tahiti souhaite disposer de la fonctionnalité de rappel automatique. Cela peut normalement être géré automatiquement par Asterisk, mais ça n'est pas implémenté sur le canal PJSIP:(</text:p>
      <text:p text:style-name="P61">Ajout d'un controller/callback, appelé depuis le plan de numérotation, qui permettra de gérer le rappel via le scheduler de TurboGears.</text:p>
      <text:p text:style-name="P61">Attention, la fonctionnalité ne doit être offerte qu'en interne (appel interne -&gt; interne). On peut ajouter un argument « fromdnis » à l'appel de stdexten depuis le contexte dnis, puis vérifier cette variable dans stdexten.</text:p>
      <text:h text:style-name="Heading_20_2" text:outline-level="2">PJSIP</text:h>
      <text:p text:style-name="P62">Avec la configuration générée par AstPortal, on rencontre parfois des problèmes de communication avec PJSIP : le son ne passe que dans un sens. Il semble que ça soit lié à la façon différente de négocier les codecs : PJSIP peut choisir un codec différent en transmission et en réception, ce que les téléphones ne semblent pas supporter. </text:p>
      <text:p text:style-name="P63">Démonstration : le premier compte PJSIP est configuré pour G.722 uniquement, le deuxième accepte G.722 et Alaw. <text:span text:style-name="T33">Avec cette configuration, on n'entend pas le correspondant sur iZgxk8ET, alors que fqygGSWm fonctionne normalement.</text:span></text:p>
      <text:p text:style-name="P100">[fqygGSWm]</text:p>
      <text:p text:style-name="P100">type = wizard</text:p>
      <text:p text:style-name="P105">endpoint/allow = alaw</text:p>
      <text:p text:style-name="P100">...</text:p>
      <text:p text:style-name="P100"/>
      <text:p text:style-name="P101">[iZgxk8ET]</text:p>
      <text:p text:style-name="P101">type = wizard</text:p>
      <text:p text:style-name="P103">endpoint/allow = g722</text:p>
      <text:p text:style-name="P103">endpoint/allow = alaw</text:p>
      <text:p text:style-name="P101">...</text:p>
      <text:p text:style-name="P101"/>
      <text:p text:style-name="P107">tiare*CLI&gt; core show channel PJSIP/fqygGSWm-00000087 </text:p>
      <text:p text:style-name="P107"><text:s/>-- General --</text:p>
      <text:p text:style-name="P107"><text:s text:c="11"/>Name: PJSIP/fqygGSWm-00000087</text:p>
      <text:p text:style-name="P107"><text:s text:c="11"/>Type: PJSIP</text:p>
      <text:p text:style-name="P107"><text:s text:c="2"/>NativeFormats: (alaw)</text:p>
      <text:p text:style-name="P107"><text:s text:c="4"/>WriteFormat: slin</text:p>
      <text:p text:style-name="P107"><text:s text:c="5"/>ReadFormat: slin</text:p>
      <text:p text:style-name="P107"><text:s/>WriteTranscode: Yes (slin@8000)-&gt;(alaw@8000)</text:p>
      <text:p text:style-name="P108"><text:span text:style-name="T33"><text:s text:c="2"/>ReadTranscode: Yes</text:span> (<text:a xlink:type="simple" xlink:href="mailto:alaw@8000" text:style-name="Internet_20_link" text:visited-style-name="Visited_20_Internet_20_Link">alaw@8000</text:a>)-<text:span text:style-name="T33">&gt;(slin@8000)</text:span></text:p>
      <text:p text:style-name="P107"/>
      <text:p text:style-name="P107">tiare*CLI&gt; core show channel PJSIP/iZgxk8ET-00000088 </text:p>
      <text:p text:style-name="P107"><text:s/>-- General --</text:p>
      <text:p text:style-name="P107"><text:s text:c="11"/>Name: PJSIP/iZgxk8ET-00000088</text:p>
      <text:p text:style-name="P107"><text:s text:c="11"/>Type: PJSIP</text:p>
      <text:p text:style-name="P107"><text:soft-page-break/><text:s text:c="2"/>NativeFormats: (g722|alaw)</text:p>
      <text:p text:style-name="P107"><text:s text:c="4"/>WriteFormat: slin</text:p>
      <text:p text:style-name="P107"><text:s text:c="5"/>ReadFormat: slin</text:p>
      <text:p text:style-name="P107"><text:s/>WriteTranscode: Yes (slin@8000)-&gt;(alaw@8000)</text:p>
      <text:p text:style-name="P107"><text:s text:c="2"/>ReadTranscode: Yes (<text:a xlink:type="simple" xlink:href="mailto:g722@16000" text:style-name="Internet_20_link" text:visited-style-name="Visited_20_Internet_20_Link">g722@16000</text:a>)-&gt;(slin@8000)</text:p>
      <text:p text:style-name="P107"/>
      <text:p text:style-name="P62"/>
      <text:p text:style-name="P64">Avec un seul codec par compte SIP, le transcodage fonctionne normalement, l'appel est <text:span text:style-name="T34">normal :</text:span></text:p>
      <text:p text:style-name="P108">[fqygGSWm]</text:p>
      <text:p text:style-name="P108">type = wizard</text:p>
      <text:p text:style-name="P106">endpoint/allow = alaw</text:p>
      <text:p text:style-name="P108">...</text:p>
      <text:p text:style-name="P108"/>
      <text:p text:style-name="P102">[iZgxk8ET]</text:p>
      <text:p text:style-name="P102">type = wizard</text:p>
      <text:p text:style-name="P104">endpoint/allow = g722</text:p>
      <text:p text:style-name="P102">...</text:p>
      <text:p text:style-name="P102"/>
      <text:p text:style-name="P107">tiare*CLI&gt; core show channel PJSIP/fqygGSWm-0000008c </text:p>
      <text:p text:style-name="P107"><text:s/>-- General --</text:p>
      <text:p text:style-name="P107"><text:s text:c="11"/>Name: PJSIP/fqygGSWm-0000008c</text:p>
      <text:p text:style-name="P107"><text:s text:c="11"/>Type: PJSIP</text:p>
      <text:p text:style-name="P107"><text:s text:c="2"/>NativeFormats: (alaw)</text:p>
      <text:p text:style-name="P107"><text:s text:c="4"/>WriteFormat: slin</text:p>
      <text:p text:style-name="P107"><text:s text:c="5"/>ReadFormat: slin</text:p>
      <text:p text:style-name="P107"><text:s/>WriteTranscode: Yes (slin@8000)-&gt;(alaw@8000)</text:p>
      <text:p text:style-name="P107"><text:s text:c="2"/>ReadTranscode: Yes (<text:a xlink:type="simple" xlink:href="mailto:alaw@8000" text:style-name="Internet_20_link" text:visited-style-name="Visited_20_Internet_20_Link">alaw@8000</text:a>)-&gt;(slin@8000)</text:p>
      <text:p text:style-name="P107"/>
      <text:p text:style-name="P109">tiare*CLI&gt; core show channel PJSIP/iZgxk8ET-0000008b </text:p>
      <text:p text:style-name="P109"><text:s/>-- General --</text:p>
      <text:p text:style-name="P109"><text:s text:c="11"/>Name: PJSIP/iZgxk8ET-0000008b</text:p>
      <text:p text:style-name="P109"><text:s text:c="11"/>Type: PJSIP</text:p>
      <text:p text:style-name="P109"><text:s text:c="2"/>NativeFormats: (g722)</text:p>
      <text:p text:style-name="P109"><text:s text:c="4"/>WriteFormat: slin</text:p>
      <text:p text:style-name="P109"><text:s text:c="5"/>ReadFormat: slin</text:p>
      <text:p text:style-name="P109"><text:s/>WriteTranscode: Yes (slin@8000)-&gt;(g722@16000)</text:p>
      <text:p text:style-name="P109"><text:s text:c="2"/>ReadTranscode: Yes (<text:a xlink:type="simple" xlink:href="mailto:g722@16000" text:style-name="Internet_20_link" text:visited-style-name="Visited_20_Internet_20_Link">g722@16000</text:a>)-&gt;(slin@8000)</text:p>
      <text:p text:style-name="P109"/>
      <text:p text:style-name="P62"/>
      <text:h text:style-name="Heading_20_2" text:outline-level="2">F<text:span text:style-name="T35">ax</text:span></text:h>
      <text:p text:style-name="P67"><text:span text:style-name="T14">Attention SELinux bloque Hylafax</text:span>.</text:p>
      <text:p text:style-name="P65">Envoi / réception de fax dans la configuration machine virtuelle IPBX + passerelle, avec PJSIP :</text:p>
      <text:p text:style-name="Preformatted_20_Text">H<text:span text:style-name="T36">yla</text:span> <text:span text:style-name="T36">&lt;</text:span>-&gt; iaxmodem =IPBX= chan_pjsip &lt;-&gt; chan_sip =GW= chan_dahdi &lt;-&gt; <text:span text:style-name="T36">OPT</text:span></text:p>
      <text:p text:style-name="P110"/>
      <text:h text:style-name="Heading_20_4" text:outline-level="4">GW</text:h>
      <text:p text:style-name="P112">chan_dahdi</text:p>
      <text:p text:style-name="P111">faxdetect = no</text:p>
      <text:p text:style-name="P111">faxbuffers =&gt; 8,full</text:p>
      <text:p text:style-name="Preformatted_20_Text"/>
      <text:p text:style-name="P112">chan_sip</text:p>
      <text:p text:style-name="P113">faxdetect = no</text:p>
      <text:p text:style-name="P113">t38pt_udptl=yes,fec,maxdatagram=400</text:p>
      <text:p text:style-name="P114"/>
      <text:p text:style-name="P89">extensions.conf</text:p>
      <text:p text:style-name="P114">[local]</text:p>
      <text:p text:style-name="P114">exten =&gt; _NXX.,1,Set(FAXOPT(gateway)=yes)</text:p>
      <text:p text:style-name="P114"><text:soft-page-break/><text:s text:c="7"/>same =&gt; n,Dial(${rnis}/${EXTEN})</text:p>
      <text:p text:style-name="P114">[entrant_rnis] <text:s text:c="15"/></text:p>
      <text:p text:style-name="P114">exten =&gt; _104[01234],1,NoOp(Appel entrant sur ligne RNIS)</text:p>
      <text:p text:style-name="P114"><text:s text:c="13"/>same =&gt; n,Set(FAXOPT(gateway)=yes)</text:p>
      <text:p text:style-name="P114"><text:s text:c="13"/>same =&gt; n,Dial(SIP/tiare/${EXTEN})</text:p>
      <text:p text:style-name="P114"/>
      <text:h text:style-name="Heading_20_4" text:outline-level="4">IPBX</text:h>
      <text:p text:style-name="P89">chan_pjsip.conf</text:p>
      <text:p text:style-name="P114">[t0gw]</text:p>
      <text:p text:style-name="P114">type = endpoint</text:p>
      <text:p text:style-name="P114">transport = udp</text:p>
      <text:p text:style-name="P114">context = incoming</text:p>
      <text:p text:style-name="P114">allow = alaw</text:p>
      <text:p text:style-name="P114">aors = t0gw</text:p>
      <text:p text:style-name="P114">language=fr</text:p>
      <text:p text:style-name="P114">fax_detect = no</text:p>
      <text:p text:style-name="P114">t38_udptl=yes</text:p>
      <text:p text:style-name="P114">t38_udptl_ec=fec</text:p>
      <text:p text:style-name="P114">t38_udptl_maxdatagram=400</text:p>
      <text:p text:style-name="P114"/>
      <text:p text:style-name="P89">pjsip_wizard.conf</text:p>
      <text:p text:style-name="P114">[téléphone]</text:p>
      <text:p text:style-name="P114">; aucune conf particulière</text:p>
      <text:p text:style-name="P114"/>
      <text:p text:style-name="P89">extensions.conf</text:p>
      <text:p text:style-name="P114">[stdexten] ; Extension "normale"</text:p>
      <text:p text:style-name="P114">include =&gt; faxin</text:p>
      <text:p text:style-name="P114">exten =&gt; _X.,1,NoOp(STDEXTEN ${EXTEN})</text:p>
      <text:p text:style-name="P114"><text:s text:c="5"/>same =&gt; n,Set(sip=${DB(exten/${EXTEN})}) ; Convert extension to SIP user</text:p>
      <text:p text:style-name="P114"><text:s text:c="5"/>same =&gt; n,GotoIf($["${sip}" != ""]?sip_ok)</text:p>
      <text:p text:style-name="P114"><text:s text:c="5"/>same =&gt; n,Return</text:p>
      <text:p text:style-name="P114"><text:s text:c="5"/>same =&gt; n(sip_ok),Set(ext=${EXTEN}) ; Save extension</text:p>
      <text:p text:style-name="P114"><text:s text:c="5"/><text:span text:style-name="T32">same =&gt; n,Set(FAXOPT(faxdetect)=yes) ; If fax needed</text:span></text:p>
      <text:p text:style-name="P114"><text:s text:c="5"/>same =&gt; n,Set(cfvm=${DB(CFVM/${sip})}) ; Check CFVM</text:p>
      <text:p text:style-name="P114"/>
      <text:p text:style-name="P114">[faxin]</text:p>
      <text:p text:style-name="P114">exten =&gt; fax,1,NoOp(FAXIN (${FAXEXTEN}) ${CALLERID(all)} -&gt; &lt;${CALLERID(dnid)}&gt; &lt;${CALLERID(rdnis)}&gt; &lt;${CALLERID(ani)}&gt; &lt;${CALLERID(ani2)}&gt;)</text:p>
      <text:p text:style-name="P114"><text:s text:c="5"/>same =&gt; n,Set(FAXOPT(gateway)=yes)</text:p>
      <text:p text:style-name="P114"><text:s text:c="5"/>same =&gt; n,Dial(IAX2/iaxmodem0/${FAXEXTEN})</text:p>
      <text:p text:style-name="P114"/>
      <text:p text:style-name="P114">[local]</text:p>
      <text:p text:style-name="P114">exten =&gt; _4[09]XXXXXX,1,NoOp(${CALLERID()} calls ${EXTEN} (local))</text:p>
      <text:p text:style-name="P114"><text:s text:c="14"/>same =&gt; n,Set(FAXOPT(gateway)=yes)</text:p>
      <text:p text:style-name="P114"><text:s text:c="14"/>same =&gt; n,Set(FAXOPT(faxdetect)=no)</text:p>
      <text:p text:style-name="P114"><text:s text:c="14"/>same =&gt; n,Dial(<text:a xlink:type="simple" xlink:href="mailto:PJSIP/$%7BEXTEN%7D@t0gw" text:style-name="Internet_20_link" text:visited-style-name="Visited_20_Internet_20_Link">PJSIP/${EXTEN}@t0gw</text:a>)</text:p>
      <text:p text:style-name="P114"/>
      <text:p text:style-name="P62"/>
      <text:h text:style-name="Heading_20_4" text:outline-level="4">Trace appel sortant Hyla -&gt; Fax</text:h>
      <text:p text:style-name="P90">GW</text:p>
      <text:p text:style-name="P115"><text:s text:c="4"/>-- Channel 5 detected a CED tone from the network.</text:p>
      <text:p text:style-name="P115">[Jul 28 17:39:58] DEBUG[28199][C-00000182]: res_fax.c:2692 fax_gateway_detect_v21: detected v21 preamble from DAHDI/i2/40483527-1c0</text:p>
      <text:p text:style-name="P115">[Jul 28 17:39:58] DEBUG[28199][C-00000182]: res_fax.c:2671 fax_gateway_request_t38: requesting T.38 for gateway session for SIP/tiare-0000006a</text:p>
      <text:p text:style-name="P115"><text:s text:c="2"/>== Using UDPTL TOS bits 184</text:p>
      <text:p text:style-name="P115"><text:s text:c="2"/>== Using UDPTL CoS mark 5</text:p>
      <text:p text:style-name="P115">[Jul 28 17:39:58] DEBUG[28199][C-00000182]: chan_sip.c:7499 initialize_udptl: <text:soft-page-break/>Setting NAT on UDPTL to Off</text:p>
      <text:p text:style-name="P115">[Jul 28 17:39:58] DEBUG[28199][C-00000182]: chan_sip.c:11812 reqprep: Strict routing enforced for session a0510f41-517e-4bc2-a301-29f4a74f5f2d</text:p>
      <text:p text:style-name="P115">set_destination: Parsing &lt;sip:f8877465-abd8-42e6-a4ae-e989f9a90543@192.168.0.200:5060&gt; for address/port to send to</text:p>
      <text:p text:style-name="P115">set_destination: set destination to 192.168.0.200:5060</text:p>
      <text:p text:style-name="P115">[Jul 28 17:39:58] DEBUG[28199][C-00000182]: chan_sip.c:13274 add_sdp: T.38 UDPTL is at 192.168.0.10 port 4675</text:p>
      <text:p text:style-name="P115">[Jul 28 17:39:58] DEBUG[28199][C-00000182]: chan_sip.c:3365 initialize_initreq: Initializing already initialized SIP dialog a0510f41-517e-4bc2-a301-29f4a74f5f2d (presumably reinvite)</text:p>
      <text:p text:style-name="P115">Reliably Transmitting (no NAT) to 192.168.0.200:5060:</text:p>
      <text:p text:style-name="P115">INVITE sip:f8877465-abd8-42e6-a4ae-e989f9a90543@192.168.0.200:5060 SIP/2.0</text:p>
      <text:p text:style-name="P115">Via: SIP/2.0/UDP 192.168.0.10:5060;branch=z9hG4bK18fb9c64;rport</text:p>
      <text:p text:style-name="P115">Max-Forwards: 70</text:p>
      <text:p text:style-name="P115">From: &lt;sip:40483527@gw.sysnux.pf&gt;;tag=as2011bfcb</text:p>
      <text:p text:style-name="P115">To: "SysNux" &lt;sip:+68940501040@192.168.0.200&gt;;tag=8f2c9b5c-e050-4ac3-969e-f53a72b0b311</text:p>
      <text:p text:style-name="P115">Contact: &lt;sip:40483527@192.168.0.10:5060&gt;</text:p>
      <text:p text:style-name="P115">Call-ID: a0510f41-517e-4bc2-a301-29f4a74f5f2d</text:p>
      <text:p text:style-name="P115">CSeq: 102 INVITE</text:p>
      <text:p text:style-name="P115">User-Agent: Asterisk PBX 11.18.0</text:p>
      <text:p text:style-name="P115">Session-Expires: 1800;refresher=uac</text:p>
      <text:p text:style-name="P115">Min-SE: 90</text:p>
      <text:p text:style-name="P115">Allow: INVITE, ACK, CANCEL, OPTIONS, BYE, REFER, SUBSCRIBE, NOTIFY, INFO, PUBLISH, MESSAGE</text:p>
      <text:p text:style-name="P115">Supported: replaces, timer</text:p>
      <text:p text:style-name="P115">X-asterisk-Info: SIP re-invite (External RTP bridge)</text:p>
      <text:p text:style-name="P115">Content-Type: application/sdp</text:p>
      <text:p text:style-name="P115">Content-Length: 287</text:p>
      <text:p text:style-name="P115"/>
      <text:p text:style-name="P115">v=0</text:p>
      <text:p text:style-name="P115">o=root 1969145081 1969145082 IN IP4 192.168.0.10</text:p>
      <text:p text:style-name="P115">s=Asterisk PBX 11.18.0</text:p>
      <text:p text:style-name="P115">c=IN IP4 192.168.0.10</text:p>
      <text:p text:style-name="P115">t=0 0</text:p>
      <text:p text:style-name="P115">m=image 4675 udptl t38</text:p>
      <text:p text:style-name="P115">c=IN IP4 192.168.0.10</text:p>
      <text:p text:style-name="P115">a=T38FaxVersion:0</text:p>
      <text:p text:style-name="P115">a=T38MaxBitRate:14400</text:p>
      <text:p text:style-name="P115">a=T38FaxRateManagement:transferredTCF</text:p>
      <text:p text:style-name="P115">a=T38FaxMaxDatagram:849</text:p>
      <text:p text:style-name="P115">a=T38FaxUdpEC:t38UDPFEC</text:p>
      <text:p text:style-name="P115"/>
      <text:p text:style-name="P115">---</text:p>
      <text:p text:style-name="P115"/>
      <text:p text:style-name="P115">&lt;--- SIP read from UDP:192.168.0.200:5060 ---&gt;</text:p>
      <text:p text:style-name="P115">SIP/2.0 200 OK</text:p>
      <text:p text:style-name="P115">Via: SIP/2.0/UDP 192.168.0.10:5060;rport=5060;received=192.168.0.10;branch=z9hG4bK18fb9c64</text:p>
      <text:p text:style-name="P115">Call-ID: a0510f41-517e-4bc2-a301-29f4a74f5f2d</text:p>
      <text:p text:style-name="P115">From: &lt;sip:40483527@gw.sysnux.pf&gt;;tag=as2011bfcb</text:p>
      <text:p text:style-name="P115">To: "SysNux" &lt;sip:+68940501040@192.168.0.200&gt;;tag=8f2c9b5c-e050-4ac3-969e-f53a72b0b311</text:p>
      <text:p text:style-name="P115">CSeq: 102 INVITE</text:p>
      <text:p text:style-name="P115">Session-Expires: 1800;refresher=uac</text:p>
      <text:p text:style-name="P115">Require: timer</text:p>
      <text:p text:style-name="P115">Contact: &lt;sip:f8877465-abd8-42e6-a4ae-e989f9a90543@192.168.0.200:5060&gt;</text:p>
      <text:p text:style-name="P115">Allow: OPTIONS, SUBSCRIBE, NOTIFY, PUBLISH, INVITE, ACK, BYE, CANCEL, UPDATE, PRACK, MESSAGE, REGISTER, REFER</text:p>
      <text:p text:style-name="P115">Supported: 100rel, timer, replaces, norefersub</text:p>
      <text:p text:style-name="P115">Server: Asterisk GPL PBX (chan_pjsip)</text:p>
      <text:p text:style-name="P115">Content-Type: application/sdp</text:p>
      <text:p text:style-name="P115">Content-Length: 251</text:p>
      <text:p text:style-name="P115"><text:soft-page-break/></text:p>
      <text:p text:style-name="P115">v=0</text:p>
      <text:p text:style-name="P115">o=- 1984635759 1984635760 IN IP4 192.168.0.200</text:p>
      <text:p text:style-name="P115">s=Asterisk</text:p>
      <text:p text:style-name="P115">c=IN IP4 192.168.0.200</text:p>
      <text:p text:style-name="P115">t=0 0</text:p>
      <text:p text:style-name="P115">m=image 5217 udptl t38</text:p>
      <text:p text:style-name="P115">a=T38FaxVersion:0</text:p>
      <text:p text:style-name="P115">a=T38MaxBitRate:14400</text:p>
      <text:p text:style-name="P115">a=T38FaxRateManagement:transferredTCF</text:p>
      <text:p text:style-name="P115">a=T38FaxMaxDatagram:849</text:p>
      <text:p text:style-name="P115">a=T38FaxUdpEC:t38UDPFEC</text:p>
      <text:p text:style-name="P115">&lt;-------------&gt;</text:p>
      <text:p text:style-name="P115">--- (14 headers 11 lines) ---</text:p>
      <text:p text:style-name="P115">[Jul 28 17:39:58] DEBUG[14620][C-00000182]: chan_sip.c:4383 __sip_ack: Acked pending invite 102</text:p>
      <text:p text:style-name="P115">[Jul 28 17:39:58] DEBUG[14620][C-00000182]: chan_sip.c:4421 __sip_ack: Stopping retransmission on 'a0510f41-517e-4bc2-a301-29f4a74f5f2d' of Request 102: Match Found</text:p>
      <text:p text:style-name="P115">Got T.38 offer in SDP in dialog a0510f41-517e-4bc2-a301-29f4a74f5f2d</text:p>
      <text:p text:style-name="P115">Capabilities: us - (alaw), peer - audio=(nothing)/video=(nothing)/text=(nothing), combined - (nothing)</text:p>
      <text:p text:style-name="P115">Non-codec capabilities (dtmf): us - 0x1 (telephone-event|), peer - 0x0 (nothing), combined - 0x0 (nothing)</text:p>
      <text:p text:style-name="P115">Got T.38 Re-invite without audio. Keeping RTP active during T.38 session.</text:p>
      <text:p text:style-name="P115">[Jul 28 17:39:58] DEBUG[14620][C-00000182]: chan_sip.c:10612 process_sdp: Peer T.38 UDPTL is at port 192.168.0.200:5217</text:p>
      <text:p text:style-name="P115">[Jul 28 17:39:58] DEBUG[14620][C-00000182]: chan_sip.c:11812 reqprep: Strict routing enforced for session a0510f41-517e-4bc2-a301-29f4a74f5f2d</text:p>
      <text:p text:style-name="P115">set_destination: Parsing &lt;sip:f8877465-abd8-42e6-a4ae-e989f9a90543@192.168.0.200:5060&gt; for address/port to send to</text:p>
      <text:p text:style-name="P115">set_destination: set destination to 192.168.0.200:5060</text:p>
      <text:p text:style-name="P115">Transmitting (no NAT) to 192.168.0.200:5060:</text:p>
      <text:p text:style-name="P115">ACK sip:f8877465-abd8-42e6-a4ae-e989f9a90543@192.168.0.200:5060 SIP/2.0</text:p>
      <text:p text:style-name="P115">Via: SIP/2.0/UDP 192.168.0.10:5060;branch=z9hG4bK4b4f2492;rport</text:p>
      <text:p text:style-name="P115">Max-Forwards: 70</text:p>
      <text:p text:style-name="P115">From: &lt;sip:40483527@gw.sysnux.pf&gt;;tag=as2011bfcb</text:p>
      <text:p text:style-name="P115">To: "SysNux" &lt;sip:+68940501040@192.168.0.200&gt;;tag=8f2c9b5c-e050-4ac3-969e-f53a72b0b311</text:p>
      <text:p text:style-name="P115">Contact: &lt;sip:40483527@192.168.0.10:5060&gt;</text:p>
      <text:p text:style-name="P115">Call-ID: a0510f41-517e-4bc2-a301-29f4a74f5f2d</text:p>
      <text:p text:style-name="P115">CSeq: 102 ACK</text:p>
      <text:p text:style-name="P115">User-Agent: Asterisk PBX 11.18.0</text:p>
      <text:p text:style-name="P115">Content-Length: 0</text:p>
      <text:p text:style-name="P115"/>
      <text:p text:style-name="P115"/>
      <text:p text:style-name="P115">---</text:p>
      <text:p text:style-name="P115">[Jul 28 17:39:58] DEBUG[28199][C-00000182]: chan_dahdi.c:9666 dahdi_indicate: Requested indication 33 on channel DAHDI/i2/40483527-1c0</text:p>
      <text:p text:style-name="P115">[Jul 28 17:39:58] DEBUG[28199][C-00000182]: res_fax.c:2852 fax_gateway_detect_t38: starting T.38 gateway for T.38 channel SIP/tiare-0000006a and G.711 channel DAHDI/i2/40483527-1c0</text:p>
      <text:p text:style-name="P115">[Jul 28 17:39:58] DEBUG[28199][C-00000182]: channel.c:3594 ast_settimeout_full: Scheduling timer at (50 requested / 50 actual) timer ticks per second</text:p>
      <text:p text:style-name="P115"><text:s/>UDPTL (SIP/tiare-0000006a): packet to 192.168.0.200:5217 (seq 0, len 8)</text:p>
      <text:p text:style-name="P115"><text:s/>UDPTL (SIP/tiare-0000006a): packet to 192.168.0.200:5217 (seq 1, len 8)</text:p>
      <text:p text:style-name="P115"><text:s/>UDPTL (SIP/tiare-0000006a): packet to 192.168.0.200:5217 (seq 2, len 13)</text:p>
      <text:p text:style-name="P115"><text:s/>UDPTL (SIP/tiare-0000006a): packet to 192.168.0.200:5217 (seq 3, len 20)</text:p>
      <text:p text:style-name="P115"><text:s/>UDPTL (SIP/tiare-0000006a): packet to 192.168.0.200:5217 (seq 4, len 20)</text:p>
      <text:p text:style-name="P115"><text:s/>UDPTL (SIP/tiare-0000006a): packet to 192.168.0.200:5217 (seq 5, len 20)</text:p>
      <text:p text:style-name="P115"><text:s/>UDPTL (SIP/tiare-0000006a): packet to 192.168.0.200:5217 (seq 6, len 27)</text:p>
      <text:p text:style-name="P115"><text:s/>UDPTL (SIP/tiare-0000006a): packet to 192.168.0.200:5217 (seq 7, len 27)</text:p>
      <text:p text:style-name="P115"><text:s/>UDPTL (SIP/tiare-0000006a): packet to 192.168.0.200:5217 (seq 8, len 27)</text:p>
      <text:p text:style-name="P115"/>
      <text:p text:style-name="P90"><text:soft-page-break/>IPBX</text:p>
      <text:p text:style-name="Preformatted_20_Text">&lt;--- Received SIP request (1003 bytes) from UDP:192.168.0.10:5060 ---&gt;</text:p>
      <text:p text:style-name="Preformatted_20_Text">INVITE sip:f8877465-abd8-42e6-a4ae-e989f9a90543@192.168.0.200:5060 SIP/2.0</text:p>
      <text:p text:style-name="Preformatted_20_Text">Via: SIP/2.0/UDP 192.168.0.10:5060;branch=z9hG4bK18fb9c64;rport</text:p>
      <text:p text:style-name="Preformatted_20_Text">Max-Forwards: 70</text:p>
      <text:p text:style-name="Preformatted_20_Text">From: &lt;sip:40483527@gw.sysnux.pf&gt;;tag=as2011bfcb</text:p>
      <text:p text:style-name="Preformatted_20_Text">To: "SysNux" &lt;sip:+68940501040@192.168.0.200&gt;;tag=8f2c9b5c-e050-4ac3-969e-f53a72b0b311</text:p>
      <text:p text:style-name="Preformatted_20_Text">Contact: &lt;sip:40483527@192.168.0.10:5060&gt;</text:p>
      <text:p text:style-name="Preformatted_20_Text">Call-ID: a0510f41-517e-4bc2-a301-29f4a74f5f2d</text:p>
      <text:p text:style-name="Preformatted_20_Text">CSeq: 102 INVITE</text:p>
      <text:p text:style-name="Preformatted_20_Text">User-Agent: Asterisk PBX 11.18.0</text:p>
      <text:p text:style-name="Preformatted_20_Text">Session-Expires: 1800;refresher=uac</text:p>
      <text:p text:style-name="Preformatted_20_Text">Min-SE: 90</text:p>
      <text:p text:style-name="Preformatted_20_Text">Allow: INVITE, ACK, CANCEL, OPTIONS, BYE, REFER, SUBSCRIBE, NOTIFY, INFO, PUBLISH, MESSAGE</text:p>
      <text:p text:style-name="Preformatted_20_Text">Supported: replaces, timer</text:p>
      <text:p text:style-name="Preformatted_20_Text">X-asterisk-Info: SIP re-invite (External RTP bridge)</text:p>
      <text:p text:style-name="Preformatted_20_Text">Content-Type: application/sdp</text:p>
      <text:p text:style-name="Preformatted_20_Text">Content-Length: 287</text:p>
      <text:p text:style-name="Preformatted_20_Text"/>
      <text:p text:style-name="Preformatted_20_Text">v=0</text:p>
      <text:p text:style-name="Preformatted_20_Text">o=root 1969145081 1969145082 IN IP4 192.168.0.10</text:p>
      <text:p text:style-name="Preformatted_20_Text">s=Asterisk PBX 11.18.0</text:p>
      <text:p text:style-name="Preformatted_20_Text">c=IN IP4 192.168.0.10</text:p>
      <text:p text:style-name="Preformatted_20_Text">t=0 0</text:p>
      <text:p text:style-name="Preformatted_20_Text">m=image 4675 udptl t38</text:p>
      <text:p text:style-name="Preformatted_20_Text">c=IN IP4 192.168.0.10</text:p>
      <text:p text:style-name="Preformatted_20_Text">a=T38FaxVersion:0</text:p>
      <text:p text:style-name="Preformatted_20_Text">a=T38MaxBitRate:14400</text:p>
      <text:p text:style-name="Preformatted_20_Text">a=T38FaxRateManagement:transferredTCF</text:p>
      <text:p text:style-name="Preformatted_20_Text">a=T38FaxMaxDatagram:849</text:p>
      <text:p text:style-name="Preformatted_20_Text">a=T38FaxUdpEC:t38UDPFEC</text:p>
      <text:p text:style-name="Preformatted_20_Text"/>
      <text:p text:style-name="Preformatted_20_Text">[Jul 28 17:39:58] DEBUG[16300][C-000000bd]: res_fax.c:3049 fax_gateway_detect_t38: PJSIP/t0gw-0000010a is attempting to negotiate T.38 but IAX2/iaxmodem0-11051 does not support it</text:p>
      <text:p text:style-name="Preformatted_20_Text">[Jul 28 17:39:58] DEBUG[16300][C-000000bd]: res_fax.c:3050 fax_gateway_detect_t38: starting T.38 gateway for T.38 channel PJSIP/t0gw-0000010a and G.711 channel IAX2/iaxmodem0-11051</text:p>
      <text:p text:style-name="Preformatted_20_Text">[Jul 28 17:39:58] DEBUG[16300][C-000000bd]: channel.c:3402 ast_settimeout_full: Scheduling timer at (50 requested / 50 actual) timer ticks per second</text:p>
      <text:p text:style-name="Preformatted_20_Text">&lt;--- Received SIP request (1003 bytes) from UDP:192.168.0.10:5060 ---&gt;</text:p>
      <text:p text:style-name="Preformatted_20_Text">INVITE sip:f8877465-abd8-42e6-a4ae-e989f9a90543@192.168.0.200:5060 SIP/2.0</text:p>
      <text:p text:style-name="Preformatted_20_Text">Via: SIP/2.0/UDP 192.168.0.10:5060;branch=z9hG4bK18fb9c64;rport</text:p>
      <text:p text:style-name="Preformatted_20_Text">Max-Forwards: 70</text:p>
      <text:p text:style-name="Preformatted_20_Text">From: &lt;sip:40483527@gw.sysnux.pf&gt;;tag=as2011bfcb</text:p>
      <text:p text:style-name="Preformatted_20_Text">To: "SysNux" &lt;sip:+68940501040@192.168.0.200&gt;;tag=8f2c9b5c-e050-4ac3-969e-f53a72b0b311</text:p>
      <text:p text:style-name="Preformatted_20_Text">Contact: &lt;sip:40483527@192.168.0.10:5060&gt;</text:p>
      <text:p text:style-name="Preformatted_20_Text">Call-ID: a0510f41-517e-4bc2-a301-29f4a74f5f2d</text:p>
      <text:p text:style-name="Preformatted_20_Text">CSeq: 102 INVITE</text:p>
      <text:p text:style-name="Preformatted_20_Text">User-Agent: Asterisk PBX 11.18.0</text:p>
      <text:p text:style-name="Preformatted_20_Text">Session-Expires: 1800;refresher=uac</text:p>
      <text:p text:style-name="Preformatted_20_Text">Min-SE: 90</text:p>
      <text:p text:style-name="Preformatted_20_Text">Allow: INVITE, ACK, CANCEL, OPTIONS, BYE, REFER, SUBSCRIBE, NOTIFY, INFO, PUBLISH, MESSAGE</text:p>
      <text:p text:style-name="Preformatted_20_Text">Supported: replaces, timer</text:p>
      <text:p text:style-name="Preformatted_20_Text">X-asterisk-Info: SIP re-invite (External RTP bridge)</text:p>
      <text:p text:style-name="Preformatted_20_Text">Content-Type: application/sdp</text:p>
      <text:p text:style-name="Preformatted_20_Text">Content-Length: 287</text:p>
      <text:p text:style-name="Preformatted_20_Text"/>
      <text:p text:style-name="Preformatted_20_Text">v=0</text:p>
      <text:p text:style-name="Preformatted_20_Text">o=root 1969145081 1969145082 IN IP4 192.168.0.10</text:p>
      <text:p text:style-name="Preformatted_20_Text"><text:soft-page-break/>s=Asterisk PBX 11.18.0</text:p>
      <text:p text:style-name="Preformatted_20_Text">c=IN IP4 192.168.0.10</text:p>
      <text:p text:style-name="Preformatted_20_Text">t=0 0</text:p>
      <text:p text:style-name="Preformatted_20_Text">m=image 4675 udptl t38</text:p>
      <text:p text:style-name="Preformatted_20_Text">c=IN IP4 192.168.0.10</text:p>
      <text:p text:style-name="Preformatted_20_Text">a=T38FaxVersion:0</text:p>
      <text:p text:style-name="Preformatted_20_Text">a=T38MaxBitRate:14400</text:p>
      <text:p text:style-name="Preformatted_20_Text">a=T38FaxRateManagement:transferredTCF</text:p>
      <text:p text:style-name="Preformatted_20_Text">a=T38FaxMaxDatagram:849</text:p>
      <text:p text:style-name="Preformatted_20_Text">a=T38FaxUdpEC:t38UDPFEC</text:p>
      <text:p text:style-name="Preformatted_20_Text"/>
      <text:p text:style-name="Preformatted_20_Text">[Jul 28 17:39:58] DEBUG[16599]: res_pjsip_session.c:236 handle_incoming_sdp: Negotiating incoming SDP media stream 'image' using image SDP handler</text:p>
      <text:p text:style-name="Preformatted_20_Text">[Jul 28 17:39:58] DEBUG[16599]: res_pjsip_session.c:245 handle_incoming_sdp: Media stream 'image' handled by image</text:p>
      <text:p text:style-name="Preformatted_20_Text">[Jul 28 17:39:58] DEBUG[16599]: res_pjsip_session.c:325 handle_negotiated_sdp_session_media: Applying negotiated SDP media stream 'image' using image SDP handler</text:p>
      <text:p text:style-name="Preformatted_20_Text">[Jul 28 17:39:58] DEBUG[16599]: res_pjsip_session.c:331 handle_negotiated_sdp_session_media: Applied negotiated SDP media stream 'image' using image SDP handler</text:p>
      <text:p text:style-name="Preformatted_20_Text">&lt;--- Transmitting SIP response (941 bytes) to UDP:192.168.0.10:5060 ---&gt;</text:p>
      <text:p text:style-name="Preformatted_20_Text">SIP/2.0 200 OK</text:p>
      <text:p text:style-name="Preformatted_20_Text">Via: SIP/2.0/UDP 192.168.0.10:5060;rport=5060;received=192.168.0.10;branch=z9hG4bK18fb9c64</text:p>
      <text:p text:style-name="Preformatted_20_Text">Call-ID: a0510f41-517e-4bc2-a301-29f4a74f5f2d</text:p>
      <text:p text:style-name="Preformatted_20_Text">From: &lt;sip:40483527@gw.sysnux.pf&gt;;tag=as2011bfcb</text:p>
      <text:p text:style-name="Preformatted_20_Text">To: "SysNux" &lt;sip:+68940501040@192.168.0.200&gt;;tag=8f2c9b5c-e050-4ac3-969e-f53a72b0b311</text:p>
      <text:p text:style-name="Preformatted_20_Text">CSeq: 102 INVITE</text:p>
      <text:p text:style-name="Preformatted_20_Text">Session-Expires: 1800;refresher=uac</text:p>
      <text:p text:style-name="Preformatted_20_Text">Require: timer</text:p>
      <text:p text:style-name="Preformatted_20_Text">Contact: &lt;sip:f8877465-abd8-42e6-a4ae-e989f9a90543@192.168.0.200:5060&gt;</text:p>
      <text:p text:style-name="Preformatted_20_Text">Allow: OPTIONS, SUBSCRIBE, NOTIFY, PUBLISH, INVITE, ACK, BYE, CANCEL, UPDATE, PRACK, MESSAGE, REGISTER, REFER</text:p>
      <text:p text:style-name="Preformatted_20_Text">Supported: 100rel, timer, replaces, norefersub</text:p>
      <text:p text:style-name="Preformatted_20_Text">Server: Asterisk GPL PBX (chan_pjsip)</text:p>
      <text:p text:style-name="Preformatted_20_Text">Content-Type: application/sdp</text:p>
      <text:p text:style-name="Preformatted_20_Text">Content-Length: <text:s text:c="2"/>251</text:p>
      <text:p text:style-name="Preformatted_20_Text"/>
      <text:p text:style-name="Preformatted_20_Text">v=0</text:p>
      <text:p text:style-name="Preformatted_20_Text">o=- 1984635759 1984635760 IN IP4 192.168.0.200</text:p>
      <text:p text:style-name="Preformatted_20_Text">s=Asterisk</text:p>
      <text:p text:style-name="Preformatted_20_Text">c=IN IP4 192.168.0.200</text:p>
      <text:p text:style-name="Preformatted_20_Text">t=0 0</text:p>
      <text:p text:style-name="Preformatted_20_Text">m=image 5217 udptl t38</text:p>
      <text:p text:style-name="Preformatted_20_Text">a=T38FaxVersion:0</text:p>
      <text:p text:style-name="Preformatted_20_Text">a=T38MaxBitRate:14400</text:p>
      <text:p text:style-name="Preformatted_20_Text">a=T38FaxRateManagement:transferredTCF</text:p>
      <text:p text:style-name="Preformatted_20_Text">a=T38FaxMaxDatagram:849</text:p>
      <text:p text:style-name="Preformatted_20_Text">a=T38FaxUdpEC:t38UDPFEC</text:p>
      <text:p text:style-name="Preformatted_20_Text"/>
      <text:p text:style-name="Preformatted_20_Text">&lt;--- Received SIP request (454 bytes) from UDP:192.168.0.10:5060 ---&gt;</text:p>
      <text:p text:style-name="Preformatted_20_Text">ACK sip:f8877465-abd8-42e6-a4ae-e989f9a90543@192.168.0.200:5060 SIP/2.0</text:p>
      <text:p text:style-name="Preformatted_20_Text">Via: SIP/2.0/UDP 192.168.0.10:5060;branch=z9hG4bK4b4f2492;rport</text:p>
      <text:p text:style-name="Preformatted_20_Text">Max-Forwards: 70</text:p>
      <text:p text:style-name="Preformatted_20_Text">From: &lt;sip:40483527@gw.sysnux.pf&gt;;tag=as2011bfcb</text:p>
      <text:p text:style-name="Preformatted_20_Text">To: "SysNux" &lt;sip:+68940501040@192.168.0.200&gt;;tag=8f2c9b5c-e050-4ac3-969e-f53a72b0b311</text:p>
      <text:p text:style-name="Preformatted_20_Text">Contact: &lt;sip:40483527@192.168.0.10:5060&gt;</text:p>
      <text:p text:style-name="Preformatted_20_Text">Call-ID: a0510f41-517e-4bc2-a301-29f4a74f5f2d</text:p>
      <text:p text:style-name="Preformatted_20_Text">CSeq: 102 ACK</text:p>
      <text:p text:style-name="Preformatted_20_Text">User-Agent: Asterisk PBX 11.18.0</text:p>
      <text:p text:style-name="Preformatted_20_Text">Content-Length: 0</text:p>
      <text:p text:style-name="Preformatted_20_Text"><text:soft-page-break/></text:p>
      <text:p text:style-name="Preformatted_20_Text"/>
      <text:p text:style-name="Preformatted_20_Text"><text:s/>UDPTL (PJSIP/t0gw-0000010a): packet from 192.168.0.10:4675 (seq 0, len 8)</text:p>
      <text:p text:style-name="Preformatted_20_Text"><text:s/>UDPTL (PJSIP/t0gw-0000010a): packet from 192.168.0.10:4675 (seq 1, len 8)</text:p>
      <text:p text:style-name="Preformatted_20_Text"><text:s/>UDPTL (PJSIP/t0gw-0000010a): packet from 192.168.0.10:4675 (seq 2, len 13)</text:p>
      <text:p text:style-name="Preformatted_20_Text"><text:s/>UDPTL (PJSIP/t0gw-0000010a): packet from 192.168.0.10:4675 (seq 3, len 20)</text:p>
      <text:p text:style-name="Preformatted_20_Text"><text:s/>UDPTL (PJSIP/t0gw-0000010a): packet from 192.168.0.10:4675 (seq 4, len 20)</text:p>
      <text:p text:style-name="Preformatted_20_Text"><text:s/>UDPTL (PJSIP/t0gw-0000010a): packet from 192.168.0.10:4675 (seq 5, len 20)</text:p>
      <text:p text:style-name="P66"/>
      <text:h text:style-name="P120" text:outline-level="4">Trace appel <text:span text:style-name="T37">en</text:span>t<text:span text:style-name="T37">r</text:span>ant <text:span text:style-name="T37">Fax -&gt;</text:span> Hyla</text:h>
      <text:p text:style-name="P91">GW</text:p>
      <text:p text:style-name="P117"/>
      <text:p text:style-name="P117">&lt;--- SIP read from UDP:192.168.0.200:5060 ---&gt;</text:p>
      <text:p text:style-name="P117">INVITE sip:40483527@192.168.0.10:5060 SIP/2.0</text:p>
      <text:p text:style-name="P117">Via: SIP/2.0/UDP 192.168.0.200:5060;rport;branch=z9hG4bKPj987cfd4c-c591-4467-901c-cb0e127df37e</text:p>
      <text:p text:style-name="P117">From: &lt;sip:1041@tiare.sysnux.pf&gt;;tag=85005eaa-5e2c-49fa-aa0e-05a48b28321b</text:p>
      <text:p text:style-name="P117">To: &lt;sip:40483527@192.168.0.10&gt;;tag=as5afb01bc</text:p>
      <text:p text:style-name="P117">Contact: &lt;sip:192.168.0.200:5060&gt;</text:p>
      <text:p text:style-name="P117">Call-ID: 11bdb438679aef83427d1106328a2763@192.168.0.10:5060</text:p>
      <text:p text:style-name="P117">CSeq: 26691 INVITE</text:p>
      <text:p text:style-name="P117">Allow: OPTIONS, SUBSCRIBE, NOTIFY, PUBLISH, INVITE, ACK, BYE, CANCEL, UPDATE, PRACK, MESSAGE, REGISTER, REFER</text:p>
      <text:p text:style-name="P117">Supported: 100rel, timer, replaces, norefersub</text:p>
      <text:p text:style-name="P117">Session-Expires: 1800</text:p>
      <text:p text:style-name="P117">Min-SE: 90</text:p>
      <text:p text:style-name="P117">Max-Forwards: 70</text:p>
      <text:p text:style-name="P117">User-Agent: Asterisk GPL PBX (chan_pjsip)</text:p>
      <text:p text:style-name="P117">Content-Type: application/sdp</text:p>
      <text:p text:style-name="P117">Content-Length: 251</text:p>
      <text:p text:style-name="P117"/>
      <text:p text:style-name="P117">v=0</text:p>
      <text:p text:style-name="P117">o=- 1592357047 1592357050 IN IP4 192.168.0.200</text:p>
      <text:p text:style-name="P117">s=Asterisk</text:p>
      <text:p text:style-name="P117">c=IN IP4 192.168.0.200</text:p>
      <text:p text:style-name="P117">t=0 0</text:p>
      <text:p text:style-name="P117">m=image 5472 udptl t38</text:p>
      <text:p text:style-name="P117">a=T38FaxVersion:0</text:p>
      <text:p text:style-name="P117">a=T38MaxBitRate:14400</text:p>
      <text:p text:style-name="P117">a=T38FaxRateManagement:transferredTCF</text:p>
      <text:p text:style-name="P117">a=T38FaxMaxDatagram:849</text:p>
      <text:p text:style-name="P117">a=T38FaxUdpEC:t38UDPFEC</text:p>
      <text:p text:style-name="P117">&lt;-------------&gt;</text:p>
      <text:p text:style-name="P117">--- (15 headers 11 lines) ---</text:p>
      <text:p text:style-name="P117">Sending to 192.168.0.200:5060 (no NAT)</text:p>
      <text:p text:style-name="P117">[Jul 28 17:45:31] DEBUG[14620][C-00000183]: chan_sip.c:25618 handle_request_invite: Initializing initreq for method INVITE - callid 11bdb438679aef83427d1106328a2763@192.168.0.10:5060</text:p>
      <text:p text:style-name="P117"><text:s text:c="2"/>== Using UDPTL TOS bits 184</text:p>
      <text:p text:style-name="P117"><text:s text:c="2"/>== Using UDPTL CoS mark 5</text:p>
      <text:p text:style-name="P117">[Jul 28 17:45:31] DEBUG[14620][C-00000183]: chan_sip.c:7499 initialize_udptl: Setting NAT on UDPTL to Off</text:p>
      <text:p text:style-name="P117">Got T.38 offer in SDP in dialog 11bdb438679aef83427d1106328a2763@192.168.0.10:5060</text:p>
      <text:p text:style-name="P117">Capabilities: us - (alaw), peer - audio=(nothing)/video=(nothing)/text=(nothing), combined - (nothing)</text:p>
      <text:p text:style-name="P117">Non-codec capabilities (dtmf): us - 0x1 (telephone-event|), peer - 0x0 (nothing), combined - 0x0 (nothing)</text:p>
      <text:p text:style-name="P117">Got T.38 Re-invite without audio. Keeping RTP active during T.38 session.</text:p>
      <text:p text:style-name="P117">[Jul 28 17:45:31] DEBUG[14620][C-00000183]: chan_sip.c:10612 process_sdp: Peer T.38 UDPTL is at port 192.168.0.200:5472</text:p>
      <text:p text:style-name="P117"><text:soft-page-break/></text:p>
      <text:p text:style-name="P117">&lt;--- Transmitting (no NAT) to 192.168.0.200:5060 ---&gt;</text:p>
      <text:p text:style-name="P117">SIP/2.0 100 Trying</text:p>
      <text:p text:style-name="P117">Via: SIP/2.0/UDP 192.168.0.200:5060;branch=z9hG4bKPj987cfd4c-c591-4467-901c-cb0e127df37e;received=192.168.0.200;rport=5060</text:p>
      <text:p text:style-name="P117">From: &lt;sip:1041@tiare.sysnux.pf&gt;;tag=85005eaa-5e2c-49fa-aa0e-05a48b28321b</text:p>
      <text:p text:style-name="P117">To: &lt;sip:40483527@192.168.0.10&gt;;tag=as5afb01bc</text:p>
      <text:p text:style-name="P117">Call-ID: 11bdb438679aef83427d1106328a2763@192.168.0.10:5060</text:p>
      <text:p text:style-name="P117">CSeq: 26691 INVITE</text:p>
      <text:p text:style-name="P117">Server: Asterisk PBX 11.18.0</text:p>
      <text:p text:style-name="P117">Allow: INVITE, ACK, CANCEL, OPTIONS, BYE, REFER, SUBSCRIBE, NOTIFY, INFO, PUBLISH, MESSAGE</text:p>
      <text:p text:style-name="P117">Supported: replaces, timer</text:p>
      <text:p text:style-name="P117">Contact: &lt;sip:40483527@192.168.0.10:5060&gt;</text:p>
      <text:p text:style-name="P117">Content-Length: 0</text:p>
      <text:p text:style-name="P117"/>
      <text:p text:style-name="P117"/>
      <text:p text:style-name="P117">&lt;------------&gt;</text:p>
      <text:p text:style-name="P117">[Jul 28 17:45:31] DEBUG[28324][C-00000183]: res_fax.c:2763 fax_gateway_detect_t38: SIP/tiare-0000006b is attempting to negotiate T.38 but DAHDI/i2/40483527-1c1 does not support it</text:p>
      <text:p text:style-name="P117">[Jul 28 17:45:31] DEBUG[28324][C-00000183]: res_fax.c:2764 fax_gateway_detect_t38: starting T.38 gateway for T.38 channel SIP/tiare-0000006b and G.711 channel DAHDI/i2/40483527-1c1</text:p>
      <text:p text:style-name="P117">[Jul 28 17:45:31] DEBUG[28324][C-00000183]: channel.c:3594 ast_settimeout_full: Scheduling timer at (50 requested / 50 actual) timer ticks per second</text:p>
      <text:p text:style-name="P117">[Jul 28 17:45:31] DEBUG[28324][C-00000183]: chan_dahdi.c:9666 dahdi_indicate: Requested indication 20 on channel DAHDI/i2/40483527-1c1</text:p>
      <text:p text:style-name="P117">[Jul 28 17:45:31] DEBUG[28324][C-00000183]: chan_sip.c:13274 add_sdp: T.38 UDPTL is at 192.168.0.10 port 5421</text:p>
      <text:p text:style-name="P117"/>
      <text:p text:style-name="P117">&lt;--- Reliably Transmitting (no NAT) to 192.168.0.200:5060 ---&gt;</text:p>
      <text:p text:style-name="P117">SIP/2.0 200 OK</text:p>
      <text:p text:style-name="P117">Via: SIP/2.0/UDP 192.168.0.200:5060;branch=z9hG4bKPj987cfd4c-c591-4467-901c-cb0e127df37e;received=192.168.0.200;rport=5060</text:p>
      <text:p text:style-name="P117">From: &lt;sip:1041@tiare.sysnux.pf&gt;;tag=85005eaa-5e2c-49fa-aa0e-05a48b28321b</text:p>
      <text:p text:style-name="P117">To: &lt;sip:40483527@192.168.0.10&gt;;tag=as5afb01bc</text:p>
      <text:p text:style-name="P117">Call-ID: 11bdb438679aef83427d1106328a2763@192.168.0.10:5060</text:p>
      <text:p text:style-name="P117">CSeq: 26691 INVITE</text:p>
      <text:p text:style-name="P117">Server: Asterisk PBX 11.18.0</text:p>
      <text:p text:style-name="P117">Allow: INVITE, ACK, CANCEL, OPTIONS, BYE, REFER, SUBSCRIBE, NOTIFY, INFO, PUBLISH, MESSAGE</text:p>
      <text:p text:style-name="P117">Supported: replaces, timer</text:p>
      <text:p text:style-name="P117">Contact: &lt;sip:40483527@192.168.0.10:5060&gt;</text:p>
      <text:p text:style-name="P117">Content-Type: application/sdp</text:p>
      <text:p text:style-name="P117">Content-Length: 287</text:p>
      <text:p text:style-name="P117"/>
      <text:p text:style-name="P117">v=0</text:p>
      <text:p text:style-name="P117">o=root 1592357047 1592357048 IN IP4 192.168.0.10</text:p>
      <text:p text:style-name="P117">s=Asterisk PBX 11.18.0</text:p>
      <text:p text:style-name="P117">c=IN IP4 192.168.0.10</text:p>
      <text:p text:style-name="P117">t=0 0</text:p>
      <text:p text:style-name="P117">m=image 5421 udptl t38</text:p>
      <text:p text:style-name="P117">c=IN IP4 192.168.0.10</text:p>
      <text:p text:style-name="P117">a=T38FaxVersion:0</text:p>
      <text:p text:style-name="P117">a=T38MaxBitRate:14400</text:p>
      <text:p text:style-name="P117">a=T38FaxRateManagement:transferredTCF</text:p>
      <text:p text:style-name="P117">a=T38FaxMaxDatagram:849</text:p>
      <text:p text:style-name="P117">a=T38FaxUdpEC:t38UDPFEC</text:p>
      <text:p text:style-name="P117"/>
      <text:p text:style-name="P117">&lt;------------&gt;</text:p>
      <text:p text:style-name="P117">[Jul 28 17:45:31] DEBUG[28324][C-00000183]: chan_dahdi.c:9666 dahdi_indicate: Requested indication 24 on channel DAHDI/i2/40483527-1c1</text:p>
      <text:p text:style-name="P117"/>
      <text:p text:style-name="P117"><text:soft-page-break/>&lt;--- SIP read from UDP:192.168.0.200:5060 ---&gt;</text:p>
      <text:p text:style-name="P117">ACK sip:40483527@192.168.0.10:5060 SIP/2.0</text:p>
      <text:p text:style-name="P117">Via: SIP/2.0/UDP 192.168.0.200:5060;rport;branch=z9hG4bKPjd0c17871-9c4f-4250-b5af-377cac1af48e</text:p>
      <text:p text:style-name="P117">From: &lt;sip:1041@tiare.sysnux.pf&gt;;tag=85005eaa-5e2c-49fa-aa0e-05a48b28321b</text:p>
      <text:p text:style-name="P117">To: &lt;sip:40483527@192.168.0.10&gt;;tag=as5afb01bc</text:p>
      <text:p text:style-name="P117">Call-ID: 11bdb438679aef83427d1106328a2763@192.168.0.10:5060</text:p>
      <text:p text:style-name="P117">CSeq: 26691 ACK</text:p>
      <text:p text:style-name="P117">Max-Forwards: 70</text:p>
      <text:p text:style-name="P117">User-Agent: Asterisk GPL PBX (chan_pjsip)</text:p>
      <text:p text:style-name="P117">Content-Length: 0</text:p>
      <text:p text:style-name="P117"/>
      <text:p text:style-name="P117">&lt;-------------&gt;</text:p>
      <text:p text:style-name="P117">--- (9 headers 0 lines) ---</text:p>
      <text:p text:style-name="P117">[Jul 28 17:45:31] DEBUG[14620][C-00000183]: chan_sip.c:4421 __sip_ack: Stopping retransmission on '11bdb438679aef83427d1106328a2763@192.168.0.10:5060' of Response 26691: Match Found</text:p>
      <text:p text:style-name="P117"><text:s/>UDPTL (SIP/tiare-0000006b): packet from 192.168.0.200:5472 (seq 0, len 8)</text:p>
      <text:p text:style-name="P117"><text:s/>UDPTL (SIP/tiare-0000006b): packet from 192.168.0.200:5472 (seq 1, len 8)</text:p>
      <text:p text:style-name="P117"><text:s/>UDPTL (SIP/tiare-0000006b): packet from 192.168.0.200:5472 (seq 2, len 13)</text:p>
      <text:p text:style-name="P117"><text:s/>UDPTL (SIP/tiare-0000006b): packet from 192.168.0.200:5472 (seq 3, len 20)</text:p>
      <text:p text:style-name="P117"><text:s/>UDPTL (SIP/tiare-0000006b): packet from 192.168.0.200:5472 (seq 4, len 20)</text:p>
      <text:p text:style-name="P117"><text:s/>UDPTL (SIP/tiare-0000006b): packet from 192.168.0.200:5472 (seq 5, len 20)</text:p>
      <text:p text:style-name="P116"/>
      <text:p text:style-name="P91">IPBX</text:p>
      <text:p text:style-name="P117">[Jul 28 17:45:31] DEBUG[18273][C-000000be]: res_fax.c:2978 fax_gateway_detect_v21: detected v21 preamble from IAX2/iaxmodem0-11022</text:p>
      <text:p text:style-name="P117">[Jul 28 17:45:31] DEBUG[18273][C-000000be]: res_fax.c:2957 fax_gateway_request_t38: requesting T.38 for gateway session for PJSIP/t0gw-0000010b</text:p>
      <text:p text:style-name="P117">&lt;--- Transmitting SIP request (944 bytes) to UDP:192.168.0.10:5060 ---&gt;</text:p>
      <text:p text:style-name="P117">INVITE sip:40483527@192.168.0.10:5060 SIP/2.0</text:p>
      <text:p text:style-name="P117">Via: SIP/2.0/UDP 192.168.0.200:5060;rport;branch=z9hG4bKPj987cfd4c-c591-4467-901c-cb0e127df37e</text:p>
      <text:p text:style-name="P117">From: &lt;sip:1041@tiare.sysnux.pf&gt;;tag=85005eaa-5e2c-49fa-aa0e-05a48b28321b</text:p>
      <text:p text:style-name="P117">To: &lt;sip:40483527@192.168.0.10&gt;;tag=as5afb01bc</text:p>
      <text:p text:style-name="P117">Contact: &lt;sip:192.168.0.200:5060&gt;</text:p>
      <text:p text:style-name="P117">Call-ID: 11bdb438679aef83427d1106328a2763@192.168.0.10:5060</text:p>
      <text:p text:style-name="P117">CSeq: 26691 INVITE</text:p>
      <text:p text:style-name="P117">Allow: OPTIONS, SUBSCRIBE, NOTIFY, PUBLISH, INVITE, ACK, BYE, CANCEL, UPDATE, PRACK, MESSAGE, REGISTER, REFER</text:p>
      <text:p text:style-name="P117">Supported: 100rel, timer, replaces, norefersub</text:p>
      <text:p text:style-name="P117">Session-Expires: 1800</text:p>
      <text:p text:style-name="P117">Min-SE: 90</text:p>
      <text:p text:style-name="P117">Max-Forwards: 70</text:p>
      <text:p text:style-name="P117">User-Agent: Asterisk GPL PBX (chan_pjsip)</text:p>
      <text:p text:style-name="P117">Content-Type: application/sdp</text:p>
      <text:p text:style-name="P117">Content-Length: <text:s text:c="2"/>251</text:p>
      <text:p text:style-name="P117"/>
      <text:p text:style-name="P117">v=0</text:p>
      <text:p text:style-name="P117">o=- 1592357047 1592357050 IN IP4 192.168.0.200</text:p>
      <text:p text:style-name="P117">s=Asterisk</text:p>
      <text:p text:style-name="P117">c=IN IP4 192.168.0.200</text:p>
      <text:p text:style-name="P117">t=0 0</text:p>
      <text:p text:style-name="P117">m=image 5472 udptl t38</text:p>
      <text:p text:style-name="P117">a=T38FaxVersion:0</text:p>
      <text:p text:style-name="P117">a=T38MaxBitRate:14400</text:p>
      <text:p text:style-name="P117">a=T38FaxRateManagement:transferredTCF</text:p>
      <text:p text:style-name="P117">a=T38FaxMaxDatagram:849</text:p>
      <text:p text:style-name="P117">a=T38FaxUdpEC:t38UDPFEC</text:p>
      <text:p text:style-name="P117"/>
      <text:p text:style-name="P117">&lt;--- Received SIP response (562 bytes) from UDP:192.168.0.10:5060 ---&gt;</text:p>
      <text:p text:style-name="P117">SIP/2.0 100 Trying</text:p>
      <text:p text:style-name="P117">Via: SIP/2.0/UDP 192.168.0.200:5060;branch=z9hG4bKPj987cfd4c-c591-4467-901c-<text:soft-page-break/>cb0e127df37e;received=192.168.0.200;rport=5060</text:p>
      <text:p text:style-name="P117">From: &lt;sip:1041@tiare.sysnux.pf&gt;;tag=85005eaa-5e2c-49fa-aa0e-05a48b28321b</text:p>
      <text:p text:style-name="P117">To: &lt;sip:40483527@192.168.0.10&gt;;tag=as5afb01bc</text:p>
      <text:p text:style-name="P117">Call-ID: 11bdb438679aef83427d1106328a2763@192.168.0.10:5060</text:p>
      <text:p text:style-name="P117">CSeq: 26691 INVITE</text:p>
      <text:p text:style-name="P117">Server: Asterisk PBX 11.18.0</text:p>
      <text:p text:style-name="P117">Allow: INVITE, ACK, CANCEL, OPTIONS, BYE, REFER, SUBSCRIBE, NOTIFY, INFO, PUBLISH, MESSAGE</text:p>
      <text:p text:style-name="P117">Supported: replaces, timer</text:p>
      <text:p text:style-name="P117">Contact: &lt;sip:40483527@192.168.0.10:5060&gt;</text:p>
      <text:p text:style-name="P117">Content-Length: 0</text:p>
      <text:p text:style-name="P117"/>
      <text:p text:style-name="P117"/>
      <text:p text:style-name="P117">&lt;--- Received SIP response (878 bytes) from UDP:192.168.0.10:5060 ---&gt;</text:p>
      <text:p text:style-name="P117">SIP/2.0 200 OK</text:p>
      <text:p text:style-name="P117">Via: SIP/2.0/UDP 192.168.0.200:5060;branch=z9hG4bKPj987cfd4c-c591-4467-901c-cb0e127df37e;received=192.168.0.200;rport=5060</text:p>
      <text:p text:style-name="P117">From: &lt;sip:1041@tiare.sysnux.pf&gt;;tag=85005eaa-5e2c-49fa-aa0e-05a48b28321b</text:p>
      <text:p text:style-name="P117">To: &lt;sip:40483527@192.168.0.10&gt;;tag=as5afb01bc</text:p>
      <text:p text:style-name="P117">Call-ID: 11bdb438679aef83427d1106328a2763@192.168.0.10:5060</text:p>
      <text:p text:style-name="P117">CSeq: 26691 INVITE</text:p>
      <text:p text:style-name="P117">Server: Asterisk PBX 11.18.0</text:p>
      <text:p text:style-name="P117">Allow: INVITE, ACK, CANCEL, OPTIONS, BYE, REFER, SUBSCRIBE, NOTIFY, INFO, PUBLISH, MESSAGE</text:p>
      <text:p text:style-name="P117">Supported: replaces, timer</text:p>
      <text:p text:style-name="P117">Contact: &lt;sip:40483527@192.168.0.10:5060&gt;</text:p>
      <text:p text:style-name="P117">Content-Type: application/sdp</text:p>
      <text:p text:style-name="P117">Content-Length: 287</text:p>
      <text:p text:style-name="P117"/>
      <text:p text:style-name="P117">v=0</text:p>
      <text:p text:style-name="P117">o=root 1592357047 1592357048 IN IP4 192.168.0.10</text:p>
      <text:p text:style-name="P117">s=Asterisk PBX 11.18.0</text:p>
      <text:p text:style-name="P117">c=IN IP4 192.168.0.10</text:p>
      <text:p text:style-name="P117">t=0 0</text:p>
      <text:p text:style-name="P117">m=image 5421 udptl t38</text:p>
      <text:p text:style-name="P117">c=IN IP4 192.168.0.10</text:p>
      <text:p text:style-name="P117">a=T38FaxVersion:0</text:p>
      <text:p text:style-name="P117">a=T38MaxBitRate:14400</text:p>
      <text:p text:style-name="P117">a=T38FaxRateManagement:transferredTCF</text:p>
      <text:p text:style-name="P117">a=T38FaxMaxDatagram:849</text:p>
      <text:p text:style-name="P117">a=T38FaxUdpEC:t38UDPFEC</text:p>
      <text:p text:style-name="P117"/>
      <text:p text:style-name="P117">[Jul 28 17:45:31] DEBUG[16599]: res_pjsip_session.c:325 handle_negotiated_sdp_session_media: Applying negotiated SDP media stream 'image' using image SDP handler</text:p>
      <text:p text:style-name="P117">[Jul 28 17:45:31] DEBUG[16599]: res_pjsip_session.c:331 handle_negotiated_sdp_session_media: Applied negotiated SDP media stream 'image' using image SDP handler</text:p>
      <text:p text:style-name="P117">&lt;--- Transmitting SIP request (424 bytes) to UDP:192.168.0.10:5060 ---&gt;</text:p>
      <text:p text:style-name="P117">ACK sip:40483527@192.168.0.10:5060 SIP/2.0</text:p>
      <text:p text:style-name="P117">Via: SIP/2.0/UDP 192.168.0.200:5060;rport;branch=z9hG4bKPjd0c17871-9c4f-4250-b5af-377cac1af48e</text:p>
      <text:p text:style-name="P117">From: &lt;sip:1041@tiare.sysnux.pf&gt;;tag=85005eaa-5e2c-49fa-aa0e-05a48b28321b</text:p>
      <text:p text:style-name="P117">To: &lt;sip:40483527@192.168.0.10&gt;;tag=as5afb01bc</text:p>
      <text:p text:style-name="P117">Call-ID: 11bdb438679aef83427d1106328a2763@192.168.0.10:5060</text:p>
      <text:p text:style-name="P117">CSeq: 26691 ACK</text:p>
      <text:p text:style-name="P117">Max-Forwards: 70</text:p>
      <text:p text:style-name="P117">User-Agent: Asterisk GPL PBX (chan_pjsip)</text:p>
      <text:p text:style-name="P117">Content-Length: <text:s/>0</text:p>
      <text:p text:style-name="P117"/>
      <text:p text:style-name="P117"/>
      <text:p text:style-name="P117">[Jul 28 17:45:31] DEBUG[18273][C-000000be]: channel.c:3909 __ast_read: Dropping duplicate answer!</text:p>
      <text:p text:style-name="P117">[Jul 28 17:45:31] DEBUG[18273][C-000000be]: res_fax.c:3138 <text:soft-page-break/>fax_gateway_detect_t38: starting T.38 gateway for T.38 channel PJSIP/t0gw-0000010b and G.711 channel IAX2/iaxmodem0-11022</text:p>
      <text:p text:style-name="P117">[Jul 28 17:45:31] DEBUG[18273][C-000000be]: channel.c:3402 ast_settimeout_full: Scheduling timer at (50 requested / 50 actual) timer ticks per second</text:p>
      <text:p text:style-name="P117"><text:s/>UDPTL (PJSIP/t0gw-0000010b): packet to 192.168.0.10:5421 (seq 0, len 8)</text:p>
      <text:p text:style-name="P117"><text:s/>UDPTL (PJSIP/t0gw-0000010b): packet to 192.168.0.10:5421 (seq 1, len 8)</text:p>
      <text:p text:style-name="P117"><text:s/>UDPTL (PJSIP/t0gw-0000010b): packet to 192.168.0.10:5421 (seq 2, len 13)</text:p>
      <text:p text:style-name="P117"><text:s/>UDPTL (PJSIP/t0gw-0000010b): packet to 192.168.0.10:5421 (seq 3, len 20)</text:p>
      <text:p text:style-name="P117"><text:s/>UDPTL (PJSIP/t0gw-0000010b): packet to 192.168.0.10:5421 (seq 4, len 20)</text:p>
      <text:p text:style-name="P117"><text:s/>UDPTL (PJSIP/t0gw-0000010b): packet to 192.168.0.10:5421 (seq 5, len 20)</text:p>
      <text:p text:style-name="P117"/>
      <text:p text:style-name="Text_20_body"/>
      <text:p text:style-name="P68">Ajout <text:span text:style-name="T39">variable comptage nombre d'appels </text:span>pour <text:span text:style-name="T38">pouvoir détecter le nombre d'appels en cours, et basculer vers rappel automatique : </text:span><text:span text:style-name="T8">endpoint/set_var = GROUP()=sip_id</text:span><text:span text:style-name="T38"> (dans pjsip_wizard.conf).</text:span></text:p>
      <text:h text:style-name="Heading_20_2" text:outline-level="2">Early Dial</text:h>
      <text:p text:style-name="P69">Configuration poste Grandstream en mode Eraly Dial : il faut utiliser l'application Incomplete(n) (<text:span text:style-name="T40">avec</text:span> l'option ne pas répondre, obligatoire pour les canaux SIP et PJSIP).</text:p>
      <text:p text:style-name="P70">Ajout d'un contexte « nomatch », à inclure à la fin des contextes des téléphones concernés :</text:p>
      <text:p text:style-name="Preformatted_20_Text">[nomatch]</text:p>
      <text:p text:style-name="Preformatted_20_Text">exten =&gt; _.,1,Incomplete(n)</text:p>
      <text:p text:style-name="P118">exten =&gt; h,1,Hangup()</text:p>
      <text:p text:style-name="P71">On pourrait utiliser l'extension h pour calculer le coût de l'appel.</text:p>
      <text:p text:style-name="P71">Ne pas appeler sippeers lorsqu'on utilise PJSIP !</text:p>
      <text:p text:style-name="P71">A<text:span text:style-name="T41">ttention, par défaut les numéros 700 → 720 sont des positions d'attente : voir res_parking.conf.</text:span></text:p>
      <text:p text:style-name="P72">Abandonné, car ça fausse les rappels par les téléphones.</text:p>
      <text:h text:style-name="Heading_20_2" text:outline-level="2">20161110</text:h>
      <text:p text:style-name="P72">Envoi de git courant sur github.<text:line-break/>Reprise des modifications d'Air Tahiti : dossiers config, controllers, lib, model effectués. À continuer à partir de templates.</text:p>
      <text:h text:style-name="P141" text:outline-level="2">2016111<text:span text:style-name="T42">1</text:span></text:h>
      <text:p text:style-name="P74">Fin reprise modifications Air Tahiti.</text:p>
      <text:p text:style-name="Text_20_body">Amélioration phonebook pour prise en compte <text:span text:style-name="T42">champ phonebook_label.</text:span></text:p>
      <text:p text:style-name="P73"><text:span text:style-name="T42">Installation tg-2.3.9 : différentes erreurs à l'affichage. Il faut reprendre la version SysNux de tgext.menu et m</text:span>odifi<text:span text:style-name="T42">er</text:span> tw/core/resources.py ligne 295 :</text:p>
      <text:p text:style-name="Preformatted_20_Text"><text:span text:style-name="T44">&lt;</text:span> <text:s text:c="2"/>return s.translate(cls.TRANSLATION_TABLE)</text:p>
      <text:p text:style-name="Preformatted_20_Text"><text:span text:style-name="T44">&gt;</text:span> <text:s text:c="2"/>return s</text:p>
      <text:p text:style-name="P74">Ensuite AstPortal semble fonctionner normalement :)</text:p>
      <text:p text:style-name="P75">La requête HTTPS<text:span text:style-name="T43"> </text:span>vers un téléphone <text:span text:style-name="T43">avec la bibliothèque requests</text:span> fonctionne aussi, contrairement à tg-2.3.4 !</text:p>
      <text:h text:style-name="P142" text:outline-level="2">2016111<text:span text:style-name="T44">3</text:span></text:h>
      <text:p text:style-name="P76">Création de liens dans /opt/{astportal.venv,astportal} pour pouvoir tester AstPortal complètement. Il faut ensuite désactiver SELinux, puis lancer le service. <text:span text:style-name="T45">Cela devrait permettre d'avoir une conf </text:span><text:soft-page-break/><text:span text:style-name="T45">identique chez les clients.</text:span></text:p>
      <text:p text:style-name="P76">Test Cisco SPA303 ATN ok.</text:p>
      <text:h text:style-name="P143" text:outline-level="2">2016111<text:span text:style-name="T46">8</text:span></text:h>
      <text:p text:style-name="P77">Extension supervision sur GXP2140, touche i (0 à 19) :</text:p>
      <text:list xml:id="list6921160104435601229" text:style-name="L12">
        <text:list-item>
          <text:p text:style-name="P135">'P2300%d' % (5*i) =&gt; mode = 0 pour Speed Dial, 1 pour BLF, ...</text:p>
        </text:list-item>
        <text:list-item>
          <text:p text:style-name="P135">'P2300%d' % (5*i+1) =&gt; j-1 : compte j</text:p>
        </text:list-item>
        <text:list-item>
          <text:p text:style-name="P135">'P2300%d' % (5*i+2) =&gt; Prénom nom : description</text:p>
        </text:list-item>
        <text:list-item>
          <text:p text:style-name="P135">'P2300%d' % (5*i+3) =&gt; 1234 : valeur</text:p>
        </text:list-item>
      </text:list>
      <text:h text:style-name="P144" text:outline-level="2">201611<text:span text:style-name="T47">22</text:span></text:h>
      <text:p text:style-name="P136">Configuration manager.conf :</text:p>
      <text:p text:style-name="Preformatted_20_Text">read = all</text:p>
      <text:p text:style-name="Preformatted_20_Text">write = all</text:p>
      <text:p text:style-name="Preformatted_20_Text">eventfilter=!Event: RTCPReceived</text:p>
      <text:p text:style-name="Preformatted_20_Text">eventfilter=!Event: VarSet</text:p>
      <text:p text:style-name="Preformatted_20_Text">eventfilter=!Event: ChallengeSent</text:p>
      <text:p text:style-name="Preformatted_20_Text">eventfilter=!Event: SuccessfulAuth</text:p>
      <text:p text:style-name="P136"/>
      <text:p text:style-name="P136">Développement configuration GXP pour patron / secrétaire (AT).</text:p>
      <text:p text:style-name="P137">La configuration des notifications pour PJSIP est dans pjsip_notify.conf !</text:p>
      <text:p text:style-name="P1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FreeSans1" svg:font-family="Free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loext:graphic-properties draw:fill="solid" draw:fill-color="#e6e6ff" draw:opacity="100%"/>
      <style:paragraph-properties fo:margin-top="0cm" fo:margin-bottom="0cm" loext:contextual-spacing="false" fo:background-color="#e6e6ff"/>
      <style:text-properties style:font-name="Liberation Mono" fo:font-family="'Liberation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list-style-name="" style:class="text">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ejaVu Sans1" style:font-family-asian="'DejaVu Sans'"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FreeSans1" style:font-family-complex="FreeSans" style:font-family-generic-complex="modern" style:font-pitch-complex="fixe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2-12T09:45:32</meta:creation-date>
    <dc:date>2016-11-22T17:42:44.333080113</dc:date>
    <meta:editing-duration>P9DT4H24M33S</meta:editing-duration>
    <meta:editing-cycles>139</meta:editing-cycles>
    <meta:generator>LibreOffice/5.1.6.2.0$Linux_X86_64 LibreOffice_project/10$Build-2</meta:generator>
    <dc:creator>Jean-Denis Girard</dc:creator>
    <meta:document-statistic meta:table-count="1" meta:image-count="0" meta:object-count="1" meta:page-count="43" meta:paragraph-count="1849" meta:word-count="9028" meta:character-count="79733" meta:non-whitespace-character-count="68630"/>
  </office:meta>
</office:document-meta>
</file>